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1.9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2.91pt"/>
    </style:style>
    <style:style style:name="co6" style:family="table-column">
      <style:table-column-properties fo:break-before="auto" style:column-width="19.56pt"/>
    </style:style>
    <style:style style:name="co7" style:family="table-column">
      <style:table-column-properties fo:break-before="auto" style:column-width="30.56pt"/>
    </style:style>
    <style:style style:name="co8" style:family="table-column">
      <style:table-column-properties fo:break-before="auto" style:column-width="36.79pt"/>
    </style:style>
    <style:style style:name="co9" style:family="table-column">
      <style:table-column-properties fo:break-before="auto" style:column-width="38.35pt"/>
    </style:style>
    <style:style style:name="co10" style:family="table-column">
      <style:table-column-properties fo:break-before="auto" style:column-width="15.65pt"/>
    </style:style>
    <style:style style:name="co11" style:family="table-column">
      <style:table-column-properties fo:break-before="auto" style:column-width="20.04pt"/>
    </style:style>
    <style:style style:name="co12" style:family="table-column">
      <style:table-column-properties fo:break-before="auto" style:column-width="93.26pt"/>
    </style:style>
    <style:style style:name="co13" style:family="table-column">
      <style:table-column-properties fo:break-before="auto" style:column-width="105.76pt"/>
    </style:style>
    <style:style style:name="co14" style:family="table-column">
      <style:table-column-properties fo:break-before="auto" style:column-width="14.26pt"/>
    </style:style>
    <style:style style:name="co15" style:family="table-column">
      <style:table-column-properties fo:break-before="auto" style:column-width="57.94pt"/>
    </style:style>
    <style:style style:name="co16" style:family="table-column">
      <style:table-column-properties fo:break-before="auto" style:column-width="76.96pt"/>
    </style:style>
    <style:style style:name="co17" style:family="table-column">
      <style:table-column-properties fo:break-before="auto" style:column-width="20.35pt"/>
    </style:style>
    <style:style style:name="co18" style:family="table-column">
      <style:table-column-properties fo:break-before="auto" style:column-width="18.79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0.99pt inset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99pt inset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4">
      <style:text-properties fo:font-weight="bold" style:font-weight-asian="bold" style:font-weight-complex="bold"/>
      <style:map style:condition="cell-content-is-between([$'NBA - New'.$S$14],[$'NBA - New'.$S$15])" style:apply-style-name="inside" style:base-cell-address="'NBA - New'.A1"/>
      <style:map style:condition="cell-content-is-not-between([$'NBA - New'.$S$14],[$'NBA - New'.$S$15])" style:apply-style-name="outside" style:base-cell-address="'NBA - New'.A1"/>
    </style:style>
    <style:style style:name="ce12" style:family="table-cell" style:parent-style-name="Default" style:data-style-name="N4">
      <style:map style:condition="cell-content-is-between([$'NBA - New'.$S$14],[$'NBA - New'.$S$15])" style:apply-style-name="inside" style:base-cell-address="'NBA - New'.A1"/>
      <style:map style:condition="cell-content-is-not-between([$'NBA - New'.$S$14],[$'NBA - New'.$S$15])" style:apply-style-name="outside" style:base-cell-address="'NBA - New'.A1"/>
    </style:style>
    <style:style style:name="ce13" style:family="table-cell" style:parent-style-name="Default" style:data-style-name="N4">
      <style:map style:condition="cell-content-is-between([$'NBA - New'.$S$14],[$'NBA - New'.$S$15])" style:apply-style-name="inside" style:base-cell-address="'NBA - New'.A19"/>
      <style:map style:condition="cell-content-is-not-between([$'NBA - New'.$S$14],[$'NBA - New'.$S$15])" style:apply-style-name="outside" style:base-cell-address="'NBA - New'.A19"/>
    </style:style>
    <style:style style:name="ce14" style:family="table-cell" style:parent-style-name="Default" style:data-style-name="N4">
      <style:map style:condition="cell-content-is-between([$'NBA - New'.$S$14],[$'NBA - New'.$S$15])" style:apply-style-name="inside" style:base-cell-address="'NBA - New'.A20"/>
      <style:map style:condition="cell-content-is-not-between([$'NBA - New'.$S$14],[$'NBA - New'.$S$15])" style:apply-style-name="outside" style:base-cell-address="'NBA - New'.A20"/>
    </style:style>
    <style:style style:name="ce1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  <style:map style:condition="cell-content-is-between([$'NBA - New'.$S$14],[$'NBA - New'.$S$15])" style:apply-style-name="inside" style:base-cell-address="'NBA - New'.A1"/>
      <style:map style:condition="cell-content-is-not-between([$'NBA - New'.$S$14],[$'NBA - New'.$S$15])" style:apply-style-name="outside" style:base-cell-address="'NBA - New'.A1"/>
    </style:style>
    <style:style style:name="ce16" style:family="table-cell" style:parent-style-name="Default" style:data-style-name="N4">
      <style:text-properties fo:font-weight="bold" style:font-weight-asian="bold" style:font-weight-complex="bold"/>
      <style:map style:condition="cell-content-is-between([$'NBA - New'.$S$14],[$'NBA - New'.$S$15])" style:apply-style-name="inside" style:base-cell-address="'NBA - New'.B1"/>
      <style:map style:condition="cell-content-is-not-between([$'NBA - New'.$S$14],[$'NBA - New'.$S$15])" style:apply-style-name="outside" style:base-cell-address="'NBA - New'.B1"/>
    </style:style>
    <style:style style:name="ce17" style:family="table-cell" style:parent-style-name="Default" style:data-style-name="N4">
      <style:map style:condition="cell-content-is-between([$'NBA - New'.$S$14],[$'NBA - New'.$S$15])" style:apply-style-name="inside" style:base-cell-address="'NBA - New'.B1"/>
      <style:map style:condition="cell-content-is-not-between([$'NBA - New'.$S$14],[$'NBA - New'.$S$15])" style:apply-style-name="outside" style:base-cell-address="'NBA - New'.B1"/>
    </style:style>
    <style:style style:name="ce18" style:family="table-cell" style:parent-style-name="Default" style:data-style-name="N4">
      <style:map style:condition="cell-content-is-between([$'NBA - New'.$S$14],[$'NBA - New'.$S$15])" style:apply-style-name="inside" style:base-cell-address="'NBA - New'.B19"/>
      <style:map style:condition="cell-content-is-not-between([$'NBA - New'.$S$14],[$'NBA - New'.$S$15])" style:apply-style-name="outside" style:base-cell-address="'NBA - New'.B19"/>
    </style:style>
    <style:style style:name="ce19" style:family="table-cell" style:parent-style-name="Default" style:data-style-name="N4">
      <style:map style:condition="cell-content-is-between([$'NBA - New'.$S$14],[$'NBA - New'.$S$15])" style:apply-style-name="inside" style:base-cell-address="'NBA - New'.B20"/>
      <style:map style:condition="cell-content-is-not-between([$'NBA - New'.$S$14],[$'NBA - New'.$S$15])" style:apply-style-name="outside" style:base-cell-address="'NBA - New'.B20"/>
    </style:style>
    <style:style style:name="ce20" style:family="table-cell" style:parent-style-name="Default" style:data-style-name="N4">
      <style:text-properties fo:font-weight="bold" style:font-weight-asian="bold" style:font-weight-complex="bold"/>
      <style:map style:condition="cell-content-is-between([$'NBA - New'.$S$14],[$'NBA - New'.$S$15])" style:apply-style-name="inside" style:base-cell-address="'NBA - New'.A1"/>
      <style:map style:condition="cell-content-is-not-between([$'NBA - New'.$S$14],[$'NBA - New'.$S$15])" style:apply-style-name="outside" style:base-cell-address="'NBA - New'.A1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fo:border="0.06pt solid #000000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</style:style>
    <style:style style:name="ce30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31" style:family="table-cell" style:parent-style-name="Default" style:data-style-name="N11">
      <style:table-cell-properties fo:border="0.06pt solid #000000"/>
    </style:style>
    <style:style style:name="ce32" style:family="table-cell" style:parent-style-name="Default" style:data-style-name="N4">
      <style:table-cell-properties fo:border-bottom="none" fo:border-left="0.06pt solid #000000" fo:border-right="0.06pt solid #000000" fo:border-top="0.99pt inset #000000"/>
    </style:style>
    <style:style style:name="ce33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35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9" style:family="table-cell" style:parent-style-name="outside">
      <style:table-cell-properties fo:border="0.06pt solid #000000"/>
    </style:style>
    <style:style style:name="ce40" style:family="table-cell" style:parent-style-name="inside">
      <style:table-cell-properties fo:border="0.06pt solid #000000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map style:condition="cell-content()=SMALL([.Y$9:.Y$13];1)" style:apply-style-name="inside" style:base-cell-address="'NBA - New'.Y9"/>
      <style:map style:condition="cell-content()=SMALL([.Y$9:.Y$13];2)" style:apply-style-name="yellow" style:base-cell-address="'NBA - New'.Y9"/>
    </style:style>
    <style:style style:name="ce48" style:family="table-cell" style:parent-style-name="Default">
      <style:table-cell-properties fo:border-bottom="none" fo:border-left="none" fo:border-right="0.06pt solid #000000" fo:border-top="none"/>
      <style:map style:condition="cell-content()=SMALL([.Y$22:.Y$26];1)" style:apply-style-name="inside" style:base-cell-address="'NBA - New'.Y22"/>
      <style:map style:condition="cell-content()=SMALL([.Y$22:.Y$26];2)" style:apply-style-name="yellow" style:base-cell-address="'NBA - New'.Y22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  <style:map style:condition="cell-content()=SMALL([.Y$22:.Y$26];1)" style:apply-style-name="inside" style:base-cell-address="'NBA - New'.Y22"/>
      <style:map style:condition="cell-content()=SMALL([.Y$22:.Y$26];2)" style:apply-style-name="yellow" style:base-cell-address="'NBA - New'.Y22"/>
    </style:style>
    <style:style style:name="ce50" style:family="table-cell" style:parent-style-name="Default">
      <style:table-cell-properties fo:border-bottom="none" fo:border-left="none" fo:border-right="0.06pt solid #000000" fo:border-top="none"/>
      <style:map style:condition="cell-content()=SMALL([.Y$35:.Y$38];1)" style:apply-style-name="inside" style:base-cell-address="'NBA - New'.Y35"/>
      <style:map style:condition="cell-content()=SMALL([.Y$35:.Y$38];2)" style:apply-style-name="yellow" style:base-cell-address="'NBA - New'.Y35"/>
    </style:style>
    <style:style style:name="ce51" style:family="table-cell" style:parent-style-name="Default">
      <style:table-cell-properties fo:border-bottom="none" fo:border-left="none" fo:border-right="0.06pt solid #000000" fo:border-top="none"/>
      <style:map style:condition="cell-content()=SMALL([.AB$9:.AB$13];1)" style:apply-style-name="inside" style:base-cell-address="'NBA - New'.AB9"/>
      <style:map style:condition="cell-content()=SMALL([.AB$9:.AB$13];2)" style:apply-style-name="yellow" style:base-cell-address="'NBA - New'.AB9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  <style:map style:condition="cell-content()=SMALL([.AB$9:.AB$13];1)" style:apply-style-name="inside" style:base-cell-address="'NBA - New'.AB9"/>
      <style:map style:condition="cell-content()=SMALL([.AB$9:.AB$13];2)" style:apply-style-name="yellow" style:base-cell-address="'NBA - New'.AB9"/>
    </style:style>
    <style:style style:name="ce53" style:family="table-cell" style:parent-style-name="Default">
      <style:table-cell-properties fo:border-bottom="none" fo:border-left="none" fo:border-right="0.06pt solid #000000" fo:border-top="none"/>
      <style:map style:condition="cell-content()=SMALL([.AB$22:.AB$26];1)" style:apply-style-name="inside" style:base-cell-address="'NBA - New'.AB22"/>
      <style:map style:condition="cell-content()=SMALL([.AB$22:.AB$26];2)" style:apply-style-name="yellow" style:base-cell-address="'NBA - New'.AB22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  <style:map style:condition="cell-content()=SMALL([.AB$22:.AB$26];1)" style:apply-style-name="inside" style:base-cell-address="'NBA - New'.AB22"/>
      <style:map style:condition="cell-content()=SMALL([.AB$22:.AB$26];2)" style:apply-style-name="yellow" style:base-cell-address="'NBA - New'.AB22"/>
    </style:style>
    <style:style style:name="ce55" style:family="table-cell" style:parent-style-name="Default">
      <style:map style:condition="cell-content()&lt;=[$'NBA Test'.$A$29]" style:apply-style-name="inside" style:base-cell-address="'NBA Test'.A2"/>
    </style:style>
    <style:style style:name="ce56" style:family="table-cell" style:parent-style-name="Default">
      <style:map style:condition="cell-content()&lt;=[$'NBA Test'.$B$29]" style:apply-style-name="inside" style:base-cell-address="'NBA Test'.B2"/>
    </style:style>
    <style:style style:name="ce57" style:family="table-cell" style:parent-style-name="Default">
      <style:map style:condition="cell-content-is-between([$'NBA Test'.$C$29],[$'NBA Test'.$C$30])" style:apply-style-name="inside" style:base-cell-address="'NBA Test'.C2"/>
      <style:map style:condition="cell-content-is-between([$'NBA Test'.$C$32],[$'NBA Test'.$C$33])" style:apply-style-name="inside" style:base-cell-address="'NBA Test'.C2"/>
    </style:style>
    <style:style style:name="ce58" style:family="table-cell" style:parent-style-name="Default">
      <style:map style:condition="cell-content-is-between([$'NBA Test'.$D$29],[$'NBA Test'.$D$30])" style:apply-style-name="inside" style:base-cell-address="'NBA Test'.D2"/>
      <style:map style:condition="cell-content-is-between([$'NBA Test'.$D$32],[$'NBA Test'.$D$33])" style:apply-style-name="inside" style:base-cell-address="'NBA Test'.D2"/>
    </style:style>
    <style:style style:name="ce59" style:family="table-cell" style:parent-style-name="Default">
      <style:map style:condition="cell-content()&lt;=[$'NBA Test'.$E$29]" style:apply-style-name="inside" style:base-cell-address="'NBA Test'.E2"/>
    </style:style>
    <style:style style:name="ce60" style:family="table-cell" style:parent-style-name="Default">
      <style:map style:condition="cell-content-is-between([$'NBA Test'.$F$29],[$'NBA Test'.$F$30])" style:apply-style-name="inside" style:base-cell-address="'NBA Test'.F2"/>
      <style:map style:condition="cell-content-is-between([$'NBA Test'.$F$32],[$'NBA Test'.$F$33])" style:apply-style-name="inside" style:base-cell-address="'NBA Test'.F2"/>
    </style:style>
    <style:style style:name="ce61" style:family="table-cell" style:parent-style-name="Default">
      <style:map style:condition="cell-content-is-between([$'NBA Test'.$G$29],[$'NBA Test'.$G$30])" style:apply-style-name="inside" style:base-cell-address="'NBA Test'.G2"/>
      <style:map style:condition="cell-content-is-between([$'NBA Test'.$G$32],[$'NBA Test'.$G$33])" style:apply-style-name="inside" style:base-cell-address="'NBA Test'.G2"/>
    </style:style>
    <style:style style:name="ce62" style:family="table-cell" style:parent-style-name="Default">
      <style:map style:condition="cell-content-is-between([$'NBA Test'.$H$29],[$'NBA Test'.$H$30])" style:apply-style-name="inside" style:base-cell-address="'NBA Test'.H2"/>
      <style:map style:condition="cell-content-is-between([$'NBA Test'.$H$32],[$'NBA Test'.$H$33])" style:apply-style-name="inside" style:base-cell-address="'NBA Test'.H2"/>
    </style:style>
    <style:style style:name="ce63" style:family="table-cell" style:parent-style-name="Default">
      <style:map style:condition="cell-content()&lt;=[$'NBA Test'.$I$29]" style:apply-style-name="inside" style:base-cell-address="'NBA Test'.I2"/>
      <style:map style:condition="cell-content-is-between([$'NBA Test'.$I$32],[$'NBA Test'.$I$33])" style:apply-style-name="inside" style:base-cell-address="'NBA Test'.I2"/>
    </style:style>
    <style:style style:name="ce64" style:family="table-cell" style:parent-style-name="Default" style:data-style-name="N37">
      <style:text-properties fo:font-weight="bold" style:font-weight-asian="bold" style:font-weight-complex="bold"/>
    </style:style>
    <style:style style:name="ce65" style:family="table-cell" style:parent-style-name="Default" style:data-style-name="N37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NFL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/>
          <table:table-cell office:value-type="string" calcext:value-type="string">
            <text:p>QB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ST</text:p>
          </table:table-cell>
          <table:table-cell table:number-columns-repeated="2"/>
          <table:table-cell office:value-type="string" calcext:value-type="string">
            <text:p>1<text:span text:style-name="T1">st</text:span></text:p>
          </table:table-cell>
          <table:table-cell table:style-name="ce4" office:value-type="string" calcext:value-type="string">
            <text:p>2<text:span text:style-name="T1">nd</text:span></text:p>
          </table:table-cell>
          <table:table-cell table:style-name="ce7" office:value-type="string" calcext:value-type="string">
            <text:p>3<text:span text:style-name="T1">rd</text:span>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4.9" calcext:value-type="float">
            <text:p>84.9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style-name="ce2" office:value-type="string" calcext:value-type="string">
            <text:p>Average</text:p>
          </table:table-cell>
          <table:table-cell table:style-name="ce5" table:formula="of:=AVERAGE([.A2:.A25])" office:value-type="float" office:value="91.1" calcext:value-type="float">
            <text:p>91.1</text:p>
          </table:table-cell>
          <table:table-cell table:style-name="ce5" table:formula="of:=AVERAGE([.B2:.B25])" office:value-type="float" office:value="89.7166666666667" calcext:value-type="float">
            <text:p>89.7166666667</text:p>
          </table:table-cell>
          <table:table-cell table:style-name="ce5" table:formula="of:=AVERAGE([.C2:.C25])" office:value-type="float" office:value="90.5333333333333" calcext:value-type="float">
            <text:p>90.533333333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1.7" calcext:value-type="float">
            <text:p>81.7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style-name="ce3" office:value-type="string" calcext:value-type="string">
            <text:p>Standard Deviation</text:p>
          </table:table-cell>
          <table:table-cell table:style-name="ce6" table:formula="of:=STDEV([.A2:.A25])" office:value-type="float" office:value="7.00970755452751" calcext:value-type="float">
            <text:p>7.0097075545</text:p>
          </table:table-cell>
          <table:table-cell table:style-name="ce6" table:formula="of:=STDEV([.B2:.B25])" office:value-type="float" office:value="6.93553650892753" calcext:value-type="float">
            <text:p>6.9355365089</text:p>
          </table:table-cell>
          <table:table-cell table:style-name="ce6" table:formula="of:=STDEV([.C2:.C25])" office:value-type="float" office:value="8.20893821798329" calcext:value-type="float">
            <text:p>8.20893821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6.3" calcext:value-type="float">
            <text:p>86.3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93.2" calcext:value-type="float">
            <text:p>93.2</text:p>
          </table:table-cell>
          <table:table-cell office:value-type="float" office:value="91" calcext:value-type="float">
            <text:p>91</text:p>
          </table:table-cell>
          <table:table-cell office:value-type="float" office:value="93.3" calcext:value-type="float">
            <text:p>93.3</text:p>
          </table:table-cell>
          <table:table-cell table:number-columns-repeated="8"/>
          <table:table-cell office:value-type="string" calcext:value-type="string">
            <text:p>Total Average</text:p>
          </table:table-cell>
          <table:table-cell table:formula="of:=AVERAGE([.A2:.C25])" office:value-type="float" office:value="90.45" calcext:value-type="float">
            <text:p>90.45</text:p>
          </table:table-cell>
          <table:table-cell table:number-columns-repeated="2"/>
        </table:table-row>
        <table:table-row table:style-name="ro2">
          <table:table-cell office:value-type="float" office:value="95.1" calcext:value-type="float">
            <text:p>95.1</text:p>
          </table:table-cell>
          <table:table-cell office:value-type="float" office:value="89.7" calcext:value-type="float">
            <text:p>89.7</text:p>
          </table:table-cell>
          <table:table-cell office:value-type="float" office:value="92.5" calcext:value-type="float">
            <text:p>92.5</text:p>
          </table:table-cell>
          <table:table-cell table:number-columns-repeated="8"/>
          <table:table-cell table:style-name="ce3" office:value-type="string" calcext:value-type="string">
            <text:p>Total Deviation</text:p>
          </table:table-cell>
          <table:table-cell table:style-name="ce6" table:formula="of:=STDEV([.A2:.C25])" office:value-type="float" office:value="6.98285716004896" calcext:value-type="float">
            <text:p>6.98285716</text:p>
          </table:table-cell>
          <table:table-cell table:number-columns-repeated="2"/>
        </table:table-row>
        <table:table-row table:style-name="ro2">
          <table:table-cell office:value-type="float" office:value="101.3" calcext:value-type="float">
            <text:p>101.3</text:p>
          </table:table-cell>
          <table:table-cell office:value-type="float" office:value="102" calcext:value-type="float">
            <text:p>102</text:p>
          </table:table-cell>
          <table:table-cell office:value-type="float" office:value="104.1" calcext:value-type="float">
            <text:p>104.1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</table:table>
      <table:table table:name="NBA Graph" table:style-name="ta1">
        <table:shapes>
          <draw:frame draw:z-index="0" draw:style-name="gr1" draw:text-style-name="P1" svg:width="453.34pt" svg:height="254.64pt" svg:x="0.03pt" svg:y="0.03pt">
            <loext:p draw:notify-on-update-of-ranges="'NBA - New'.F2:'NBA - New'.F45 'NBA - New'.G2:'NBA - New'.G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4pt" svg:height="254.64pt" svg:x="477.24pt" svg:y="2.3pt">
            <loext:p draw:notify-on-update-of-ranges="'NBA - New'.H2:'NBA - New'.H45 'NBA - New'.I2:'NBA - New'.I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6.57pt" svg:y="2.27pt">
            <loext:p draw:notify-on-update-of-ranges="'NBA - New'.J2:'NBA - New'.J45 'NBA - New'.K2:'NBA - New'.K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0.03pt" svg:y="281.62pt">
            <loext:p draw:notify-on-update-of-ranges="'NBA - New'.L2:'NBA - New'.L45 'NBA - New'.M2:'NBA - New'.M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12.02pt" svg:y="281.62pt">
            <loext:p draw:notify-on-update-of-ranges="'NBA - New'.N2:'NBA - New'.N45 'NBA - New'.O2:'NBA - New'.O4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row table:style-name="ro2"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</table:table-row>
        <table:table-row table:style-name="ro2" table:number-rows-repeated="17">
          <table:table-cell table:number-columns-repeated="10"/>
        </table:table-row>
        <table:table-row table:style-name="ro2">
          <table:table-cell table:style-name="Default" table:number-columns-repeated="10"/>
        </table:table-row>
        <table:table-row table:style-name="ro2" table:number-rows-repeated="2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NBA - New" table:style-name="ta1">
        <table:table-column table:style-name="co1" table:default-cell-style-name="ce12"/>
        <table:table-column table:style-name="co1" table:default-cell-style-name="ce17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1<text:span text:style-name="T1">st</text:span></text:p>
          </table:table-cell>
          <table:table-cell table:style-name="ce16" office:value-type="string" calcext:value-type="string">
            <text:p>2<text:span text:style-name="T1">nd</text:span></text:p>
          </table:table-cell>
          <table:table-cell table:style-name="ce20" office:value-type="string" calcext:value-type="string">
            <text:p>3<text:span text:style-name="T1">rd</text:span></text:p>
          </table:table-cell>
          <table:table-cell table:style-name="ce21" office:value-type="string" calcext:value-type="string">
            <text:p>Date</text:p>
          </table:table-cell>
          <table:table-cell/>
          <table:table-cell table:style-name="ce23" office:value-type="string" calcext:value-type="string" table:number-columns-spanned="2" table:number-rows-spanned="1">
            <text:p>PG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SG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SF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PF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C</text:p>
          </table:table-cell>
          <table:covered-table-cell table:style-name="ce24"/>
          <table:table-cell table:number-columns-repeated="16"/>
        </table:table-row>
        <table:table-row table:style-name="ro1">
          <table:table-cell office:value-type="float" office:value="259.51" calcext:value-type="float">
            <text:p>259.51</text:p>
          </table:table-cell>
          <table:table-cell office:value-type="float" office:value="257.16" calcext:value-type="float">
            <text:p>257.16</text:p>
          </table:table-cell>
          <table:table-cell office:value-type="float" office:value="276.21" calcext:value-type="float">
            <text:p>276.21</text:p>
          </table:table-cell>
          <table:table-cell table:style-name="ce22" office:value-type="date" office:date-value="2016-12-03" calcext:value-type="date">
            <text:p>12/03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5967" calcext:value-type="float">
            <text:p>59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550" calcext:value-type="float">
            <text:p>85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133" calcext:value-type="float">
            <text:p>5133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625" calcext:value-type="float">
            <text:p>562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9400" calcext:value-type="float">
            <text:p>9400</text:p>
          </table:table-cell>
          <table:table-cell/>
          <table:table-cell table:style-name="ce1"/>
          <table:table-cell table:style-name="ce25" office:value-type="string" calcext:value-type="string">
            <text:p>1<text:span text:style-name="T1">st</text:span></text:p>
          </table:table-cell>
          <table:table-cell table:style-name="ce25" office:value-type="string" calcext:value-type="string">
            <text:p>2<text:span text:style-name="T1">nd</text:span></text:p>
          </table:table-cell>
          <table:table-cell table:style-name="ce38" office:value-type="string" calcext:value-type="string">
            <text:p>3<text:span text:style-name="T1">rd</text:span></text:p>
          </table:table-cell>
          <table:table-cell table:number-columns-repeated="2"/>
          <table:table-cell table:style-name="ce42" office:value-type="string" calcext:value-type="string" table:number-columns-spanned="2" table:number-rows-spanned="1">
            <text:p>PG</text:p>
          </table:table-cell>
          <table:covered-table-cell table:style-name="ce44"/>
          <table:table-cell table:style-name="ce41"/>
          <table:table-cell table:style-name="ce42" office:value-type="string" calcext:value-type="string" table:number-columns-spanned="2" table:number-rows-spanned="1">
            <text:p>PF</text:p>
          </table:table-cell>
          <table:covered-table-cell table:style-name="ce44"/>
          <table:table-cell table:style-name="ce41"/>
          <table:table-cell table:number-columns-repeated="3"/>
        </table:table-row>
        <table:table-row table:style-name="ro2">
          <table:table-cell office:value-type="float" office:value="263.85" calcext:value-type="float">
            <text:p>263.85</text:p>
          </table:table-cell>
          <table:table-cell office:value-type="float" office:value="255.97" calcext:value-type="float">
            <text:p>255.97</text:p>
          </table:table-cell>
          <table:table-cell office:value-type="float" office:value="248.61" calcext:value-type="float">
            <text:p>248.61</text:p>
          </table:table-cell>
          <table:table-cell table:style-name="ce22" office:value-type="date" office:date-value="2016-12-03" calcext:value-type="date">
            <text:p>12/03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8575" calcext:value-type="float">
            <text:p>8575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5250" calcext:value-type="float">
            <text:p>525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6275" calcext:value-type="float">
            <text:p>6275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4414" calcext:value-type="float">
            <text:p>441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8600" calcext:value-type="float">
            <text:p>8600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2" table:formula="of:=AVERAGE([.A2:.A25])" office:value-type="float" office:value="257.740909090909" calcext:value-type="float">
            <text:p>257.74</text:p>
          </table:table-cell>
          <table:table-cell table:style-name="ce32" table:formula="of:=AVERAGE([.B2:.B25])" office:value-type="float" office:value="260.283181818182" calcext:value-type="float">
            <text:p>260.28</text:p>
          </table:table-cell>
          <table:table-cell table:style-name="ce32" table:formula="of:=AVERAGE([.C2:.C25])" office:value-type="float" office:value="258.864090909091" calcext:value-type="float">
            <text:p>258.86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45" table:formula="of:=AVERAGEIF([.F2:.F50];&quot;=&quot;&amp;[.W3];[.G2:.G50])" office:value-type="float" office:value="7883.33333333333" calcext:value-type="float">
            <text:p>7883.3333333333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45" table:formula="of:=AVERAGEIF([.L2:.L50];&quot;=&quot;&amp;[.Z3];[.M2:.M50])" office:value-type="float" office:value="7125" calcext:value-type="float">
            <text:p>7125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8.07" calcext:value-type="float">
            <text:p>258.07</text:p>
          </table:table-cell>
          <table:table-cell office:value-type="float" office:value="261.85" calcext:value-type="float">
            <text:p>261.85</text:p>
          </table:table-cell>
          <table:table-cell office:value-type="float" office:value="262.27" calcext:value-type="float">
            <text:p>262.27</text:p>
          </table:table-cell>
          <table:table-cell table:style-name="ce22" office:value-type="date" office:date-value="2016-12-04" calcext:value-type="date">
            <text:p>12/04/16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0" office:value-type="float" office:value="6117" calcext:value-type="float">
            <text:p>6117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083" calcext:value-type="float">
            <text:p>408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400" calcext:value-type="float">
            <text:p>74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250" calcext:value-type="float">
            <text:p>82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0900" calcext:value-type="float">
            <text:p>10900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33" table:formula="of:=STDEV([.A2:.A25])" office:value-type="float" office:value="10.0073282239476" calcext:value-type="float">
            <text:p>10.01</text:p>
          </table:table-cell>
          <table:table-cell table:style-name="ce33" table:formula="of:=STDEV([.B2:.B25])" office:value-type="float" office:value="9.59543710330401" calcext:value-type="float">
            <text:p>9.60</text:p>
          </table:table-cell>
          <table:table-cell table:style-name="ce33" table:formula="of:=STDEV([.C2:.C25])" office:value-type="float" office:value="11.2570285595863" calcext:value-type="float">
            <text:p>11.26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45" table:formula="of:=AVERAGEIF([.F2:.F50];&quot;=&quot;&amp;[.W4];[.G2:.G50])" office:value-type="float" office:value="7950.25" calcext:value-type="float">
            <text:p>7950.2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45" table:formula="of:=AVERAGEIF([.L2:.L50];&quot;=&quot;&amp;[.Z4];[.M2:.M50])" office:value-type="float" office:value="7400.33333333333" calcext:value-type="float">
            <text:p>7400.3333333333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6.28" calcext:value-type="float">
            <text:p>256.28</text:p>
          </table:table-cell>
          <table:table-cell office:value-type="float" office:value="259.75" calcext:value-type="float">
            <text:p>259.75</text:p>
          </table:table-cell>
          <table:table-cell office:value-type="float" office:value="246.47" calcext:value-type="float">
            <text:p>246.47</text:p>
          </table:table-cell>
          <table:table-cell table:style-name="ce22" office:value-type="date" office:date-value="2016-12-05" calcext:value-type="date">
            <text:p>12/05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8150" calcext:value-type="float">
            <text:p>81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850" calcext:value-type="float">
            <text:p>58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825" calcext:value-type="float">
            <text:p>7825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4713" calcext:value-type="float">
            <text:p>47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650" calcext:value-type="float">
            <text:p>6650</text:p>
          </table:table-cell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45" table:formula="of:=AVERAGEIF([.F2:.F50];&quot;=&quot;&amp;[.W5];[.G2:.G50])" office:value-type="float" office:value="7825" calcext:value-type="float">
            <text:p>7825</text:p>
          </table:table-cell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45" table:formula="of:=AVERAGEIF([.L2:.L50];&quot;=&quot;&amp;[.Z5];[.M2:.M50])" office:value-type="float" office:value="5745" calcext:value-type="float">
            <text:p>5745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75.81" calcext:value-type="float">
            <text:p>275.81</text:p>
          </table:table-cell>
          <table:table-cell office:value-type="float" office:value="276.07" calcext:value-type="float">
            <text:p>276.07</text:p>
          </table:table-cell>
          <table:table-cell office:value-type="float" office:value="272.93" calcext:value-type="float">
            <text:p>272.93</text:p>
          </table:table-cell>
          <table:table-cell table:style-name="ce22" office:value-type="date" office:date-value="2016-12-06" calcext:value-type="date">
            <text:p>12/06/16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0" office:value-type="float" office:value="5960" calcext:value-type="float">
            <text:p>596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667" calcext:value-type="float">
            <text:p>56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400" calcext:value-type="float">
            <text:p>840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925" calcext:value-type="float">
            <text:p>592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9100" calcext:value-type="float">
            <text:p>9100</text:p>
          </table:table-cell>
          <table:table-cell/>
          <table:table-cell table:style-name="ce1" office:value-type="string" calcext:value-type="string">
            <text:p>Total Average</text:p>
          </table:table-cell>
          <table:table-cell table:style-name="ce34" table:formula="of:=AVERAGE([.A2:.C25])" office:value-type="float" office:value="258.962727272727" calcext:value-type="float">
            <text:p>258.96</text:p>
          </table:table-cell>
          <table:table-cell table:number-columns-repeated="4"/>
          <table:table-cell table:style-name="ce8" office:value-type="float" office:value="5" calcext:value-type="float">
            <text:p>5</text:p>
          </table:table-cell>
          <table:table-cell table:style-name="ce45" table:formula="of:=AVERAGEIF([.F2:.F50];&quot;=&quot;&amp;[.W6];[.G2:.G50])" office:value-type="float" office:value="7000" calcext:value-type="float">
            <text:p>7000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45" table:formula="of:=AVERAGEIF([.L2:.L50];&quot;=&quot;&amp;[.Z6];[.M2:.M50])" office:value-type="float" office:value="5000" calcext:value-type="float">
            <text:p>5000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67.62" calcext:value-type="float">
            <text:p>267.62</text:p>
          </table:table-cell>
          <table:table-cell office:value-type="float" office:value="269.21" calcext:value-type="float">
            <text:p>269.21</text:p>
          </table:table-cell>
          <table:table-cell office:value-type="float" office:value="261.4" calcext:value-type="float">
            <text:p>261.40</text:p>
          </table:table-cell>
          <table:table-cell table:style-name="ce22" office:value-type="date" office:date-value="2016-12-07" calcext:value-type="date">
            <text:p>12/07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8325" calcext:value-type="float">
            <text:p>8325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967" calcext:value-type="float">
            <text:p>49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250" calcext:value-type="float">
            <text:p>9250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5700" calcext:value-type="float">
            <text:p>570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940" calcext:value-type="float">
            <text:p>4940</text:p>
          </table:table-cell>
          <table:table-cell/>
          <table:table-cell table:style-name="ce3" office:value-type="string" calcext:value-type="string">
            <text:p>Total Deviation</text:p>
          </table:table-cell>
          <table:table-cell table:style-name="ce33" table:formula="of:=STDEV([.A2:.C25])" office:value-type="float" office:value="10.2049384041339" calcext:value-type="float">
            <text:p>10.20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45" table:formula="of:=AVERAGEIF([.F2:.F50];&quot;=&quot;&amp;[.W7];[.G2:.G50])" office:value-type="float" office:value="6117" calcext:value-type="float">
            <text:p>6117</text:p>
          </table:table-cell>
          <table:table-cell table:style-name="ce10"/>
          <table:table-cell table:style-name="ce8" office:value-type="float" office:value="6" calcext:value-type="float">
            <text:p>6</text:p>
          </table:table-cell>
          <table:table-cell table:style-name="ce45" table:formula="of:=AVERAGEIF([.L2:.L50];&quot;=&quot;&amp;[.Z7];[.M2:.M50])" office:value-type="float" office:value="4891.5" calcext:value-type="float">
            <text:p>4891.5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64.04" calcext:value-type="float">
            <text:p>264.04</text:p>
          </table:table-cell>
          <table:table-cell office:value-type="float" office:value="260.1" calcext:value-type="float">
            <text:p>260.10</text:p>
          </table:table-cell>
          <table:table-cell office:value-type="float" office:value="246.01" calcext:value-type="float">
            <text:p>246.01</text:p>
          </table:table-cell>
          <table:table-cell table:style-name="ce22" office:value-type="date" office:date-value="2016-12-08" calcext:value-type="date">
            <text:p>12/08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7550" calcext:value-type="float">
            <text:p>755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375" calcext:value-type="float">
            <text:p>5375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5588" calcext:value-type="float">
            <text:p>558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150" calcext:value-type="float">
            <text:p>71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300" calcext:value-type="float">
            <text:p>7300</text:p>
          </table:table-cell>
          <table:table-cell table:number-columns-repeated="7"/>
          <table:table-cell table:style-name="ce43" office:value-type="string" calcext:value-type="string" table:number-columns-spanned="2" table:number-rows-spanned="1">
            <text:p>Enter Average</text:p>
          </table:table-cell>
          <table:covered-table-cell table:style-name="ce44"/>
          <table:table-cell table:style-name="ce41" office:value-type="string" calcext:value-type="string">
            <text:p>Difference</text:p>
          </table:table-cell>
          <table:table-cell table:style-name="ce43" office:value-type="string" calcext:value-type="string" table:number-columns-spanned="2" table:number-rows-spanned="1">
            <text:p>Enter Average</text:p>
          </table:table-cell>
          <table:covered-table-cell table:style-name="ce44"/>
          <table:table-cell table:style-name="ce41" office:value-type="string" calcext:value-type="string">
            <text:p>Difference</text:p>
          </table:table-cell>
          <table:table-cell table:number-columns-repeated="3"/>
        </table:table-row>
        <table:table-row table:style-name="ro2">
          <table:table-cell office:value-type="float" office:value="248.95" calcext:value-type="float">
            <text:p>248.95</text:p>
          </table:table-cell>
          <table:table-cell office:value-type="float" office:value="260.63" calcext:value-type="float">
            <text:p>260.63</text:p>
          </table:table-cell>
          <table:table-cell office:value-type="float" office:value="243.07" calcext:value-type="float">
            <text:p>243.07</text:p>
          </table:table-cell>
          <table:table-cell table:style-name="ce22" office:value-type="date" office:date-value="2016-12-09" calcext:value-type="date">
            <text:p>12/09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6800" calcext:value-type="float">
            <text:p>6800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4471" calcext:value-type="float">
            <text:p>4471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650" calcext:value-type="float">
            <text:p>56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167" calcext:value-type="float">
            <text:p>616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1200" calcext:value-type="float">
            <text:p>11200</text:p>
          </table:table-cell>
          <table:table-cell/>
          <table:table-cell table:style-name="ce25" office:value-type="string" calcext:value-type="string">
            <text:p>PG</text:p>
          </table:table-cell>
          <table:table-cell table:style-name="ce25" office:value-type="string" calcext:value-type="string">
            <text:p>SG</text:p>
          </table:table-cell>
          <table:table-cell table:style-name="ce25" office:value-type="string" calcext:value-type="string">
            <text:p>SF</text:p>
          </table:table-cell>
          <table:table-cell table:style-name="ce25" office:value-type="string" calcext:value-type="string">
            <text:p>PF</text:p>
          </table:table-cell>
          <table:table-cell table:style-name="ce38" office:value-type="string" calcext:value-type="string">
            <text:p>C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5" office:value-type="float" office:value="9300" calcext:value-type="float">
            <text:p>9300</text:p>
          </table:table-cell>
          <table:table-cell table:style-name="ce47" table:formula="of:=ABS([.X9]-[.X3])" office:value-type="float" office:value="1416.66666666667" calcext:value-type="float">
            <text:p>1416.6666666667</text:p>
          </table:table-cell>
          <table:table-cell table:style-name="ce8" office:value-type="float" office:value="2" calcext:value-type="float">
            <text:p>2</text:p>
          </table:table-cell>
          <table:table-cell table:style-name="ce25" office:value-type="float" office:value="7950" calcext:value-type="float">
            <text:p>7950</text:p>
          </table:table-cell>
          <table:table-cell table:style-name="ce51" table:formula="of:=ABS([.AA9]-[.AA3])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office:value-type="float" office:value="225.65" calcext:value-type="float">
            <text:p>225.65</text:p>
          </table:table-cell>
          <table:table-cell office:value-type="float" office:value="230.6" calcext:value-type="float">
            <text:p>230.60</text:p>
          </table:table-cell>
          <table:table-cell office:value-type="float" office:value="234.92" calcext:value-type="float">
            <text:p>234.92</text:p>
          </table:table-cell>
          <table:table-cell table:style-name="ce22" office:value-type="date" office:date-value="2016-12-10" calcext:value-type="date">
            <text:p>12/10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6950" calcext:value-type="float">
            <text:p>695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3840" calcext:value-type="float">
            <text:p>384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650" calcext:value-type="float">
            <text:p>765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520" calcext:value-type="float">
            <text:p>552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300" calcext:value-type="float">
            <text:p>9300</text:p>
          </table:table-cell>
          <table:table-cell/>
          <table:table-cell table:style-name="ce6" table:formula="of:=AVERAGE([.F2:.F42])" office:value-type="float" office:value="3.31818181818182" calcext:value-type="float">
            <text:p>3.3181818182</text:p>
          </table:table-cell>
          <table:table-cell table:style-name="ce6" table:formula="of:=AVERAGE([.H2:.H42])" office:value-type="float" office:value="4.09090909090909" calcext:value-type="float">
            <text:p>4.0909090909</text:p>
          </table:table-cell>
          <table:table-cell table:style-name="ce6" table:formula="of:=AVERAGE([.J2:.J42])" office:value-type="float" office:value="3.04545454545455" calcext:value-type="float">
            <text:p>3.0454545455</text:p>
          </table:table-cell>
          <table:table-cell table:style-name="ce6" table:formula="of:=AVERAGE([.L2:.L42])" office:value-type="float" office:value="4.45454545454545" calcext:value-type="float">
            <text:p>4.4545454545</text:p>
          </table:table-cell>
          <table:table-cell table:style-name="ce9" table:formula="of:=AVERAGE([.N2:.N42])" office:value-type="float" office:value="1.95454545454545" calcext:value-type="float">
            <text:p>1.954545454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46" office:value-type="float" office:value="8133" calcext:value-type="float">
            <text:p>8133</text:p>
          </table:table-cell>
          <table:table-cell table:style-name="ce47" table:formula="of:=ABS([.X10]-[.X4])" office:value-type="float" office:value="182.75" calcext:value-type="float">
            <text:p>182.75</text:p>
          </table:table-cell>
          <table:table-cell table:style-name="ce8" office:value-type="float" office:value="3" calcext:value-type="float">
            <text:p>3</text:p>
          </table:table-cell>
          <table:table-cell table:style-name="ce46" office:value-type="float" office:value="7367" calcext:value-type="float">
            <text:p>7367</text:p>
          </table:table-cell>
          <table:table-cell table:style-name="ce51" table:formula="of:=ABS([.AA10]-[.AA4])" office:value-type="float" office:value="33.333333333333" calcext:value-type="float">
            <text:p>33.3333333333</text:p>
          </table:table-cell>
          <table:table-cell table:number-columns-repeated="3"/>
        </table:table-row>
        <table:table-row table:style-name="ro2">
          <table:table-cell office:value-type="float" office:value="267.53" calcext:value-type="float">
            <text:p>267.53</text:p>
          </table:table-cell>
          <table:table-cell office:value-type="float" office:value="271.52" calcext:value-type="float">
            <text:p>271.52</text:p>
          </table:table-cell>
          <table:table-cell office:value-type="float" office:value="270.83" calcext:value-type="float">
            <text:p>270.83</text:p>
          </table:table-cell>
          <table:table-cell table:style-name="ce22" office:value-type="date" office:date-value="2016-12-11" calcext:value-type="date">
            <text:p>12/11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7975" calcext:value-type="float">
            <text:p>797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500" calcext:value-type="float">
            <text:p>650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267" calcext:value-type="float">
            <text:p>72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550" calcext:value-type="float">
            <text:p>55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8700" calcext:value-type="float">
            <text:p>8700</text:p>
          </table:table-cell>
          <table:table-cell/>
          <table:table-cell table:style-name="ce26" table:formula="of:=AVERAGE([.G2:.G45])" office:value-type="float" office:value="7696.31818181818" calcext:value-type="float">
            <text:p>7696.3181818182</text:p>
          </table:table-cell>
          <table:table-cell table:style-name="ce26" table:formula="of:=AVERAGE([.I2:.I45])" office:value-type="float" office:value="5613.13636363636" calcext:value-type="float">
            <text:p>5613.1363636364</text:p>
          </table:table-cell>
          <table:table-cell table:style-name="ce26" table:formula="of:=AVERAGE([.K2:.K45])" office:value-type="float" office:value="6686.27272727273" calcext:value-type="float">
            <text:p>6686.2727272727</text:p>
          </table:table-cell>
          <table:table-cell table:style-name="ce26" table:formula="of:=AVERAGE([.M2:.M45])" office:value-type="float" office:value="5813.36363636364" calcext:value-type="float">
            <text:p>5813.3636363636</text:p>
          </table:table-cell>
          <table:table-cell table:style-name="ce41" table:formula="of:=AVERAGE([.O2:.O45])" office:value-type="float" office:value="7785.90909090909" calcext:value-type="float">
            <text:p>7785.909090909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46" office:value-type="float" office:value="7325" calcext:value-type="float">
            <text:p>7325</text:p>
          </table:table-cell>
          <table:table-cell table:style-name="ce47" table:formula="of:=ABS([.X11]-[.X5])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46" office:value-type="float" office:value="6900" calcext:value-type="float">
            <text:p>6900</text:p>
          </table:table-cell>
          <table:table-cell table:style-name="ce51" table:formula="of:=ABS([.AA11]-[.AA5])" office:value-type="float" office:value="1155" calcext:value-type="float">
            <text:p>1155</text:p>
          </table:table-cell>
          <table:table-cell table:number-columns-repeated="3"/>
        </table:table-row>
        <table:table-row table:style-name="ro2">
          <table:table-cell office:value-type="float" office:value="248.87" calcext:value-type="float">
            <text:p>248.87</text:p>
          </table:table-cell>
          <table:table-cell office:value-type="float" office:value="269.42" calcext:value-type="float">
            <text:p>269.42</text:p>
          </table:table-cell>
          <table:table-cell office:value-type="float" office:value="269.39" calcext:value-type="float">
            <text:p>269.39</text:p>
          </table:table-cell>
          <table:table-cell table:style-name="ce22" office:value-type="date" office:date-value="2016-12-11" calcext:value-type="date">
            <text:p>12/11/16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0" office:value-type="float" office:value="6600" calcext:value-type="float">
            <text:p>66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050" calcext:value-type="float">
            <text:p>60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267" calcext:value-type="float">
            <text:p>526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667" calcext:value-type="float">
            <text:p>866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4900" calcext:value-type="float">
            <text:p>4900</text:p>
          </table:table-cell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46" office:value-type="float" office:value="6460" calcext:value-type="float">
            <text:p>6460</text:p>
          </table:table-cell>
          <table:table-cell table:style-name="ce47" table:formula="of:=ABS([.X12]-[.X6])" office:value-type="float" office:value="540" calcext:value-type="float">
            <text:p>540</text:p>
          </table:table-cell>
          <table:table-cell table:style-name="ce8" office:value-type="float" office:value="5" calcext:value-type="float">
            <text:p>5</text:p>
          </table:table-cell>
          <table:table-cell table:style-name="ce46" office:value-type="float" office:value="6240" calcext:value-type="float">
            <text:p>6240</text:p>
          </table:table-cell>
          <table:table-cell table:style-name="ce51" table:formula="of:=ABS([.AA12]-[.AA6])" office:value-type="float" office:value="1240" calcext:value-type="float">
            <text:p>1240</text:p>
          </table:table-cell>
          <table:table-cell table:number-columns-repeated="3"/>
        </table:table-row>
        <table:table-row table:style-name="ro2">
          <table:table-cell office:value-type="float" office:value="251.04" calcext:value-type="float">
            <text:p>251.04</text:p>
          </table:table-cell>
          <table:table-cell office:value-type="float" office:value="260.45" calcext:value-type="float">
            <text:p>260.45</text:p>
          </table:table-cell>
          <table:table-cell office:value-type="float" office:value="264.98" calcext:value-type="float">
            <text:p>264.98</text:p>
          </table:table-cell>
          <table:table-cell table:style-name="ce22" office:value-type="date" office:date-value="2016-12-12" calcext:value-type="date">
            <text:p>12/12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9550" calcext:value-type="float">
            <text:p>95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967" calcext:value-type="float">
            <text:p>596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760" calcext:value-type="float">
            <text:p>4760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5029" calcext:value-type="float">
            <text:p>5029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933" calcext:value-type="float">
            <text:p>7933</text:p>
          </table:table-cell>
          <table:table-cell/>
          <table:table-cell table:style-name="ce26" office:value-type="string" calcext:value-type="string" table:number-columns-spanned="2" table:number-rows-spanned="1">
            <text:p>Usage</text:p>
          </table:table-cell>
          <table:covered-table-cell table:style-name="ce7"/>
          <table:table-cell table:style-name="ce37"/>
          <table:table-cell table:style-name="ce7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23" office:value-type="float" office:value="6740" calcext:value-type="float">
            <text:p>6740</text:p>
          </table:table-cell>
          <table:table-cell table:style-name="ce47" table:formula="of:=ABS([.X13]-[.X7])" office:value-type="float" office:value="623" calcext:value-type="float">
            <text:p>623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float" office:value="5783" calcext:value-type="float">
            <text:p>5783</text:p>
          </table:table-cell>
          <table:table-cell table:style-name="ce52" table:formula="of:=ABS([.AA13]-[.AA7])" office:value-type="float" office:value="891.5" calcext:value-type="float">
            <text:p>891.5</text:p>
          </table:table-cell>
          <table:table-cell table:number-columns-repeated="3"/>
        </table:table-row>
        <table:table-row table:style-name="ro2">
          <table:table-cell office:value-type="float" office:value="254.48" calcext:value-type="float">
            <text:p>254.48</text:p>
          </table:table-cell>
          <table:table-cell office:value-type="float" office:value="256.61" calcext:value-type="float">
            <text:p>256.61</text:p>
          </table:table-cell>
          <table:table-cell office:value-type="float" office:value="257.5" calcext:value-type="float">
            <text:p>257.50</text:p>
          </table:table-cell>
          <table:table-cell table:style-name="ce22" office:value-type="date" office:date-value="2016-12-13" calcext:value-type="date">
            <text:p>12/13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10267" calcext:value-type="float">
            <text:p>102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450" calcext:value-type="float">
            <text:p>54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350" calcext:value-type="float">
            <text:p>6350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4529" calcext:value-type="float">
            <text:p>4529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500" calcext:value-type="float">
            <text:p>5500</text:p>
          </table:table-cell>
          <table:table-cell/>
          <table:table-cell table:style-name="ce8" office:value-type="string" calcext:value-type="string">
            <text:p>Average</text:p>
          </table:table-cell>
          <table:table-cell table:style-name="ce35" office:value-type="float" office:value="259" calcext:value-type="float">
            <text:p>259.00</text:p>
          </table:table-cell>
          <table:table-cell table:style-name="ce28" table:formula="of:=SUM([.R14:.R15])" office:value-type="float" office:value="264.83" calcext:value-type="float">
            <text:p>264.83</text:p>
          </table:table-cell>
          <table:table-cell table:style-name="ce39"/>
          <table:table-cell table:number-columns-repeated="11"/>
        </table:table-row>
        <table:table-row table:style-name="ro2">
          <table:table-cell office:value-type="float" office:value="269.97" calcext:value-type="float">
            <text:p>269.97</text:p>
          </table:table-cell>
          <table:table-cell office:value-type="float" office:value="263.84" calcext:value-type="float">
            <text:p>263.84</text:p>
          </table:table-cell>
          <table:table-cell office:value-type="float" office:value="264.46" calcext:value-type="float">
            <text:p>264.46</text:p>
          </table:table-cell>
          <table:table-cell table:style-name="ce22" office:value-type="date" office:date-value="2016-12-13" calcext:value-type="date">
            <text:p>12/13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8567" calcext:value-type="float">
            <text:p>856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367" calcext:value-type="float">
            <text:p>836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467" calcext:value-type="float">
            <text:p>44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900" calcext:value-type="float">
            <text:p>490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8700" calcext:value-type="float">
            <text:p>8700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36" office:value-type="float" office:value="5.83" calcext:value-type="float">
            <text:p>5.83</text:p>
          </table:table-cell>
          <table:table-cell table:style-name="ce28" table:formula="of:=SUM([.R14]-[.R15])" office:value-type="float" office:value="253.17" calcext:value-type="float">
            <text:p>253.17</text:p>
          </table:table-cell>
          <table:table-cell table:style-name="ce40"/>
          <table:table-cell table:style-name="yellow"/>
          <table:table-cell/>
          <table:table-cell table:style-name="ce42" office:value-type="string" calcext:value-type="string" table:number-columns-spanned="2" table:number-rows-spanned="1">
            <text:p>SG</text:p>
          </table:table-cell>
          <table:covered-table-cell table:style-name="ce44"/>
          <table:table-cell table:style-name="ce41"/>
          <table:table-cell table:style-name="ce42" office:value-type="string" calcext:value-type="string" table:number-columns-spanned="2" table:number-rows-spanned="1">
            <text:p>C</text:p>
          </table:table-cell>
          <table:covered-table-cell table:style-name="ce44"/>
          <table:table-cell table:style-name="ce41"/>
          <table:table-cell table:number-columns-repeated="3"/>
        </table:table-row>
        <table:table-row table:style-name="ro2">
          <table:table-cell office:value-type="float" office:value="258.73" calcext:value-type="float">
            <text:p>258.73</text:p>
          </table:table-cell>
          <table:table-cell office:value-type="float" office:value="263.45" calcext:value-type="float">
            <text:p>263.45</text:p>
          </table:table-cell>
          <table:table-cell office:value-type="float" office:value="271.55" calcext:value-type="float">
            <text:p>271.55</text:p>
          </table:table-cell>
          <table:table-cell table:style-name="ce22" office:value-type="date" office:date-value="2016-12-14" calcext:value-type="date">
            <text:p>12/14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6425" calcext:value-type="float">
            <text:p>642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150" calcext:value-type="float">
            <text:p>61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333" calcext:value-type="float">
            <text:p>733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600" calcext:value-type="float">
            <text:p>460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167" calcext:value-type="float">
            <text:p>7167</text:p>
          </table:table-cell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45" table:formula="of:=AVERAGEIF([.H2:.H50];&quot;=&quot;&amp;[.W16];[.I2:.I50])" office:value-type="float" office:value="6325" calcext:value-type="float">
            <text:p>6325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45" table:formula="of:=AVERAGEIF([.N2:.N50];&quot;=&quot;&amp;[.Z16];[.O2:.O50])" office:value-type="float" office:value="8469.23076923077" calcext:value-type="float">
            <text:p>8469.2307692308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61.16" calcext:value-type="float">
            <text:p>261.16</text:p>
          </table:table-cell>
          <table:table-cell office:value-type="float" office:value="268.32" calcext:value-type="float">
            <text:p>268.32</text:p>
          </table:table-cell>
          <table:table-cell office:value-type="float" office:value="267.94" calcext:value-type="float">
            <text:p>267.94</text:p>
          </table:table-cell>
          <table:table-cell table:style-name="ce22" office:value-type="date" office:date-value="2016-12-16" calcext:value-type="date">
            <text:p>12/16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8767" calcext:value-type="float">
            <text:p>876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000" calcext:value-type="float">
            <text:p>50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900" calcext:value-type="float">
            <text:p>590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580" calcext:value-type="float">
            <text:p>458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300" calcext:value-type="float">
            <text:p>7300</text:p>
          </table:table-cell>
          <table:table-cell/>
          <table:table-cell table:style-name="ce26" office:value-type="string" calcext:value-type="string" table:number-columns-spanned="5" table:number-rows-spanned="1">
            <text:p>Total Position Fulfillment</text:p>
          </table:table-cell>
          <table:covered-table-cell table:number-columns-repeated="4" table:style-name="ce26"/>
          <table:table-cell/>
          <table:table-cell table:style-name="ce8" office:value-type="float" office:value="3" calcext:value-type="float">
            <text:p>3</text:p>
          </table:table-cell>
          <table:table-cell table:style-name="ce45" table:formula="of:=AVERAGEIF([.H2:.H50];&quot;=&quot;&amp;[.W17];[.I2:.I50])" office:value-type="float" office:value="6625.25" calcext:value-type="float">
            <text:p>6625.25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45" table:formula="of:=AVERAGEIF([.N2:.N50];&quot;=&quot;&amp;[.Z17];[.O2:.O50])" office:value-type="float" office:value="8416.66666666667" calcext:value-type="float">
            <text:p>8416.6666666667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9.16" calcext:value-type="float">
            <text:p>259.16</text:p>
          </table:table-cell>
          <table:table-cell office:value-type="float" office:value="261.06" calcext:value-type="float">
            <text:p>261.06</text:p>
          </table:table-cell>
          <table:table-cell office:value-type="float" office:value="260.39" calcext:value-type="float">
            <text:p>260.39</text:p>
          </table:table-cell>
          <table:table-cell table:style-name="ce22" office:value-type="date" office:date-value="2016-12-17" calcext:value-type="date">
            <text:p>12/17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7867" calcext:value-type="float">
            <text:p>78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975" calcext:value-type="float">
            <text:p>597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850" calcext:value-type="float">
            <text:p>885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6725" calcext:value-type="float">
            <text:p>672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740" calcext:value-type="float">
            <text:p>4740</text:p>
          </table:table-cell>
          <table:table-cell/>
          <table:table-cell table:style-name="ce27" office:value-type="string" calcext:value-type="string">
            <text:p>PG</text:p>
          </table:table-cell>
          <table:table-cell table:style-name="ce27" office:value-type="string" calcext:value-type="string">
            <text:p>SG</text:p>
          </table:table-cell>
          <table:table-cell table:style-name="ce27" office:value-type="string" calcext:value-type="string">
            <text:p>SF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45" table:formula="of:=AVERAGEIF([.H2:.H50];&quot;=&quot;&amp;[.W18];[.I2:.I50])" office:value-type="float" office:value="5600" calcext:value-type="float">
            <text:p>5600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45" table:formula="of:=AVERAGEIF([.N2:.N50];&quot;=&quot;&amp;[.Z18];[.O2:.O50])" office:value-type="float" office:value="6866.66666666667" calcext:value-type="float">
            <text:p>6866.6666666667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13" office:value-type="float" office:value="261.47" calcext:value-type="float">
            <text:p>261.47</text:p>
          </table:table-cell>
          <table:table-cell table:style-name="ce18" office:value-type="float" office:value="263.52" calcext:value-type="float">
            <text:p>263.52</text:p>
          </table:table-cell>
          <table:table-cell table:style-name="ce13" office:value-type="float" office:value="259.14" calcext:value-type="float">
            <text:p>259.14</text:p>
          </table:table-cell>
          <table:table-cell table:style-name="ce22" office:value-type="date" office:date-value="2016-12-17" calcext:value-type="date">
            <text:p>12/17/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40" calcext:value-type="float">
            <text:p>8440</text:p>
          </table:table-cell>
          <table:table-cell office:value-type="float" office:value="8" calcext:value-type="float">
            <text:p>8</text:p>
          </table:table-cell>
          <table:table-cell office:value-type="float" office:value="4950" calcext:value-type="float">
            <text:p>4950</text:p>
          </table:table-cell>
          <table:table-cell office:value-type="float" office:value="3" calcext:value-type="float">
            <text:p>3</text:p>
          </table:table-cell>
          <table:table-cell office:value-type="float" office:value="6733" calcext:value-type="float">
            <text:p>6733</text:p>
          </table:table-cell>
          <table:table-cell office:value-type="float" office:value="3" calcext:value-type="float">
            <text:p>3</text:p>
          </table:table-cell>
          <table:table-cell office:value-type="float" office:value="7367" calcext:value-type="float">
            <text:p>7367</text:p>
          </table:table-cell>
          <table:table-cell office:value-type="float" office:value="1" calcext:value-type="float">
            <text:p>1</text:p>
          </table:table-cell>
          <table:table-cell office:value-type="float" office:value="7300" calcext:value-type="float">
            <text:p>7300</text:p>
          </table:table-cell>
          <table:table-cell/>
          <table:table-cell table:style-name="ce28" office:value-type="float" office:value="4" calcext:value-type="float">
            <text:p>4.00</text:p>
          </table:table-cell>
          <table:table-cell table:style-name="ce28" office:value-type="float" office:value="6" calcext:value-type="float">
            <text:p>6.00</text:p>
          </table:table-cell>
          <table:table-cell table:style-name="ce28" office:value-type="float" office:value="3" calcext:value-type="float">
            <text:p>3.00</text:p>
          </table:table-cell>
          <table:table-cell table:style-name="ce28" office:value-type="float" office:value="6" calcext:value-type="float">
            <text:p>6.00</text:p>
          </table:table-cell>
          <table:table-cell table:style-name="ce28" office:value-type="float" office:value="3" calcext:value-type="float">
            <text:p>3.0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45" table:formula="of:=AVERAGEIF([.H2:.H50];&quot;=&quot;&amp;[.W19];[.I2:.I50])" office:value-type="float" office:value="4566.66666666667" calcext:value-type="float">
            <text:p>4566.6666666667</text:p>
          </table:table-cell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45" table:formula="of:=AVERAGEIF([.N2:.N50];&quot;=&quot;&amp;[.Z19];[.O2:.O50])" office:value-type="string" office:string-value="" calcext:value-type="error">
            <text:p>#DIV/0!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14" office:value-type="float" office:value="254.89" calcext:value-type="float">
            <text:p>254.89</text:p>
          </table:table-cell>
          <table:table-cell table:style-name="ce19" office:value-type="float" office:value="251.87" calcext:value-type="float">
            <text:p>251.87</text:p>
          </table:table-cell>
          <table:table-cell table:style-name="ce14" office:value-type="float" office:value="250.51" calcext:value-type="float">
            <text:p>250.51</text:p>
          </table:table-cell>
          <table:table-cell table:style-name="ce22" office:value-type="date" office:date-value="2016-12-18" calcext:value-type="date">
            <text:p>12/18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8467" calcext:value-type="float">
            <text:p>8467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817" calcext:value-type="float">
            <text:p>481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700" calcext:value-type="float">
            <text:p>47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850" calcext:value-type="float">
            <text:p>68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300" calcext:value-type="float">
            <text:p>9300</text:p>
          </table:table-cell>
          <table:table-cell/>
          <table:table-cell table:style-name="ce29" office:value-type="string" calcext:value-type="string" table:number-columns-spanned="5" table:number-rows-spanned="1">
            <text:p>Total Position Fulfillment Results</text:p>
          </table:table-cell>
          <table:covered-table-cell table:number-columns-repeated="4"/>
          <table:table-cell/>
          <table:table-cell table:style-name="ce8" office:value-type="float" office:value="6" calcext:value-type="float">
            <text:p>6</text:p>
          </table:table-cell>
          <table:table-cell table:style-name="ce45" table:formula="of:=AVERAGEIF([.H2:.H50];&quot;=&quot;&amp;[.W20];[.I2:.I50])" office:value-type="float" office:value="4779.25" calcext:value-type="float">
            <text:p>4779.25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45" table:formula="of:=AVERAGEIF([.N2:.N50];&quot;=&quot;&amp;[.Z20];[.O2:.O50])" office:value-type="float" office:value="5113.33333333333" calcext:value-type="float">
            <text:p>5113.3333333333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0.29" calcext:value-type="float">
            <text:p>250.29</text:p>
          </table:table-cell>
          <table:table-cell office:value-type="float" office:value="243.13" calcext:value-type="float">
            <text:p>243.13</text:p>
          </table:table-cell>
          <table:table-cell office:value-type="float" office:value="243.34" calcext:value-type="float">
            <text:p>243.34</text:p>
          </table:table-cell>
          <table:table-cell table:style-name="ce22" office:value-type="date" office:date-value="2016-12-22" calcext:value-type="date">
            <text:p>12/22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8300" calcext:value-type="float">
            <text:p>83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200" calcext:value-type="float">
            <text:p>52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350" calcext:value-type="float">
            <text:p>6350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083" calcext:value-type="float">
            <text:p>408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9300" calcext:value-type="float">
            <text:p>9300</text:p>
          </table:table-cell>
          <table:table-cell/>
          <table:table-cell table:style-name="ce30" table:formula="of:=COUNTIF([.F2:.F50]; &quot;&lt;=&quot;&amp;[.Q19])" office:value-type="float" office:value="18" calcext:value-type="float">
            <text:p>18.00</text:p>
          </table:table-cell>
          <table:table-cell table:style-name="ce30" table:formula="of:=COUNTIF([.H2:.H50]; &quot;&lt;=&quot;&amp;[.R19])" office:value-type="float" office:value="20" calcext:value-type="float">
            <text:p>20.00</text:p>
          </table:table-cell>
          <table:table-cell table:style-name="ce30" table:formula="of:=COUNTIF([.J2:.J50]; &quot;&lt;=&quot;&amp;[.S19])" office:value-type="float" office:value="17" calcext:value-type="float">
            <text:p>17.00</text:p>
          </table:table-cell>
          <table:table-cell table:style-name="ce30" table:formula="of:=COUNTIF([.L2:.L50]; &quot;&lt;=&quot;&amp;[.T19])" office:value-type="float" office:value="18" calcext:value-type="float">
            <text:p>18.00</text:p>
          </table:table-cell>
          <table:table-cell table:style-name="ce28" table:formula="of:=COUNTIF([.N2:.N50]; &quot;&lt;=&quot;&amp;[.U19])" office:value-type="float" office:value="19" calcext:value-type="float">
            <text:p>19.00</text:p>
          </table:table-cell>
          <table:table-cell/>
          <table:table-cell table:style-name="ce43" office:value-type="string" calcext:value-type="string" table:number-columns-spanned="2" table:number-rows-spanned="1">
            <text:p>Enter Average</text:p>
          </table:table-cell>
          <table:covered-table-cell table:style-name="ce44"/>
          <table:table-cell table:style-name="ce41" office:value-type="string" calcext:value-type="string">
            <text:p>Difference</text:p>
          </table:table-cell>
          <table:table-cell table:style-name="ce43" office:value-type="string" calcext:value-type="string" table:number-columns-spanned="2" table:number-rows-spanned="1">
            <text:p>Enter Average</text:p>
          </table:table-cell>
          <table:covered-table-cell table:style-name="ce44"/>
          <table:table-cell table:style-name="ce41" office:value-type="string" calcext:value-type="string">
            <text:p>Difference</text:p>
          </table:table-cell>
          <table:table-cell table:number-columns-repeated="3"/>
        </table:table-row>
        <table:table-row table:style-name="ro2">
          <table:table-cell office:value-type="float" office:value="259.15" calcext:value-type="float">
            <text:p>259.15</text:p>
          </table:table-cell>
          <table:table-cell office:value-type="float" office:value="259.27" calcext:value-type="float">
            <text:p>259.27</text:p>
          </table:table-cell>
          <table:table-cell office:value-type="float" office:value="262.59" calcext:value-type="float">
            <text:p>262.59</text:p>
          </table:table-cell>
          <table:table-cell table:style-name="ce22" office:value-type="date" office:date-value="2016-12-22" calcext:value-type="date">
            <text:p>12/22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7167" calcext:value-type="float">
            <text:p>71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150" calcext:value-type="float">
            <text:p>61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750" calcext:value-type="float">
            <text:p>875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300" calcext:value-type="float">
            <text:p>530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660" calcext:value-type="float">
            <text:p>5660</text:p>
          </table:table-cell>
          <table:table-cell/>
          <table:table-cell table:style-name="ce31" table:formula="of:=SUM([.Q21]/(COUNTIF([.A2:.A88]; &quot;&gt;&quot; &amp;0)))" office:value-type="percentage" office:value="0.818181818181818" calcext:value-type="percentage">
            <text:p>81.82%</text:p>
          </table:table-cell>
          <table:table-cell table:style-name="ce31" table:formula="of:=SUM([.R21]/(COUNTIF([.A2:.A88]; &quot;&gt;&quot; &amp;0)))" office:value-type="percentage" office:value="0.909090909090909" calcext:value-type="percentage">
            <text:p>90.91%</text:p>
          </table:table-cell>
          <table:table-cell table:style-name="ce31" table:formula="of:=SUM([.S21]/(COUNTIF([.A2:.A88]; &quot;&gt;&quot; &amp;0)))" office:value-type="percentage" office:value="0.772727272727273" calcext:value-type="percentage">
            <text:p>77.27%</text:p>
          </table:table-cell>
          <table:table-cell table:style-name="ce31" table:formula="of:=SUM([.T21]/(COUNTIF([.A2:.A88]; &quot;&gt;&quot; &amp;0)))" office:value-type="percentage" office:value="0.818181818181818" calcext:value-type="percentage">
            <text:p>81.82%</text:p>
          </table:table-cell>
          <table:table-cell table:style-name="ce31" table:formula="of:=SUM([.U21]/(COUNTIF([.A2:.A88]; &quot;&gt;&quot; &amp;0)))" office:value-type="percentage" office:value="0.863636363636364" calcext:value-type="percentage">
            <text:p>86.36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5" office:value-type="float" office:value="6150" calcext:value-type="float">
            <text:p>6150</text:p>
          </table:table-cell>
          <table:table-cell table:style-name="ce48" table:formula="of:=ABS([.X22]-[.X16])" office:value-type="float" office:value="175" calcext:value-type="float">
            <text:p>175</text:p>
          </table:table-cell>
          <table:table-cell table:style-name="ce8" office:value-type="float" office:value="1" calcext:value-type="float">
            <text:p>1</text:p>
          </table:table-cell>
          <table:table-cell table:style-name="ce25" office:value-type="float" office:value="7800" calcext:value-type="float">
            <text:p>7800</text:p>
          </table:table-cell>
          <table:table-cell table:style-name="ce53" table:formula="of:=ABS([.AA22]-[.AA16])" office:value-type="float" office:value="669.23076923077" calcext:value-type="float">
            <text:p>669.2307692308</text:p>
          </table:table-cell>
          <table:table-cell table:number-columns-repeated="3"/>
        </table:table-row>
        <table:table-row table:style-name="ro2">
          <table:table-cell table:style-name="ce15" office:value-type="float" office:value="253.78" calcext:value-type="float">
            <text:p>253.78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0.5" calcext:value-type="float">
            <text:p>260.50</text:p>
          </table:table-cell>
          <table:table-cell table:style-name="ce22" office:value-type="date" office:date-value="2016-12-23" calcext:value-type="date">
            <text:p>12/23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6533" calcext:value-type="float">
            <text:p>653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860" calcext:value-type="float">
            <text:p>486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200" calcext:value-type="float">
            <text:p>72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250" calcext:value-type="float">
            <text:p>62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400" calcext:value-type="float">
            <text:p>7400</text:p>
          </table:table-cell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46" office:value-type="float" office:value="5767" calcext:value-type="float">
            <text:p>5767</text:p>
          </table:table-cell>
          <table:table-cell table:style-name="ce48" table:formula="of:=ABS([.X23]-[.X17])" office:value-type="float" office:value="858.25" calcext:value-type="float">
            <text:p>858.25</text:p>
          </table:table-cell>
          <table:table-cell table:style-name="ce8" office:value-type="float" office:value="2" calcext:value-type="float">
            <text:p>2</text:p>
          </table:table-cell>
          <table:table-cell table:style-name="ce46" office:value-type="float" office:value="7400" calcext:value-type="float">
            <text:p>7400</text:p>
          </table:table-cell>
          <table:table-cell table:style-name="ce53" table:formula="of:=ABS([.AA23]-[.AA17])" office:value-type="float" office:value="1016.66666666667" calcext:value-type="float">
            <text:p>1016.666666666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26" office:value-type="string" calcext:value-type="string" table:number-columns-spanned="3" table:number-rows-spanned="1">
            <text:p>Total Place Count</text:p>
          </table:table-cell>
          <table:covered-table-cell table:style-name="ce37"/>
          <table:covered-table-cell table:style-name="ce7"/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46" office:value-type="float" office:value="5300" calcext:value-type="float">
            <text:p>5300</text:p>
          </table:table-cell>
          <table:table-cell table:style-name="ce48" table:formula="of:=ABS([.X24]-[.X18])" office:value-type="float" office:value="300" calcext:value-type="float">
            <text:p>300</text:p>
          </table:table-cell>
          <table:table-cell table:style-name="ce8" office:value-type="float" office:value="3" calcext:value-type="float">
            <text:p>3</text:p>
          </table:table-cell>
          <table:table-cell table:style-name="ce46" office:value-type="float" office:value="6500" calcext:value-type="float">
            <text:p>6500</text:p>
          </table:table-cell>
          <table:table-cell table:style-name="ce53" table:formula="of:=ABS([.AA24]-[.AA18])" office:value-type="float" office:value="366.666666666667" calcext:value-type="float">
            <text:p>366.66666666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26" office:value-type="string" calcext:value-type="string">
            <text:p>1<text:span text:style-name="T1">st</text:span></text:p>
          </table:table-cell>
          <table:table-cell table:style-name="ce26" office:value-type="string" calcext:value-type="string">
            <text:p>2<text:span text:style-name="T1">nd</text:span></text:p>
          </table:table-cell>
          <table:table-cell table:style-name="ce26" office:value-type="string" calcext:value-type="string">
            <text:p>3<text:span text:style-name="T1">rd</text:span></text:p>
          </table:table-cell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46" office:value-type="float" office:value="5020" calcext:value-type="float">
            <text:p>5020</text:p>
          </table:table-cell>
          <table:table-cell table:style-name="ce48" table:formula="of:=ABS([.X25]-[.X19])" office:value-type="float" office:value="453.333333333333" calcext:value-type="float">
            <text:p>453.3333333333</text:p>
          </table:table-cell>
          <table:table-cell table:style-name="ce8" office:value-type="float" office:value="4" calcext:value-type="float">
            <text:p>4</text:p>
          </table:table-cell>
          <table:table-cell table:style-name="ce46"/>
          <table:table-cell table:style-name="ce53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28" table:formula="of:=COUNTIFS([.A2:.A50]; &quot;&gt;=&quot;&amp;[.S15];[.A2:.A50];&quot;&lt;=&quot;&amp;[.S14])" office:value-type="float" office:value="13" calcext:value-type="float">
            <text:p>13.00</text:p>
          </table:table-cell>
          <table:table-cell table:style-name="ce28" table:formula="of:=COUNTIFS([.B2:.B50]; &quot;&gt;=&quot;&amp;[.S15];[.B2:.B50];&quot;&lt;=&quot;&amp;[.S14])" office:value-type="float" office:value="14" calcext:value-type="float">
            <text:p>14.00</text:p>
          </table:table-cell>
          <table:table-cell table:style-name="ce28" table:formula="of:=COUNTIFS([.C2:.C50]; &quot;&gt;=&quot;&amp;[.S15];[.C2:.C50];&quot;&lt;=&quot;&amp;[.S14])" office:value-type="float" office:value="8" calcext:value-type="float">
            <text:p>8.00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23" office:value-type="float" office:value="4817" calcext:value-type="float">
            <text:p>4817</text:p>
          </table:table-cell>
          <table:table-cell table:style-name="ce49" table:formula="of:=ABS([.X26]-[.X20])" office:value-type="float" office:value="37.75" calcext:value-type="float">
            <text:p>37.75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float" office:value="5660" calcext:value-type="float">
            <text:p>5660</text:p>
          </table:table-cell>
          <table:table-cell table:style-name="ce54" table:formula="of:=ABS([.AA26]-[.AA20])" office:value-type="float" office:value="546.666666666667" calcext:value-type="float">
            <text:p>546.666666666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31" table:formula="of:=SUM([.Q26]/(COUNTIF([.A2:.A88]; &quot;&gt;&quot; &amp;0)))" office:value-type="percentage" office:value="0.590909090909091" calcext:value-type="percentage">
            <text:p>59.09%</text:p>
          </table:table-cell>
          <table:table-cell table:style-name="ce31" table:formula="of:=SUM([.R26]/(COUNTIF([.B2:.B88]; &quot;&gt;&quot; &amp;0)))" office:value-type="percentage" office:value="0.636363636363636" calcext:value-type="percentage">
            <text:p>63.64%</text:p>
          </table:table-cell>
          <table:table-cell table:style-name="ce31" table:formula="of:=SUM([.S26]/(COUNTIF([.C2:.C88]; &quot;&gt;&quot; &amp;0)))" office:value-type="percentage" office:value="0.363636363636364" calcext:value-type="percentage">
            <text:p>36.36%</text:p>
          </table:table-cell>
          <table:table-cell table:number-columns-repeated="12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42" office:value-type="string" calcext:value-type="string" table:number-columns-spanned="2" table:number-rows-spanned="1">
            <text:p>SF</text:p>
          </table:table-cell>
          <table:covered-table-cell table:style-name="ce44"/>
          <table:table-cell table:style-name="ce41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45" table:formula="of:=AVERAGEIF([.J2:.J50];&quot;=&quot;&amp;[.W29];[.K2:.K50])" office:value-type="float" office:value="7610" calcext:value-type="float">
            <text:p>7610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45" table:formula="of:=AVERAGEIF([.J2:.J50];&quot;=&quot;&amp;[.W30];[.K2:.K50])" office:value-type="float" office:value="6289.28571428571" calcext:value-type="float">
            <text:p>6289.2857142857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45" table:formula="of:=AVERAGEIF([.J2:.J50];&quot;=&quot;&amp;[.W31];[.K2:.K50])" office:value-type="float" office:value="5962.5" calcext:value-type="float">
            <text:p>5962.5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45" table:formula="of:=AVERAGEIF([.J2:.J50];&quot;=&quot;&amp;[.W32];[.K2:.K50])" office:value-type="float" office:value="4730" calcext:value-type="float">
            <text:p>4730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6" calcext:value-type="float">
            <text:p>6</text:p>
          </table:table-cell>
          <table:table-cell table:style-name="ce45" table:formula="of:=AVERAGEIF([.J2:.J50];&quot;=&quot;&amp;[.W33];[.K2:.K50])" office:value-type="string" office:string-value="" calcext:value-type="error">
            <text:p>#DIV/0!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43" office:value-type="string" calcext:value-type="string" table:number-columns-spanned="2" table:number-rows-spanned="1">
            <text:p>Enter Average</text:p>
          </table:table-cell>
          <table:covered-table-cell table:style-name="ce44"/>
          <table:table-cell table:style-name="ce41" office:value-type="string" calcext:value-type="string">
            <text:p>Difference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25" office:value-type="float" office:value="8750" calcext:value-type="float">
            <text:p>8750</text:p>
          </table:table-cell>
          <table:table-cell table:style-name="ce50" table:formula="of:=ABS([.X35]-[.X29])" office:value-type="float" office:value="1140" calcext:value-type="float">
            <text:p>114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46" office:value-type="float" office:value="7300" calcext:value-type="float">
            <text:p>7300</text:p>
          </table:table-cell>
          <table:table-cell table:style-name="ce50" table:formula="of:=ABS([.X36]-[.X30])" office:value-type="float" office:value="1010.71428571429" calcext:value-type="float">
            <text:p>1010.7142857143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46" office:value-type="float" office:value="6525" calcext:value-type="float">
            <text:p>6525</text:p>
          </table:table-cell>
          <table:table-cell table:style-name="ce50" table:formula="of:=ABS([.X37]-[.X31])" office:value-type="float" office:value="562.5" calcext:value-type="float">
            <text:p>562.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46" office:value-type="float" office:value="6040" calcext:value-type="float">
            <text:p>6040</text:p>
          </table:table-cell>
          <table:table-cell table:style-name="ce50" table:formula="of:=ABS([.X38]-[.X32])" office:value-type="float" office:value="1310" calcext:value-type="float">
            <text:p>131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3" office:value-type="float" office:value="6" calcext:value-type="float">
            <text:p>6</text:p>
          </table:table-cell>
          <table:table-cell table:style-name="ce23"/>
          <table:table-cell table:style-name="ce9"/>
          <table:table-cell table:number-columns-repeated="6"/>
        </table:table-row>
        <table:table-row table:style-name="ro2" table:number-rows-repeated="6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16"/>
        </table:table-row>
        <table:table-row table:style-name="ro2" table:number-rows-repeated="1048530">
          <table:table-cell table:number-columns-repeated="31"/>
        </table:table-row>
        <table:table-row table:style-name="ro2">
          <table:table-cell table:number-columns-repeated="31"/>
        </table:table-row>
        <calcext:conditional-formats>
          <calcext:conditional-format calcext:target-range-address="'NBA - New'.B21:'NBA - New'.B1048576 'NBA - New'.B1:'NBA - New'.B18">
            <calcext:condition calcext:apply-style-name="inside" calcext:value="between([$'NBA - New'.$S$14],[$'NBA - New'.$S$15])" calcext:base-cell-address="'NBA - New'.B1"/>
            <calcext:condition calcext:apply-style-name="outside" calcext:value="not-between([$'NBA - New'.$S$14],[$'NBA - New'.$S$15])" calcext:base-cell-address="'NBA - New'.B1"/>
          </calcext:conditional-format>
          <calcext:conditional-format calcext:target-range-address="'NBA - New'.A21:'NBA - New'.C1048576 'NBA - New'.A2:'NBA - New'.C18 'NBA - New'.B1:'NBA - New'.C1">
            <calcext:condition calcext:apply-style-name="inside" calcext:value="between([$'NBA - New'.$S$14],[$'NBA - New'.$S$15])" calcext:base-cell-address="'NBA - New'.A1"/>
            <calcext:condition calcext:apply-style-name="outside" calcext:value="not-between([$'NBA - New'.$S$14],[$'NBA - New'.$S$15])" calcext:base-cell-address="'NBA - New'.A1"/>
          </calcext:conditional-format>
          <calcext:conditional-format calcext:target-range-address="'NBA - New'.B19:'NBA - New'.B19">
            <calcext:condition calcext:apply-style-name="inside" calcext:value="between([$'NBA - New'.$S$14],[$'NBA - New'.$S$15])" calcext:base-cell-address="'NBA - New'.B19"/>
            <calcext:condition calcext:apply-style-name="outside" calcext:value="not-between([$'NBA - New'.$S$14],[$'NBA - New'.$S$15])" calcext:base-cell-address="'NBA - New'.B19"/>
          </calcext:conditional-format>
          <calcext:conditional-format calcext:target-range-address="'NBA - New'.A19:'NBA - New'.C19">
            <calcext:condition calcext:apply-style-name="inside" calcext:value="between([$'NBA - New'.$S$14],[$'NBA - New'.$S$15])" calcext:base-cell-address="'NBA - New'.A19"/>
            <calcext:condition calcext:apply-style-name="outside" calcext:value="not-between([$'NBA - New'.$S$14],[$'NBA - New'.$S$15])" calcext:base-cell-address="'NBA - New'.A19"/>
          </calcext:conditional-format>
          <calcext:conditional-format calcext:target-range-address="'NBA - New'.B20:'NBA - New'.B20">
            <calcext:condition calcext:apply-style-name="inside" calcext:value="between([$'NBA - New'.$S$14],[$'NBA - New'.$S$15])" calcext:base-cell-address="'NBA - New'.B20"/>
            <calcext:condition calcext:apply-style-name="outside" calcext:value="not-between([$'NBA - New'.$S$14],[$'NBA - New'.$S$15])" calcext:base-cell-address="'NBA - New'.B20"/>
          </calcext:conditional-format>
          <calcext:conditional-format calcext:target-range-address="'NBA - New'.A20:'NBA - New'.C20">
            <calcext:condition calcext:apply-style-name="inside" calcext:value="between([$'NBA - New'.$S$14],[$'NBA - New'.$S$15])" calcext:base-cell-address="'NBA - New'.A20"/>
            <calcext:condition calcext:apply-style-name="outside" calcext:value="not-between([$'NBA - New'.$S$14],[$'NBA - New'.$S$15])" calcext:base-cell-address="'NBA - New'.A20"/>
          </calcext:conditional-format>
          <calcext:conditional-format calcext:target-range-address="'NBA - New'.A1:'NBA - New'.A1">
            <calcext:condition calcext:apply-style-name="inside" calcext:value="between([$'NBA - New'.$S$14],[$'NBA - New'.$S$15])" calcext:base-cell-address="'NBA - New'.A1"/>
            <calcext:condition calcext:apply-style-name="outside" calcext:value="not-between([$'NBA - New'.$S$14],[$'NBA - New'.$S$15])" calcext:base-cell-address="'NBA - New'.A1"/>
          </calcext:conditional-format>
          <calcext:conditional-format calcext:target-range-address="'NBA - New'.Y9:'NBA - New'.Y13">
            <calcext:condition calcext:apply-style-name="inside" calcext:value="=SMALL([.Y$9:.Y$13];1)" calcext:base-cell-address="'NBA - New'.Y9"/>
            <calcext:condition calcext:apply-style-name="yellow" calcext:value="=SMALL([.Y$9:.Y$13];2)" calcext:base-cell-address="'NBA - New'.Y9"/>
          </calcext:conditional-format>
          <calcext:conditional-format calcext:target-range-address="'NBA - New'.Y22:'NBA - New'.Y26">
            <calcext:condition calcext:apply-style-name="inside" calcext:value="=SMALL([.Y$22:.Y$26];1)" calcext:base-cell-address="'NBA - New'.Y22"/>
            <calcext:condition calcext:apply-style-name="yellow" calcext:value="=SMALL([.Y$22:.Y$26];2)" calcext:base-cell-address="'NBA - New'.Y22"/>
          </calcext:conditional-format>
          <calcext:conditional-format calcext:target-range-address="'NBA - New'.Y35:'NBA - New'.Y38">
            <calcext:condition calcext:apply-style-name="inside" calcext:value="=SMALL([.Y$35:.Y$38];1)" calcext:base-cell-address="'NBA - New'.Y35"/>
            <calcext:condition calcext:apply-style-name="yellow" calcext:value="=SMALL([.Y$35:.Y$38];2)" calcext:base-cell-address="'NBA - New'.Y35"/>
          </calcext:conditional-format>
          <calcext:conditional-format calcext:target-range-address="'NBA - New'.AB9:'NBA - New'.AB13">
            <calcext:condition calcext:apply-style-name="inside" calcext:value="=SMALL([.AB$9:.AB$13];1)" calcext:base-cell-address="'NBA - New'.AB9"/>
            <calcext:condition calcext:apply-style-name="yellow" calcext:value="=SMALL([.AB$9:.AB$13];2)" calcext:base-cell-address="'NBA - New'.AB9"/>
          </calcext:conditional-format>
          <calcext:conditional-format calcext:target-range-address="'NBA - New'.AB22:'NBA - New'.AB26">
            <calcext:condition calcext:apply-style-name="inside" calcext:value="=SMALL([.AB$22:.AB$26];1)" calcext:base-cell-address="'NBA - New'.AB22"/>
            <calcext:condition calcext:apply-style-name="yellow" calcext:value="=SMALL([.AB$22:.AB$26];2)" calcext:base-cell-address="'NBA - New'.AB22"/>
          </calcext:conditional-format>
        </calcext:conditional-formats>
      </table:table>
      <table:table table:name="NBA Test" table:style-name="ta1">
        <table:table-column table:style-name="co1" table:default-cell-style-name="ce55"/>
        <table:table-column table:style-name="co1" table:default-cell-style-name="ce56"/>
        <table:table-column table:style-name="co1" table:default-cell-style-name="ce57"/>
        <table:table-column table:style-name="co1" table:default-cell-style-name="ce58"/>
        <table:table-column table:style-name="co1" table:default-cell-style-name="ce59"/>
        <table:table-column table:style-name="co1" table:default-cell-style-name="ce60"/>
        <table:table-column table:style-name="co1" table:default-cell-style-name="ce61"/>
        <table:table-column table:style-name="co1" table:default-cell-style-name="ce62"/>
        <table:table-column table:style-name="co1" table:default-cell-style-name="ce63"/>
        <table:table-column table:style-name="co1" table:default-cell-style-name="ce22"/>
        <table:table-column table:style-name="co1" table:default-cell-style-name="Default"/>
        <table:table-row table:style-name="ro2">
          <table:table-cell table:style-name="Default" office:value-type="string" calcext:value-type="string">
            <text:p>PG1</text:p>
          </table:table-cell>
          <table:table-cell table:style-name="Default" office:value-type="string" calcext:value-type="string">
            <text:p>PG2</text:p>
          </table:table-cell>
          <table:table-cell table:style-name="Default" office:value-type="string" calcext:value-type="string">
            <text:p>SG1</text:p>
          </table:table-cell>
          <table:table-cell table:style-name="Default" office:value-type="string" calcext:value-type="string">
            <text:p>SG2</text:p>
          </table:table-cell>
          <table:table-cell table:style-name="Default" office:value-type="string" calcext:value-type="string">
            <text:p>SF1</text:p>
          </table:table-cell>
          <table:table-cell table:style-name="Default" office:value-type="string" calcext:value-type="string">
            <text:p>SF2</text:p>
          </table:table-cell>
          <table:table-cell table:style-name="Default" office:value-type="string" calcext:value-type="string">
            <text:p>PF1</text:p>
          </table:table-cell>
          <table:table-cell table:style-name="Default" office:value-type="string" calcext:value-type="string">
            <text:p>PF2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date" office:date-value="2016-12-05" calcext:value-type="date">
            <text:p>12/05/1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12/06/1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date" office:date-value="2016-12-07" calcext:value-type="date">
            <text:p>12/07/1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12-08" calcext:value-type="date">
            <text:p>12/08/1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12/09/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4" office:value-type="date" office:date-value="2016-12-10" calcext:value-type="date">
            <text:p>12/10/16</text:p>
          </table:table-cell>
          <table:table-cell office:value-type="string" calcext:value-type="string">
            <text:p>should win but the winning draft is very low, fanduel won with 309.3, this would hit 3<text:span text:style-name="T1">rd</text:span> by itself for 25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12-13" calcext:value-type="date">
            <text:p>12/13/1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date" office:date-value="2016-12-14" calcext:value-type="date">
            <text:p>12/14/1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6-12-15" calcext:value-type="date">
            <text:p>12/15/1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12-17" calcext:value-type="date">
            <text:p>12/17/1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4" office:value-type="date" office:date-value="2016-12-18" calcext:value-type="date">
            <text:p>12/18/16</text:p>
          </table:table-cell>
          <table:table-cell office:value-type="string" calcext:value-type="string">
            <text:p>tie for second for ~2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64" office:value-type="date" office:date-value="2016-12-22" calcext:value-type="date">
            <text:p>12/22/16</text:p>
          </table:table-cell>
          <table:table-cell office:value-type="string" calcext:value-type="string">
            <text:p>tie for 1<text:span text:style-name="T1">st</text:span> ~10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date" office:date-value="2016-12-22" calcext:value-type="date">
            <text:p>12/22/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4" office:value-type="date" office:date-value="2016-12-23" calcext:value-type="date">
            <text:p>12/23/16</text:p>
          </table:table-cell>
          <table:table-cell office:value-type="string" calcext:value-type="string">
            <text:p>1<text:span text:style-name="T1">st</text:span> 88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12-25" calcext:value-type="date">
            <text:p>12/25/1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12/26/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4" office:value-type="date" office:date-value="2016-12-27" calcext:value-type="date">
            <text:p>12/27/16</text:p>
          </table:table-cell>
          <table:table-cell office:value-type="string" calcext:value-type="string">
            <text:p>1<text:span text:style-name="T1">st</text:span> ~30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12-28" calcext:value-type="date">
            <text:p>12/28/1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12-29" calcext:value-type="date">
            <text:p>12/29/1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12-30" calcext:value-type="date">
            <text:p>12/30/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5" office:value-type="date" office:date-value="2017-01-01" calcext:value-type="date">
            <text:p>01/01/17</text:p>
          </table:table-cell>
          <table:table-cell office:value-type="string" calcext:value-type="string">
            <text:p>2<text:span text:style-name="T1">nd</text:span> ~80</text:p>
          </table:table-cell>
        </table:table-row>
        <table:table-row table:style-name="ro2" table:number-rows-repeated="2">
          <table:table-cell table:number-columns-repeated="9"/>
          <table:table-cell table:style-name="Default"/>
          <table:table-cell/>
        </table:table-row>
        <table:table-row table:style-name="ro2">
          <table:table-cell table:style-name="Default" table:number-columns-repeated="10"/>
          <table:table-cell/>
        </table:table-row>
        <table:table-row table:style-name="ro2">
          <table:table-cell table:style-name="Default" table:formula="of:=AVERAGE([.A2:.A25])" office:value-type="float" office:value="1.33333333333333" calcext:value-type="float">
            <text:p>1.3333333333</text:p>
          </table:table-cell>
          <table:table-cell table:style-name="Default" table:formula="of:=AVERAGE([.B2:.B25])" office:value-type="float" office:value="3.38095238095238" calcext:value-type="float">
            <text:p>3.380952381</text:p>
          </table:table-cell>
          <table:table-cell table:style-name="Default" table:formula="of:=AVERAGE([.C2:.C25])" office:value-type="float" office:value="1.66666666666667" calcext:value-type="float">
            <text:p>1.6666666667</text:p>
          </table:table-cell>
          <table:table-cell table:style-name="Default" table:formula="of:=AVERAGE([.D2:.D25])" office:value-type="float" office:value="3.95238095238095" calcext:value-type="float">
            <text:p>3.9523809524</text:p>
          </table:table-cell>
          <table:table-cell table:style-name="Default" table:formula="of:=AVERAGE([.E2:.E25])" office:value-type="float" office:value="1.0952380952381" calcext:value-type="float">
            <text:p>1.0952380952</text:p>
          </table:table-cell>
          <table:table-cell table:style-name="Default" table:formula="of:=AVERAGE([.F2:.F25])" office:value-type="float" office:value="3.33333333333333" calcext:value-type="float">
            <text:p>3.3333333333</text:p>
          </table:table-cell>
          <table:table-cell table:style-name="Default" table:formula="of:=AVERAGE([.G2:.G25])" office:value-type="float" office:value="1.71428571428571" calcext:value-type="float">
            <text:p>1.7142857143</text:p>
          </table:table-cell>
          <table:table-cell table:style-name="Default" table:formula="of:=AVERAGE([.H2:.H25])" office:value-type="float" office:value="4.47619047619048" calcext:value-type="float">
            <text:p>4.4761904762</text:p>
          </table:table-cell>
          <table:table-cell table:style-name="Default" table:formula="of:=AVERAGE([.I2:.I25])" office:value-type="float" office:value="2.0952380952381" calcext:value-type="float">
            <text:p>2.0952380952</text:p>
          </table:table-cell>
          <table:table-cell table:style-name="Default"/>
          <table:table-cell/>
        </table:table-row>
        <table:table-row table:style-name="ro2">
          <table:table-cell table:style-name="Default" table:formula="of:=STDEV([.A2:.A25])" office:value-type="float" office:value="0.577350269189626" calcext:value-type="float">
            <text:p>0.5773502692</text:p>
          </table:table-cell>
          <table:table-cell table:style-name="Default" table:formula="of:=STDEV([.B2:.B25])" office:value-type="float" office:value="1.74574312188794" calcext:value-type="float">
            <text:p>1.7457431219</text:p>
          </table:table-cell>
          <table:table-cell table:style-name="Default" table:formula="of:=STDEV([.C2:.C25])" office:value-type="float" office:value="1.15470053837925" calcext:value-type="float">
            <text:p>1.1547005384</text:p>
          </table:table-cell>
          <table:table-cell table:style-name="Default" table:formula="of:=STDEV([.D2:.D25])" office:value-type="float" office:value="1.8835124230063" calcext:value-type="float">
            <text:p>1.883512423</text:p>
          </table:table-cell>
          <table:table-cell table:style-name="Default" table:formula="of:=STDEV([.E2:.E25])" office:value-type="float" office:value="0.300792603759119" calcext:value-type="float">
            <text:p>0.3007926038</text:p>
          </table:table-cell>
          <table:table-cell table:style-name="Default" table:formula="of:=STDEV([.F2:.F25])" office:value-type="float" office:value="1.71269767715535" calcext:value-type="float">
            <text:p>1.7126976772</text:p>
          </table:table-cell>
          <table:table-cell table:style-name="Default" table:formula="of:=STDEV([.G2:.G25])" office:value-type="float" office:value="0.956182887467515" calcext:value-type="float">
            <text:p>0.9561828875</text:p>
          </table:table-cell>
          <table:table-cell table:style-name="Default" table:formula="of:=STDEV([.H2:.H25])" office:value-type="float" office:value="2.20497273495723" calcext:value-type="float">
            <text:p>2.204972735</text:p>
          </table:table-cell>
          <table:table-cell table:style-name="Default" table:formula="of:=STDEV([.I2:.I25])" office:value-type="float" office:value="1.54611648670991" calcext:value-type="float">
            <text:p>1.5461164867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10"/>
          <table:table-cell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number-columns-repeated="2"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10"/>
          <table:table-cell/>
        </table:table-row>
        <table:table-row table:style-name="ro2">
          <table:table-cell table:style-name="Default" table:number-columns-repeated="2"/>
          <table:table-cell table:number-columns-repeated="2"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number-columns-repeated="2" table:style-name="Default" office:value-type="float" office:value="5" calcext:value-type="float">
            <text:p>5</text:p>
          </table:table-cell>
          <table:table-cell table:style-name="Default"/>
          <table:table-cell table:number-columns-repeated="3"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</table:table-row>
        <calcext:conditional-formats>
          <calcext:conditional-format calcext:target-range-address="'NBA Test'.A2:'NBA Test'.A24">
            <calcext:condition calcext:apply-style-name="inside" calcext:value="&lt;=[$'NBA Test'.$A$29]" calcext:base-cell-address="'NBA Test'.A2"/>
          </calcext:conditional-format>
          <calcext:conditional-format calcext:target-range-address="'NBA Test'.B2:'NBA Test'.B24">
            <calcext:condition calcext:apply-style-name="inside" calcext:value="&lt;=[$'NBA Test'.$B$29]" calcext:base-cell-address="'NBA Test'.B2"/>
          </calcext:conditional-format>
          <calcext:conditional-format calcext:target-range-address="'NBA Test'.E2:'NBA Test'.E24">
            <calcext:condition calcext:apply-style-name="inside" calcext:value="&lt;=[$'NBA Test'.$E$29]" calcext:base-cell-address="'NBA Test'.E2"/>
          </calcext:conditional-format>
          <calcext:conditional-format calcext:target-range-address="'NBA Test'.F2:'NBA Test'.F24">
            <calcext:condition calcext:apply-style-name="inside" calcext:value="between([$'NBA Test'.$F$29],[$'NBA Test'.$F$30])" calcext:base-cell-address="'NBA Test'.F2"/>
            <calcext:condition calcext:apply-style-name="inside" calcext:value="between([$'NBA Test'.$F$32],[$'NBA Test'.$F$33])" calcext:base-cell-address="'NBA Test'.F2"/>
          </calcext:conditional-format>
          <calcext:conditional-format calcext:target-range-address="'NBA Test'.H2:'NBA Test'.H24">
            <calcext:condition calcext:apply-style-name="inside" calcext:value="between([$'NBA Test'.$H$29],[$'NBA Test'.$H$30])" calcext:base-cell-address="'NBA Test'.H2"/>
            <calcext:condition calcext:apply-style-name="inside" calcext:value="between([$'NBA Test'.$H$32],[$'NBA Test'.$H$33])" calcext:base-cell-address="'NBA Test'.H2"/>
          </calcext:conditional-format>
          <calcext:conditional-format calcext:target-range-address="'NBA Test'.G2:'NBA Test'.G24">
            <calcext:condition calcext:apply-style-name="inside" calcext:value="between([$'NBA Test'.$G$29],[$'NBA Test'.$G$30])" calcext:base-cell-address="'NBA Test'.G2"/>
            <calcext:condition calcext:apply-style-name="inside" calcext:value="between([$'NBA Test'.$G$32],[$'NBA Test'.$G$33])" calcext:base-cell-address="'NBA Test'.G2"/>
          </calcext:conditional-format>
          <calcext:conditional-format calcext:target-range-address="'NBA Test'.C2:'NBA Test'.C24">
            <calcext:condition calcext:apply-style-name="inside" calcext:value="between([$'NBA Test'.$C$29],[$'NBA Test'.$C$30])" calcext:base-cell-address="'NBA Test'.C2"/>
            <calcext:condition calcext:apply-style-name="inside" calcext:value="between([$'NBA Test'.$C$32],[$'NBA Test'.$C$33])" calcext:base-cell-address="'NBA Test'.C2"/>
          </calcext:conditional-format>
          <calcext:conditional-format calcext:target-range-address="'NBA Test'.D2:'NBA Test'.D24">
            <calcext:condition calcext:apply-style-name="inside" calcext:value="between([$'NBA Test'.$D$29],[$'NBA Test'.$D$30])" calcext:base-cell-address="'NBA Test'.D2"/>
            <calcext:condition calcext:apply-style-name="inside" calcext:value="between([$'NBA Test'.$D$32],[$'NBA Test'.$D$33])" calcext:base-cell-address="'NBA Test'.D2"/>
          </calcext:conditional-format>
          <calcext:conditional-format calcext:target-range-address="'NBA Test'.I2:'NBA Test'.I24">
            <calcext:condition calcext:apply-style-name="inside" calcext:value="&lt;=[$'NBA Test'.$I$29]" calcext:base-cell-address="'NBA Test'.I2"/>
            <calcext:condition calcext:apply-style-name="inside" calcext:value="between([$'NBA Test'.$I$32],[$'NBA Test'.$I$33])" calcext:base-cell-address="'NBA Test'.I2"/>
          </calcext:conditional-format>
        </calcext:conditional-formats>
      </table:table>
      <table:table table:name="NBA" table:style-name="ta1">
        <table:shapes>
          <draw:frame draw:z-index="0" draw:style-name="gr1" draw:text-style-name="P1" svg:width="1078.7pt" svg:height="449.52pt" svg:x="160.72pt" svg:y="1310.14pt">
            <loext:p draw:notify-on-update-of-ranges="NBA.B3:NBA.B3 NBA.D3:NBA.D3 NBA.F3:NBA.F3 NBA.H3:NBA.H3 NBA.J3:NBA.J3 NBA.L3:NBA.L3 NBA.N3:NBA.N3 NBA.P3:NBA.P3 NBA.R3:NBA.R3 NBA.B13:NBA.B13 NBA.D13:NBA.D13 NBA.F13:NBA.F13 NBA.H13:NBA.H13 NBA.J13:NBA.J13 NBA.L13:NBA.L13 NBA.N13:NBA.N13 NBA.P13:NBA.P13 NBA.R13:NBA.R13 NBA.B5:NBA.B5 NBA.D5:NBA.D5 NBA.F5:NBA.F5 NBA.H5:NBA.H5 NBA.J5:NBA.J5 NBA.L5:NBA.L5 NBA.N5:NBA.N5 NBA.P5:NBA.P5 NBA.R5:NBA.R5 NBA.B9:NBA.B9 NBA.D9:NBA.D9 NBA.F9:NBA.F9 NBA.H9:NBA.H9 NBA.J9:NBA.J9 NBA.L9:NBA.L9 NBA.N9:NBA.N9 NBA.P9:NBA.P9 NBA.R9:NBA.R9 NBA.B16:NBA.B16 NBA.D16:NBA.D16 NBA.F16:NBA.F16 NBA.H16:NBA.H16 NBA.J16:NBA.J16 NBA.L16:NBA.L16 NBA.N16:NBA.N16 NBA.P16:NBA.P16 NBA.R16:NBA.R16 NBA.B17:NBA.B17 NBA.D17:NBA.D17 NBA.F17:NBA.F17 NBA.H17:NBA.H17 NBA.J17:NBA.J17 NBA.L17:NBA.L17 NBA.N17:NBA.N17 NBA.P17:NBA.P17 NBA.R17:NBA.R17 NBA.B18:NBA.B18 NBA.D18:NBA.D18 NBA.F18:NBA.F18 NBA.H18:NBA.H18 NBA.J18:NBA.J18 NBA.L18:NBA.L18 NBA.N18:NBA.N18 NBA.P18:NBA.P18 NBA.R18:NBA.R18 NBA.B14:NBA.B14 NBA.D14:NBA.D14 NBA.F14:NBA.F14 NBA.H14:NBA.H14 NBA.J14:NBA.J14 NBA.L14:NBA.L14 NBA.N14:NBA.N14 NBA.P14:NBA.P14 NBA.R14:NBA.R14 NBA.B15:NBA.B15 NBA.D15:NBA.D15 NBA.F15:NBA.F15 NBA.H15:NBA.H15 NBA.J15:NBA.J15 NBA.L15:NBA.L15 NBA.N15:NBA.N15 NBA.P15:NBA.P15 NBA.R15:NBA.R15 NBA.B4:NBA.B4 NBA.D4:NBA.D4 NBA.F4:NBA.F4 NBA.H4:NBA.H4 NBA.J4:NBA.J4 NBA.L4:NBA.L4 NBA.N4:NBA.N4 NBA.P4:NBA.P4 NBA.R4:NBA.R4 NBA.B6:NBA.B6 NBA.D6:NBA.D6 NBA.F6:NBA.F6 NBA.H6:NBA.H6 NBA.J6:NBA.J6 NBA.L6:NBA.L6 NBA.N6:NBA.N6 NBA.P6:NBA.P6 NBA.R6:NBA.R6 NBA.B7:NBA.B7 NBA.D7:NBA.D7 NBA.F7:NBA.F7 NBA.H7:NBA.H7 NBA.J7:NBA.J7 NBA.L7:NBA.L7 NBA.N7:NBA.N7 NBA.P7:NBA.P7 NBA.R7:NBA.R7 NBA.B8:NBA.B8 NBA.D8:NBA.D8 NBA.F8:NBA.F8 NBA.H8:NBA.H8 NBA.J8:NBA.J8 NBA.L8:NBA.L8 NBA.N8:NBA.N8 NBA.P8:NBA.P8 NBA.R8:NBA.R8 NBA.B10:NBA.B10 NBA.D10:NBA.D10 NBA.F10:NBA.F10 NBA.H10:NBA.H10 NBA.J10:NBA.J10 NBA.L10:NBA.L10 NBA.N10:NBA.N10 NBA.P10:NBA.P10 NBA.R10:NBA.R10 NBA.B11:NBA.B11 NBA.D11:NBA.D11 NBA.F11:NBA.F11 NBA.H11:NBA.H11 NBA.J11:NBA.J11 NBA.L11:NBA.L11 NBA.N11:NBA.N11 NBA.P11:NBA.P11 NBA.R11:NBA.R11 NBA.B12:NBA.B12 NBA.D12:NBA.D12 NBA.F12:NBA.F12 NBA.H12:NBA.H12 NBA.J12:NBA.J12 NBA.L12:NBA.L12 NBA.N12:NBA.N12 NBA.P12:NBA.P12 NBA.R12:NBA.R12 NBA.B19:NBA.B19 NBA.D19:NBA.D19 NBA.F19:NBA.F19 NBA.H19:NBA.H19 NBA.J19:NBA.J19 NBA.L19:NBA.L19 NBA.N19:NBA.N19 NBA.P19:NBA.P19 NBA.R19:NBA.R19 NBA.B20:NBA.B20 NBA.D20:NBA.D20 NBA.F20:NBA.F20 NBA.H20:NBA.H20 NBA.J20:NBA.J20 NBA.L20:NBA.L20 NBA.N20:NBA.N20 NBA.P20:NBA.P20 NBA.R20:NBA.R20 NBA.B21:NBA.B21 NBA.D21:NBA.D21 NBA.F21:NBA.F21 NBA.H21:NBA.H21 NBA.J21:NBA.J21 NBA.L21:NBA.L21 NBA.N21:NBA.N21 NBA.P21:NBA.P21 NBA.R21:NBA.R21 NBA.B22:NBA.B22 NBA.D22:NBA.D22 NBA.F22:NBA.F22 NBA.H22:NBA.H22 NBA.J22:NBA.J22 NBA.L22:NBA.L22 NBA.N22:NBA.N22 NBA.P22:NBA.P22 NBA.R22:NBA.R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77.19pt" svg:height="365.19pt" svg:x="140.4pt" svg:y="944.96pt">
            <loext:p draw:notify-on-update-of-ranges="NBA.A3:NBA.A3 NBA.C3:NBA.C3 NBA.E3:NBA.E3 NBA.G3:NBA.G3 NBA.I3:NBA.I3 NBA.K3:NBA.K3 NBA.M3:NBA.M3 NBA.O3:NBA.O3 NBA.Q3:NBA.Q3 NBA.A16:NBA.A16 NBA.C16:NBA.C16 NBA.E16:NBA.E16 NBA.G16:NBA.G16 NBA.I16:NBA.I16 NBA.K16:NBA.K16 NBA.M16:NBA.M16 NBA.O16:NBA.O16 NBA.Q16:NBA.Q16 NBA.A17:NBA.A17 NBA.C17:NBA.C17 NBA.E17:NBA.E17 NBA.G17:NBA.G17 NBA.I17:NBA.I17 NBA.K17:NBA.K17 NBA.M17:NBA.M17 NBA.O17:NBA.O17 NBA.Q17:NBA.Q17 NBA.A18:NBA.A18 NBA.C18:NBA.C18 NBA.E18:NBA.E18 NBA.G18:NBA.G18 NBA.I18:NBA.I18 NBA.K18:NBA.K18 NBA.M18:NBA.M18 NBA.O18:NBA.O18 NBA.Q18:NBA.Q18 NBA.A19:NBA.A19 NBA.C19:NBA.C19 NBA.E19:NBA.E19 NBA.G19:NBA.G19 NBA.I19:NBA.I19 NBA.K19:NBA.K19 NBA.M19:NBA.M19 NBA.O19:NBA.O19 NBA.Q19:NBA.Q19 NBA.A20:NBA.A20 NBA.C20:NBA.C20 NBA.E20:NBA.E20 NBA.G20:NBA.G20 NBA.I20:NBA.I20 NBA.K20:NBA.K20 NBA.M20:NBA.M20 NBA.O20:NBA.O20 NBA.Q20:NBA.Q20 NBA.A21:NBA.A21 NBA.C21:NBA.C21 NBA.E21:NBA.E21 NBA.G21:NBA.G21 NBA.I21:NBA.I21 NBA.K21:NBA.K21 NBA.M21:NBA.M21 NBA.O21:NBA.O21 NBA.Q21:NBA.Q21 NBA.A22:NBA.A22 NBA.C22:NBA.C22 NBA.E22:NBA.E22 NBA.G22:NBA.G22 NBA.I22:NBA.I22 NBA.K22:NBA.K22 NBA.M22:NBA.M22 NBA.O22:NBA.O22 NBA.Q22:NBA.Q22 NBA.A8:NBA.A8 NBA.C8:NBA.C8 NBA.E8:NBA.E8 NBA.G8:NBA.G8 NBA.I8:NBA.I8 NBA.K8:NBA.K8 NBA.M8:NBA.M8 NBA.O8:NBA.O8 NBA.Q8:NBA.Q8 NBA.A9:NBA.A9 NBA.C9:NBA.C9 NBA.E9:NBA.E9 NBA.G9:NBA.G9 NBA.I9:NBA.I9 NBA.K9:NBA.K9 NBA.M9:NBA.M9 NBA.O9:NBA.O9 NBA.Q9:NBA.Q9 NBA.A10:NBA.A10 NBA.C10:NBA.C10 NBA.E10:NBA.E10 NBA.G10:NBA.G10 NBA.I10:NBA.I10 NBA.K10:NBA.K10 NBA.M10:NBA.M10 NBA.O10:NBA.O10 NBA.Q10:NBA.Q10 NBA.A11:NBA.A11 NBA.C11:NBA.C11 NBA.E11:NBA.E11 NBA.G11:NBA.G11 NBA.I11:NBA.I11 NBA.K11:NBA.K11 NBA.M11:NBA.M11 NBA.O11:NBA.O11 NBA.Q11:NBA.Q11 NBA.A12:NBA.A12 NBA.C12:NBA.C12 NBA.E12:NBA.E12 NBA.G12:NBA.G12 NBA.I12:NBA.I12 NBA.K12:NBA.K12 NBA.M12:NBA.M12 NBA.O12:NBA.O12 NBA.Q12:NBA.Q12 NBA.A13:NBA.A13 NBA.C13:NBA.C13 NBA.E13:NBA.E13 NBA.G13:NBA.G13 NBA.I13:NBA.I13 NBA.K13:NBA.K13 NBA.M13:NBA.M13 NBA.O13:NBA.O13 NBA.Q13:NBA.Q13 NBA.A14:NBA.A14 NBA.C14:NBA.C14 NBA.E14:NBA.E14 NBA.G14:NBA.G14 NBA.I14:NBA.I14 NBA.K14:NBA.K14 NBA.M14:NBA.M14 NBA.O14:NBA.O14 NBA.Q14:NBA.Q14 NBA.A15:NBA.A15 NBA.C15:NBA.C15 NBA.E15:NBA.E15 NBA.G15:NBA.G15 NBA.I15:NBA.I15 NBA.K15:NBA.K15 NBA.M15:NBA.M15 NBA.O15:NBA.O15 NBA.Q15:NBA.Q15 NBA.A4:NBA.A4 NBA.C4:NBA.C4 NBA.E4:NBA.E4 NBA.G4:NBA.G4 NBA.I4:NBA.I4 NBA.K4:NBA.K4 NBA.M4:NBA.M4 NBA.O4:NBA.O4 NBA.Q4:NBA.Q4 NBA.A5:NBA.A5 NBA.C5:NBA.C5 NBA.E5:NBA.E5 NBA.G5:NBA.G5 NBA.I5:NBA.I5 NBA.K5:NBA.K5 NBA.M5:NBA.M5 NBA.O5:NBA.O5 NBA.Q5:NBA.Q5 NBA.A6:NBA.A6 NBA.C6:NBA.C6 NBA.E6:NBA.E6 NBA.G6:NBA.G6 NBA.I6:NBA.I6 NBA.K6:NBA.K6 NBA.M6:NBA.M6 NBA.O6:NBA.O6 NBA.Q6:NBA.Q6 NBA.A7:NBA.A7 NBA.C7:NBA.C7 NBA.E7:NBA.E7 NBA.G7:NBA.G7 NBA.I7:NBA.I7 NBA.K7:NBA.K7 NBA.M7:NBA.M7 NBA.O7:NBA.O7 NBA.Q7:NBA.Q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NBA Salary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FPPG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FPP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FPP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FPPG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PPG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PPG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PPG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PP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PPG</text:p>
          </table:table-cell>
          <table:table-cell table:number-columns-repeated="2"/>
        </table:table-row>
        <table:table-row table:style-name="ro2">
          <table:table-cell office:value-type="float" office:value="9100" calcext:value-type="float">
            <text:p>9100</text:p>
          </table:table-cell>
          <table:table-cell office:value-type="float" office:value="40.3" calcext:value-type="float">
            <text:p>40.3</text:p>
          </table:table-cell>
          <table:table-cell office:value-type="float" office:value="3600" calcext:value-type="float">
            <text:p>3600</text:p>
          </table:table-cell>
          <table:table-cell office:value-type="float" office:value="13.6" calcext:value-type="float">
            <text:p>13.6</text:p>
          </table:table-cell>
          <table:table-cell office:value-type="float" office:value="6200" calcext:value-type="float">
            <text:p>6200</text:p>
          </table:table-cell>
          <table:table-cell office:value-type="float" office:value="28.19" calcext:value-type="float">
            <text:p>28.19</text:p>
          </table:table-cell>
          <table:table-cell office:value-type="float" office:value="5500" calcext:value-type="float">
            <text:p>5500</text:p>
          </table:table-cell>
          <table:table-cell office:value-type="float" office:value="25.9" calcext:value-type="float">
            <text:p>25.9</text:p>
          </table:table-cell>
          <table:table-cell office:value-type="float" office:value="8300" calcext:value-type="float">
            <text:p>8300</text:p>
          </table:table-cell>
          <table:table-cell office:value-type="float" office:value="35.62" calcext:value-type="float">
            <text:p>35.62</text:p>
          </table:table-cell>
          <table:table-cell office:value-type="float" office:value="7900" calcext:value-type="float">
            <text:p>7900</text:p>
          </table:table-cell>
          <table:table-cell office:value-type="float" office:value="36.59" calcext:value-type="float">
            <text:p>36.59</text:p>
          </table:table-cell>
          <table:table-cell office:value-type="float" office:value="8000" calcext:value-type="float">
            <text:p>8000</text:p>
          </table:table-cell>
          <table:table-cell office:value-type="float" office:value="37.57" calcext:value-type="float">
            <text:p>37.57</text:p>
          </table:table-cell>
          <table:table-cell office:value-type="float" office:value="3500" calcext:value-type="float">
            <text:p>3500</text:p>
          </table:table-cell>
          <table:table-cell office:value-type="float" office:value="8.22" calcext:value-type="float">
            <text:p>8.22</text:p>
          </table:table-cell>
          <table:table-cell office:value-type="float" office:value="6900" calcext:value-type="float">
            <text:p>6900</text:p>
          </table:table-cell>
          <table:table-cell office:value-type="float" office:value="30" calcext:value-type="float">
            <text:p>30</text:p>
          </table:table-cell>
          <table:table-cell table:style-name="ce22" office:value-type="date" office:date-value="2016-12-05" calcext:value-type="date">
            <text:p>12/05/16</text:p>
          </table:table-cell>
          <table:table-cell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31.52" calcext:value-type="float">
            <text:p>31.52</text:p>
          </table:table-cell>
          <table:table-cell office:value-type="float" office:value="6500" calcext:value-type="float">
            <text:p>6500</text:p>
          </table:table-cell>
          <table:table-cell office:value-type="float" office:value="22.2" calcext:value-type="float">
            <text:p>22.2</text:p>
          </table:table-cell>
          <table:table-cell office:value-type="float" office:value="7000" calcext:value-type="float">
            <text:p>7000</text:p>
          </table:table-cell>
          <table:table-cell office:value-type="float" office:value="32.08" calcext:value-type="float">
            <text:p>32.08</text:p>
          </table:table-cell>
          <table:table-cell office:value-type="float" office:value="4300" calcext:value-type="float">
            <text:p>4300</text:p>
          </table:table-cell>
          <table:table-cell office:value-type="float" office:value="21.42" calcext:value-type="float">
            <text:p>21.42</text:p>
          </table:table-cell>
          <table:table-cell office:value-type="float" office:value="9200" calcext:value-type="float">
            <text:p>9200</text:p>
          </table:table-cell>
          <table:table-cell office:value-type="float" office:value="41.79" calcext:value-type="float">
            <text:p>41.79</text:p>
          </table:table-cell>
          <table:table-cell office:value-type="float" office:value="7600" calcext:value-type="float">
            <text:p>7600</text:p>
          </table:table-cell>
          <table:table-cell office:value-type="float" office:value="34.66" calcext:value-type="float">
            <text:p>34.66</text:p>
          </table:table-cell>
          <table:table-cell office:value-type="float" office:value="5600" calcext:value-type="float">
            <text:p>5600</text:p>
          </table:table-cell>
          <table:table-cell office:value-type="float" office:value="26.42" calcext:value-type="float">
            <text:p>26.42</text:p>
          </table:table-cell>
          <table:table-cell office:value-type="float" office:value="3600" calcext:value-type="float">
            <text:p>3600</text:p>
          </table:table-cell>
          <table:table-cell office:value-type="float" office:value="11.83" calcext:value-type="float">
            <text:p>11.83</text:p>
          </table:table-cell>
          <table:table-cell office:value-type="float" office:value="9100" calcext:value-type="float">
            <text:p>9100</text:p>
          </table:table-cell>
          <table:table-cell office:value-type="float" office:value="41.35" calcext:value-type="float">
            <text:p>41.35</text:p>
          </table:table-cell>
          <table:table-cell table:style-name="ce22" office:value-type="date" office:date-value="2016-12-06" calcext:value-type="date">
            <text:p>12/06/16</text:p>
          </table:table-cell>
          <table:table-cell/>
        </table:table-row>
        <table:table-row table:style-name="ro2">
          <table:table-cell office:value-type="float" office:value="9100" calcext:value-type="float">
            <text:p>9100</text:p>
          </table:table-cell>
          <table:table-cell office:value-type="float" office:value="40.58" calcext:value-type="float">
            <text:p>40.58</text:p>
          </table:table-cell>
          <table:table-cell office:value-type="float" office:value="7000" calcext:value-type="float">
            <text:p>7000</text:p>
          </table:table-cell>
          <table:table-cell office:value-type="float" office:value="32.2" calcext:value-type="float">
            <text:p>32.2</text:p>
          </table:table-cell>
          <table:table-cell office:value-type="float" office:value="5900" calcext:value-type="float">
            <text:p>5900</text:p>
          </table:table-cell>
          <table:table-cell office:value-type="float" office:value="26.15" calcext:value-type="float">
            <text:p>26.15</text:p>
          </table:table-cell>
          <table:table-cell office:value-type="float" office:value="3800" calcext:value-type="float">
            <text:p>3800</text:p>
          </table:table-cell>
          <table:table-cell office:value-type="float" office:value="17.22" calcext:value-type="float">
            <text:p>17.22</text:p>
          </table:table-cell>
          <table:table-cell office:value-type="float" office:value="10200" calcext:value-type="float">
            <text:p>10200</text:p>
          </table:table-cell>
          <table:table-cell office:value-type="float" office:value="48.37" calcext:value-type="float">
            <text:p>48.37</text:p>
          </table:table-cell>
          <table:table-cell office:value-type="float" office:value="8300" calcext:value-type="float">
            <text:p>8300</text:p>
          </table:table-cell>
          <table:table-cell office:value-type="float" office:value="35.76" calcext:value-type="float">
            <text:p>35.76</text:p>
          </table:table-cell>
          <table:table-cell office:value-type="float" office:value="7900" calcext:value-type="float">
            <text:p>7900</text:p>
          </table:table-cell>
          <table:table-cell office:value-type="float" office:value="37.3" calcext:value-type="float">
            <text:p>37.3</text:p>
          </table:table-cell>
          <table:table-cell office:value-type="float" office:value="3500" calcext:value-type="float">
            <text:p>3500</text:p>
          </table:table-cell>
          <table:table-cell office:value-type="float" office:value="16.03" calcext:value-type="float">
            <text:p>16.03</text:p>
          </table:table-cell>
          <table:table-cell office:value-type="float" office:value="3500" calcext:value-type="float">
            <text:p>3500</text:p>
          </table:table-cell>
          <table:table-cell office:value-type="float" office:value="14.01" calcext:value-type="float">
            <text:p>14.01</text:p>
          </table:table-cell>
          <table:table-cell table:style-name="ce22" office:value-type="date" office:date-value="2016-12-07" calcext:value-type="date">
            <text:p>12/07/16</text:p>
          </table:table-cell>
          <table:table-cell/>
        </table:table-row>
        <table:table-row table:style-name="ro2">
          <table:table-cell office:value-type="float" office:value="9100" calcext:value-type="float">
            <text:p>9100</text:p>
          </table:table-cell>
          <table:table-cell office:value-type="float" office:value="40.85" calcext:value-type="float">
            <text:p>40.85</text:p>
          </table:table-cell>
          <table:table-cell office:value-type="float" office:value="6000" calcext:value-type="float">
            <text:p>6000</text:p>
          </table:table-cell>
          <table:table-cell office:value-type="float" office:value="27.22" calcext:value-type="float">
            <text:p>27.22</text:p>
          </table:table-cell>
          <table:table-cell office:value-type="float" office:value="7200" calcext:value-type="float">
            <text:p>7200</text:p>
          </table:table-cell>
          <table:table-cell office:value-type="float" office:value="32.13" calcext:value-type="float">
            <text:p>32.13</text:p>
          </table:table-cell>
          <table:table-cell office:value-type="float" office:value="3500" calcext:value-type="float">
            <text:p>3500</text:p>
          </table:table-cell>
          <table:table-cell office:value-type="float" office:value="15.85" calcext:value-type="float">
            <text:p>15.85</text:p>
          </table:table-cell>
          <table:table-cell office:value-type="float" office:value="8100" calcext:value-type="float">
            <text:p>8100</text:p>
          </table:table-cell>
          <table:table-cell office:value-type="float" office:value="39.11" calcext:value-type="float">
            <text:p>39.11</text:p>
          </table:table-cell>
          <table:table-cell office:value-type="float" office:value="3500" calcext:value-type="float">
            <text:p>3500</text:p>
          </table:table-cell>
          <table:table-cell office:value-type="float" office:value="10.8" calcext:value-type="float">
            <text:p>10.8</text:p>
          </table:table-cell>
          <table:table-cell office:value-type="float" office:value="7900" calcext:value-type="float">
            <text:p>7900</text:p>
          </table:table-cell>
          <table:table-cell office:value-type="float" office:value="37.38" calcext:value-type="float">
            <text:p>37.38</text:p>
          </table:table-cell>
          <table:table-cell office:value-type="float" office:value="6400" calcext:value-type="float">
            <text:p>6400</text:p>
          </table:table-cell>
          <table:table-cell office:value-type="float" office:value="29.53" calcext:value-type="float">
            <text:p>29.53</text:p>
          </table:table-cell>
          <table:table-cell office:value-type="float" office:value="7300" calcext:value-type="float">
            <text:p>7300</text:p>
          </table:table-cell>
          <table:table-cell office:value-type="float" office:value="31.17" calcext:value-type="float">
            <text:p>31.17</text:p>
          </table:table-cell>
          <table:table-cell table:style-name="ce22" office:value-type="date" office:date-value="2016-12-08" calcext:value-type="date">
            <text:p>12/08/16</text:p>
          </table:table-cell>
          <table:table-cell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33.86" calcext:value-type="float">
            <text:p>33.86</text:p>
          </table:table-cell>
          <table:table-cell office:value-type="float" office:value="6500" calcext:value-type="float">
            <text:p>6500</text:p>
          </table:table-cell>
          <table:table-cell office:value-type="float" office:value="23.55" calcext:value-type="float">
            <text:p>23.55</text:p>
          </table:table-cell>
          <table:table-cell office:value-type="float" office:value="6000" calcext:value-type="float">
            <text:p>6000</text:p>
          </table:table-cell>
          <table:table-cell office:value-type="float" office:value="27.15" calcext:value-type="float">
            <text:p>27.15</text:p>
          </table:table-cell>
          <table:table-cell office:value-type="float" office:value="3500" calcext:value-type="float">
            <text:p>3500</text:p>
          </table:table-cell>
          <table:table-cell office:value-type="float" office:value="9.51" calcext:value-type="float">
            <text:p>9.51</text:p>
          </table:table-cell>
          <table:table-cell office:value-type="float" office:value="7300" calcext:value-type="float">
            <text:p>7300</text:p>
          </table:table-cell>
          <table:table-cell office:value-type="float" office:value="34.12" calcext:value-type="float">
            <text:p>34.12</text:p>
          </table:table-cell>
          <table:table-cell office:value-type="float" office:value="4200" calcext:value-type="float">
            <text:p>4200</text:p>
          </table:table-cell>
          <table:table-cell office:value-type="float" office:value="16.14" calcext:value-type="float">
            <text:p>16.14</text:p>
          </table:table-cell>
          <table:table-cell office:value-type="float" office:value="7400" calcext:value-type="float">
            <text:p>7400</text:p>
          </table:table-cell>
          <table:table-cell office:value-type="float" office:value="33.91" calcext:value-type="float">
            <text:p>33.91</text:p>
          </table:table-cell>
          <table:table-cell office:value-type="float" office:value="4700" calcext:value-type="float">
            <text:p>4700</text:p>
          </table:table-cell>
          <table:table-cell office:value-type="float" office:value="21.53" calcext:value-type="float">
            <text:p>21.53</text:p>
          </table:table-cell>
          <table:table-cell office:value-type="float" office:value="11200" calcext:value-type="float">
            <text:p>11200</text:p>
          </table:table-cell>
          <table:table-cell office:value-type="float" office:value="49.18" calcext:value-type="float">
            <text:p>49.18</text:p>
          </table:table-cell>
          <table:table-cell table:style-name="ce22" office:value-type="date" office:date-value="2016-12-09" calcext:value-type="date">
            <text:p>12/09/16</text:p>
          </table:table-cell>
          <table:table-cell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40.43" calcext:value-type="float">
            <text:p>40.43</text:p>
          </table:table-cell>
          <table:table-cell office:value-type="float" office:value="4900" calcext:value-type="float">
            <text:p>4900</text:p>
          </table:table-cell>
          <table:table-cell office:value-type="float" office:value="25.13" calcext:value-type="float">
            <text:p>25.13</text:p>
          </table:table-cell>
          <table:table-cell office:value-type="float" office:value="4000" calcext:value-type="float">
            <text:p>4000</text:p>
          </table:table-cell>
          <table:table-cell office:value-type="float" office:value="17.83" calcext:value-type="float">
            <text:p>17.83</text:p>
          </table:table-cell>
          <table:table-cell office:value-type="float" office:value="3500" calcext:value-type="float">
            <text:p>3500</text:p>
          </table:table-cell>
          <table:table-cell office:value-type="float" office:value="11.77" calcext:value-type="float">
            <text:p>11.77</text:p>
          </table:table-cell>
          <table:table-cell office:value-type="float" office:value="8100" calcext:value-type="float">
            <text:p>8100</text:p>
          </table:table-cell>
          <table:table-cell office:value-type="float" office:value="37.27" calcext:value-type="float">
            <text:p>37.27</text:p>
          </table:table-cell>
          <table:table-cell office:value-type="float" office:value="7200" calcext:value-type="float">
            <text:p>7200</text:p>
          </table:table-cell>
          <table:table-cell office:value-type="float" office:value="33.16" calcext:value-type="float">
            <text:p>33.16</text:p>
          </table:table-cell>
          <table:table-cell office:value-type="float" office:value="3600" calcext:value-type="float">
            <text:p>3600</text:p>
          </table:table-cell>
          <table:table-cell office:value-type="float" office:value="16.41" calcext:value-type="float">
            <text:p>16.41</text:p>
          </table:table-cell>
          <table:table-cell office:value-type="float" office:value="3600" calcext:value-type="float">
            <text:p>3600</text:p>
          </table:table-cell>
          <table:table-cell office:value-type="float" office:value="12.03" calcext:value-type="float">
            <text:p>12.03</text:p>
          </table:table-cell>
          <table:table-cell office:value-type="float" office:value="7400" calcext:value-type="float">
            <text:p>7400</text:p>
          </table:table-cell>
          <table:table-cell office:value-type="float" office:value="31.62" calcext:value-type="float">
            <text:p>31.62</text:p>
          </table:table-cell>
          <table:table-cell table:style-name="ce22" office:value-type="date" office:date-value="2016-12-10" calcext:value-type="date">
            <text:p>12/10/16</text:p>
          </table:table-cell>
          <table:table-cell/>
        </table:table-row>
        <table:table-row table:style-name="ro2">
          <table:table-cell office:value-type="float" office:value="9700" calcext:value-type="float">
            <text:p>9700</text:p>
          </table:table-cell>
          <table:table-cell office:value-type="float" office:value="41.72" calcext:value-type="float">
            <text:p>41.72</text:p>
          </table:table-cell>
          <table:table-cell office:value-type="float" office:value="8500" calcext:value-type="float">
            <text:p>8500</text:p>
          </table:table-cell>
          <table:table-cell office:value-type="float" office:value="35.41" calcext:value-type="float">
            <text:p>35.41</text:p>
          </table:table-cell>
          <table:table-cell office:value-type="float" office:value="7600" calcext:value-type="float">
            <text:p>7600</text:p>
          </table:table-cell>
          <table:table-cell office:value-type="float" office:value="33.44" calcext:value-type="float">
            <text:p>33.44</text:p>
          </table:table-cell>
          <table:table-cell office:value-type="float" office:value="4000" calcext:value-type="float">
            <text:p>4000</text:p>
          </table:table-cell>
          <table:table-cell office:value-type="float" office:value="17.65" calcext:value-type="float">
            <text:p>17.65</text:p>
          </table:table-cell>
          <table:table-cell office:value-type="float" office:value="7800" calcext:value-type="float">
            <text:p>7800</text:p>
          </table:table-cell>
          <table:table-cell office:value-type="float" office:value="34.84" calcext:value-type="float">
            <text:p>34.84</text:p>
          </table:table-cell>
          <table:table-cell office:value-type="float" office:value="4900" calcext:value-type="float">
            <text:p>4900</text:p>
          </table:table-cell>
          <table:table-cell office:value-type="float" office:value="22.28" calcext:value-type="float">
            <text:p>22.28</text:p>
          </table:table-cell>
          <table:table-cell office:value-type="float" office:value="8000" calcext:value-type="float">
            <text:p>8000</text:p>
          </table:table-cell>
          <table:table-cell office:value-type="float" office:value="34.77" calcext:value-type="float">
            <text:p>34.77</text:p>
          </table:table-cell>
          <table:table-cell office:value-type="float" office:value="3500" calcext:value-type="float">
            <text:p>3500</text:p>
          </table:table-cell>
          <table:table-cell office:value-type="float" office:value="11.38" calcext:value-type="float">
            <text:p>11.38</text:p>
          </table:table-cell>
          <table:table-cell office:value-type="float" office:value="4700" calcext:value-type="float">
            <text:p>4700</text:p>
          </table:table-cell>
          <table:table-cell office:value-type="float" office:value="16.02" calcext:value-type="float">
            <text:p>16.02</text:p>
          </table:table-cell>
          <table:table-cell table:style-name="ce22" office:value-type="date" office:date-value="2016-12-13" calcext:value-type="date">
            <text:p>12/13/16</text:p>
          </table:table-cell>
          <table:table-cell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57.4" calcext:value-type="float">
            <text:p>57.4</text:p>
          </table:table-cell>
          <table:table-cell office:value-type="float" office:value="4200" calcext:value-type="float">
            <text:p>4200</text:p>
          </table:table-cell>
          <table:table-cell office:value-type="float" office:value="17.82" calcext:value-type="float">
            <text:p>17.82</text:p>
          </table:table-cell>
          <table:table-cell office:value-type="float" office:value="6900" calcext:value-type="float">
            <text:p>6900</text:p>
          </table:table-cell>
          <table:table-cell office:value-type="float" office:value="31.59" calcext:value-type="float">
            <text:p>31.59</text:p>
          </table:table-cell>
          <table:table-cell office:value-type="float" office:value="5400" calcext:value-type="float">
            <text:p>5400</text:p>
          </table:table-cell>
          <table:table-cell office:value-type="float" office:value="24.78" calcext:value-type="float">
            <text:p>24.78</text:p>
          </table:table-cell>
          <table:table-cell office:value-type="float" office:value="8300" calcext:value-type="float">
            <text:p>8300</text:p>
          </table:table-cell>
          <table:table-cell office:value-type="float" office:value="39.47" calcext:value-type="float">
            <text:p>39.47</text:p>
          </table:table-cell>
          <table:table-cell office:value-type="float" office:value="5600" calcext:value-type="float">
            <text:p>5600</text:p>
          </table:table-cell>
          <table:table-cell office:value-type="float" office:value="24.49" calcext:value-type="float">
            <text:p>24.49</text:p>
          </table:table-cell>
          <table:table-cell office:value-type="float" office:value="5100" calcext:value-type="float">
            <text:p>5100</text:p>
          </table:table-cell>
          <table:table-cell office:value-type="float" office:value="21.72" calcext:value-type="float">
            <text:p>21.72</text:p>
          </table:table-cell>
          <table:table-cell office:value-type="float" office:value="3600" calcext:value-type="float">
            <text:p>3600</text:p>
          </table:table-cell>
          <table:table-cell office:value-type="float" office:value="15.4" calcext:value-type="float">
            <text:p>15.4</text:p>
          </table:table-cell>
          <table:table-cell office:value-type="float" office:value="6000" calcext:value-type="float">
            <text:p>6000</text:p>
          </table:table-cell>
          <table:table-cell office:value-type="float" office:value="26.06" calcext:value-type="float">
            <text:p>26.06</text:p>
          </table:table-cell>
          <table:table-cell table:style-name="ce22" office:value-type="date" office:date-value="2016-12-14" calcext:value-type="date">
            <text:p>12/14/16</text:p>
          </table:table-cell>
          <table:table-cell/>
        </table:table-row>
        <table:table-row table:style-name="ro2">
          <table:table-cell office:value-type="float" office:value="9500" calcext:value-type="float">
            <text:p>9500</text:p>
          </table:table-cell>
          <table:table-cell office:value-type="float" office:value="41.36" calcext:value-type="float">
            <text:p>41.36</text:p>
          </table:table-cell>
          <table:table-cell office:value-type="float" office:value="9100" calcext:value-type="float">
            <text:p>9100</text:p>
          </table:table-cell>
          <table:table-cell office:value-type="float" office:value="40.24" calcext:value-type="float">
            <text:p>40.24</text:p>
          </table:table-cell>
          <table:table-cell office:value-type="float" office:value="4500" calcext:value-type="float">
            <text:p>4500</text:p>
          </table:table-cell>
          <table:table-cell office:value-type="float" office:value="18.34" calcext:value-type="float">
            <text:p>18.34</text:p>
          </table:table-cell>
          <table:table-cell office:value-type="float" office:value="3600" calcext:value-type="float">
            <text:p>3600</text:p>
          </table:table-cell>
          <table:table-cell office:value-type="float" office:value="13.14" calcext:value-type="float">
            <text:p>13.14</text:p>
          </table:table-cell>
          <table:table-cell office:value-type="float" office:value="9700" calcext:value-type="float">
            <text:p>9700</text:p>
          </table:table-cell>
          <table:table-cell office:value-type="float" office:value="46.32" calcext:value-type="float">
            <text:p>46.32</text:p>
          </table:table-cell>
          <table:table-cell office:value-type="float" office:value="5700" calcext:value-type="float">
            <text:p>5700</text:p>
          </table:table-cell>
          <table:table-cell office:value-type="float" office:value="25.28" calcext:value-type="float">
            <text:p>25.28</text:p>
          </table:table-cell>
          <table:table-cell office:value-type="float" office:value="6000" calcext:value-type="float">
            <text:p>6000</text:p>
          </table:table-cell>
          <table:table-cell office:value-type="float" office:value="25.27" calcext:value-type="float">
            <text:p>25.27</text:p>
          </table:table-cell>
          <table:table-cell office:value-type="float" office:value="4700" calcext:value-type="float">
            <text:p>4700</text:p>
          </table:table-cell>
          <table:table-cell office:value-type="float" office:value="22.82" calcext:value-type="float">
            <text:p>22.82</text:p>
          </table:table-cell>
          <table:table-cell office:value-type="float" office:value="6200" calcext:value-type="float">
            <text:p>6200</text:p>
          </table:table-cell>
          <table:table-cell office:value-type="float" office:value="27.83" calcext:value-type="float">
            <text:p>27.83</text:p>
          </table:table-cell>
          <table:table-cell table:style-name="ce22" office:value-type="date" office:date-value="2016-12-15" calcext:value-type="date">
            <text:p>12/15/16</text:p>
          </table:table-cell>
          <table:table-cell/>
        </table:table-row>
        <table:table-row table:style-name="ro2">
          <table:table-cell office:value-type="float" office:value="9200" calcext:value-type="float">
            <text:p>9200</text:p>
          </table:table-cell>
          <table:table-cell office:value-type="float" office:value="39.9" calcext:value-type="float">
            <text:p>39.9</text:p>
          </table:table-cell>
          <table:table-cell office:value-type="float" office:value="4700" calcext:value-type="float">
            <text:p>4700</text:p>
          </table:table-cell>
          <table:table-cell office:value-type="float" office:value="22.38" calcext:value-type="float">
            <text:p>22.38</text:p>
          </table:table-cell>
          <table:table-cell office:value-type="float" office:value="5100" calcext:value-type="float">
            <text:p>5100</text:p>
          </table:table-cell>
          <table:table-cell office:value-type="float" office:value="23.61" calcext:value-type="float">
            <text:p>23.61</text:p>
          </table:table-cell>
          <table:table-cell office:value-type="float" office:value="4800" calcext:value-type="float">
            <text:p>4800</text:p>
          </table:table-cell>
          <table:table-cell office:value-type="float" office:value="21.5" calcext:value-type="float">
            <text:p>21.5</text:p>
          </table:table-cell>
          <table:table-cell office:value-type="float" office:value="9900" calcext:value-type="float">
            <text:p>9900</text:p>
          </table:table-cell>
          <table:table-cell office:value-type="float" office:value="46.26" calcext:value-type="float">
            <text:p>46.26</text:p>
          </table:table-cell>
          <table:table-cell office:value-type="float" office:value="7800" calcext:value-type="float">
            <text:p>7800</text:p>
          </table:table-cell>
          <table:table-cell office:value-type="float" office:value="34.44" calcext:value-type="float">
            <text:p>34.44</text:p>
          </table:table-cell>
          <table:table-cell office:value-type="float" office:value="8000" calcext:value-type="float">
            <text:p>8000</text:p>
          </table:table-cell>
          <table:table-cell office:value-type="float" office:value="34.71" calcext:value-type="float">
            <text:p>34.71</text:p>
          </table:table-cell>
          <table:table-cell office:value-type="float" office:value="4800" calcext:value-type="float">
            <text:p>4800</text:p>
          </table:table-cell>
          <table:table-cell office:value-type="float" office:value="22.94" calcext:value-type="float">
            <text:p>22.94</text:p>
          </table:table-cell>
          <table:table-cell office:value-type="float" office:value="3900" calcext:value-type="float">
            <text:p>3900</text:p>
          </table:table-cell>
          <table:table-cell office:value-type="float" office:value="13.42" calcext:value-type="float">
            <text:p>13.42</text:p>
          </table:table-cell>
          <table:table-cell table:style-name="ce22" office:value-type="date" office:date-value="2016-12-17" calcext:value-type="date">
            <text:p>12/17/16</text:p>
          </table:table-cell>
          <table:table-cell/>
        </table:table-row>
        <table:table-row table:style-name="ro2">
          <table:table-cell office:value-type="float" office:value="9900" calcext:value-type="float">
            <text:p>9900</text:p>
          </table:table-cell>
          <table:table-cell office:value-type="float" office:value="45.2" calcext:value-type="float">
            <text:p>45.2</text:p>
          </table:table-cell>
          <table:table-cell office:value-type="float" office:value="6300" calcext:value-type="float">
            <text:p>6300</text:p>
          </table:table-cell>
          <table:table-cell office:value-type="float" office:value="24.67" calcext:value-type="float">
            <text:p>24.67</text:p>
          </table:table-cell>
          <table:table-cell office:value-type="float" office:value="7000" calcext:value-type="float">
            <text:p>7000</text:p>
          </table:table-cell>
          <table:table-cell office:value-type="float" office:value="31.56" calcext:value-type="float">
            <text:p>31.56</text:p>
          </table:table-cell>
          <table:table-cell office:value-type="float" office:value="4200" calcext:value-type="float">
            <text:p>4200</text:p>
          </table:table-cell>
          <table:table-cell office:value-type="float" office:value="18.03" calcext:value-type="float">
            <text:p>18.03</text:p>
          </table:table-cell>
          <table:table-cell office:value-type="float" office:value="6300" calcext:value-type="float">
            <text:p>6300</text:p>
          </table:table-cell>
          <table:table-cell office:value-type="float" office:value="29.48" calcext:value-type="float">
            <text:p>29.48</text:p>
          </table:table-cell>
          <table:table-cell office:value-type="float" office:value="4000" calcext:value-type="float">
            <text:p>4000</text:p>
          </table:table-cell>
          <table:table-cell office:value-type="float" office:value="11.14" calcext:value-type="float">
            <text:p>11.14</text:p>
          </table:table-cell>
          <table:table-cell office:value-type="float" office:value="8700" calcext:value-type="float">
            <text:p>8700</text:p>
          </table:table-cell>
          <table:table-cell office:value-type="float" office:value="39.34" calcext:value-type="float">
            <text:p>39.34</text:p>
          </table:table-cell>
          <table:table-cell office:value-type="float" office:value="5000" calcext:value-type="float">
            <text:p>5000</text:p>
          </table:table-cell>
          <table:table-cell office:value-type="float" office:value="23.99" calcext:value-type="float">
            <text:p>23.99</text:p>
          </table:table-cell>
          <table:table-cell office:value-type="float" office:value="7400" calcext:value-type="float">
            <text:p>7400</text:p>
          </table:table-cell>
          <table:table-cell office:value-type="float" office:value="31.48" calcext:value-type="float">
            <text:p>31.48</text:p>
          </table:table-cell>
          <table:table-cell table:style-name="ce22" office:value-type="date" office:date-value="2016-12-18" calcext:value-type="date">
            <text:p>12/18/16</text:p>
          </table:table-cell>
          <table:table-cell/>
        </table:table-row>
        <table:table-row table:style-name="ro2">
          <table:table-cell office:value-type="float" office:value="9200" calcext:value-type="float">
            <text:p>9200</text:p>
          </table:table-cell>
          <table:table-cell office:value-type="float" office:value="40.92" calcext:value-type="float">
            <text:p>40.92</text:p>
          </table:table-cell>
          <table:table-cell office:value-type="float" office:value="7400" calcext:value-type="float">
            <text:p>7400</text:p>
          </table:table-cell>
          <table:table-cell office:value-type="float" office:value="33.14" calcext:value-type="float">
            <text:p>33.14</text:p>
          </table:table-cell>
          <table:table-cell office:value-type="float" office:value="5800" calcext:value-type="float">
            <text:p>5800</text:p>
          </table:table-cell>
          <table:table-cell office:value-type="float" office:value="27.85" calcext:value-type="float">
            <text:p>27.85</text:p>
          </table:table-cell>
          <table:table-cell office:value-type="float" office:value="4600" calcext:value-type="float">
            <text:p>4600</text:p>
          </table:table-cell>
          <table:table-cell office:value-type="float" office:value="19.86" calcext:value-type="float">
            <text:p>19.86</text:p>
          </table:table-cell>
          <table:table-cell office:value-type="float" office:value="8000" calcext:value-type="float">
            <text:p>8000</text:p>
          </table:table-cell>
          <table:table-cell office:value-type="float" office:value="38.7" calcext:value-type="float">
            <text:p>38.7</text:p>
          </table:table-cell>
          <table:table-cell office:value-type="float" office:value="4700" calcext:value-type="float">
            <text:p>4700</text:p>
          </table:table-cell>
          <table:table-cell office:value-type="float" office:value="23.11" calcext:value-type="float">
            <text:p>23.11</text:p>
          </table:table-cell>
          <table:table-cell office:value-type="float" office:value="3700" calcext:value-type="float">
            <text:p>3700</text:p>
          </table:table-cell>
          <table:table-cell office:value-type="float" office:value="16.91" calcext:value-type="float">
            <text:p>16.91</text:p>
          </table:table-cell>
          <table:table-cell office:value-type="float" office:value="3600" calcext:value-type="float">
            <text:p>3600</text:p>
          </table:table-cell>
          <table:table-cell office:value-type="float" office:value="8.54" calcext:value-type="float">
            <text:p>8.54</text:p>
          </table:table-cell>
          <table:table-cell office:value-type="float" office:value="9300" calcext:value-type="float">
            <text:p>9300</text:p>
          </table:table-cell>
          <table:table-cell office:value-type="float" office:value="41.26" calcext:value-type="float">
            <text:p>41.26</text:p>
          </table:table-cell>
          <table:table-cell table:style-name="ce22" office:value-type="date" office:date-value="2016-12-22" calcext:value-type="date">
            <text:p>12/22/16</text:p>
          </table:table-cell>
          <table:table-cell/>
        </table:table-row>
        <table:table-row table:style-name="ro2">
          <table:table-cell office:value-type="float" office:value="8700" calcext:value-type="float">
            <text:p>8700</text:p>
          </table:table-cell>
          <table:table-cell office:value-type="float" office:value="39.53" calcext:value-type="float">
            <text:p>39.53</text:p>
          </table:table-cell>
          <table:table-cell office:value-type="float" office:value="6400" calcext:value-type="float">
            <text:p>6400</text:p>
          </table:table-cell>
          <table:table-cell office:value-type="float" office:value="28.04" calcext:value-type="float">
            <text:p>28.04</text:p>
          </table:table-cell>
          <table:table-cell office:value-type="float" office:value="6300" calcext:value-type="float">
            <text:p>6300</text:p>
          </table:table-cell>
          <table:table-cell office:value-type="float" office:value="28.96" calcext:value-type="float">
            <text:p>28.96</text:p>
          </table:table-cell>
          <table:table-cell office:value-type="float" office:value="6000" calcext:value-type="float">
            <text:p>6000</text:p>
          </table:table-cell>
          <table:table-cell office:value-type="float" office:value="26.45" calcext:value-type="float">
            <text:p>26.45</text:p>
          </table:table-cell>
          <table:table-cell office:value-type="float" office:value="9600" calcext:value-type="float">
            <text:p>9600</text:p>
          </table:table-cell>
          <table:table-cell office:value-type="float" office:value="45.92" calcext:value-type="float">
            <text:p>45.92</text:p>
          </table:table-cell>
          <table:table-cell office:value-type="float" office:value="7900" calcext:value-type="float">
            <text:p>7900</text:p>
          </table:table-cell>
          <table:table-cell office:value-type="float" office:value="35.07" calcext:value-type="float">
            <text:p>35.07</text:p>
          </table:table-cell>
          <table:table-cell office:value-type="float" office:value="6200" calcext:value-type="float">
            <text:p>6200</text:p>
          </table:table-cell>
          <table:table-cell office:value-type="float" office:value="27.85" calcext:value-type="float">
            <text:p>27.85</text:p>
          </table:table-cell>
          <table:table-cell office:value-type="float" office:value="3500" calcext:value-type="float">
            <text:p>3500</text:p>
          </table:table-cell>
          <table:table-cell office:value-type="float" office:value="10.92" calcext:value-type="float">
            <text:p>10.92</text:p>
          </table:table-cell>
          <table:table-cell office:value-type="float" office:value="4500" calcext:value-type="float">
            <text:p>4500</text:p>
          </table:table-cell>
          <table:table-cell office:value-type="float" office:value="26.53" calcext:value-type="float">
            <text:p>26.53</text:p>
          </table:table-cell>
          <table:table-cell table:style-name="ce22" office:value-type="date" office:date-value="2016-12-22" calcext:value-type="date">
            <text:p>12/22/16</text:p>
          </table:table-cell>
          <table:table-cell office:value-type="string" calcext:value-type="string">
            <text:p>express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41.29" calcext:value-type="float">
            <text:p>41.29</text:p>
          </table:table-cell>
          <table:table-cell office:value-type="float" office:value="4200" calcext:value-type="float">
            <text:p>4200</text:p>
          </table:table-cell>
          <table:table-cell office:value-type="float" office:value="18.88" calcext:value-type="float">
            <text:p>18.88</text:p>
          </table:table-cell>
          <table:table-cell office:value-type="float" office:value="5400" calcext:value-type="float">
            <text:p>5400</text:p>
          </table:table-cell>
          <table:table-cell office:value-type="float" office:value="24.08" calcext:value-type="float">
            <text:p>24.08</text:p>
          </table:table-cell>
          <table:table-cell office:value-type="float" office:value="3500" calcext:value-type="float">
            <text:p>3500</text:p>
          </table:table-cell>
          <table:table-cell office:value-type="float" office:value="16.78" calcext:value-type="float">
            <text:p>16.78</text:p>
          </table:table-cell>
          <table:table-cell office:value-type="float" office:value="8000" calcext:value-type="float">
            <text:p>8000</text:p>
          </table:table-cell>
          <table:table-cell office:value-type="float" office:value="38.99" calcext:value-type="float">
            <text:p>38.99</text:p>
          </table:table-cell>
          <table:table-cell office:value-type="float" office:value="6400" calcext:value-type="float">
            <text:p>6400</text:p>
          </table:table-cell>
          <table:table-cell office:value-type="float" office:value="29.78" calcext:value-type="float">
            <text:p>29.78</text:p>
          </table:table-cell>
          <table:table-cell office:value-type="float" office:value="6500" calcext:value-type="float">
            <text:p>6500</text:p>
          </table:table-cell>
          <table:table-cell office:value-type="float" office:value="29.1" calcext:value-type="float">
            <text:p>29.1</text:p>
          </table:table-cell>
          <table:table-cell office:value-type="float" office:value="6000" calcext:value-type="float">
            <text:p>6000</text:p>
          </table:table-cell>
          <table:table-cell office:value-type="float" office:value="23.38" calcext:value-type="float">
            <text:p>23.38</text:p>
          </table:table-cell>
          <table:table-cell office:value-type="float" office:value="7400" calcext:value-type="float">
            <text:p>7400</text:p>
          </table:table-cell>
          <table:table-cell office:value-type="float" office:value="31.5" calcext:value-type="float">
            <text:p>31.5</text:p>
          </table:table-cell>
          <table:table-cell table:style-name="ce22" office:value-type="date" office:date-value="2016-12-23" calcext:value-type="date">
            <text:p>12/23/16</text:p>
          </table:table-cell>
          <table:table-cell office:value-type="string" calcext:value-type="string">
            <text:p>win</text:p>
          </table:table-cell>
        </table:table-row>
        <table:table-row table:style-name="ro2">
          <table:table-cell office:value-type="float" office:value="12600" calcext:value-type="float">
            <text:p>12600</text:p>
          </table:table-cell>
          <table:table-cell office:value-type="float" office:value="58.29" calcext:value-type="float">
            <text:p>58.29</text:p>
          </table:table-cell>
          <table:table-cell office:value-type="float" office:value="3600" calcext:value-type="float">
            <text:p>3600</text:p>
          </table:table-cell>
          <table:table-cell office:value-type="float" office:value="11.28" calcext:value-type="float">
            <text:p>11.28</text:p>
          </table:table-cell>
          <table:table-cell office:value-type="float" office:value="4700" calcext:value-type="float">
            <text:p>4700</text:p>
          </table:table-cell>
          <table:table-cell office:value-type="float" office:value="19.95" calcext:value-type="float">
            <text:p>19.95</text:p>
          </table:table-cell>
          <table:table-cell office:value-type="float" office:value="4500" calcext:value-type="float">
            <text:p>4500</text:p>
          </table:table-cell>
          <table:table-cell office:value-type="float" office:value="19.05" calcext:value-type="float">
            <text:p>19.05</text:p>
          </table:table-cell>
          <table:table-cell office:value-type="float" office:value="6400" calcext:value-type="float">
            <text:p>6400</text:p>
          </table:table-cell>
          <table:table-cell office:value-type="float" office:value="29.89" calcext:value-type="float">
            <text:p>29.89</text:p>
          </table:table-cell>
          <table:table-cell office:value-type="float" office:value="4700" calcext:value-type="float">
            <text:p>4700</text:p>
          </table:table-cell>
          <table:table-cell office:value-type="float" office:value="19.03" calcext:value-type="float">
            <text:p>19.03</text:p>
          </table:table-cell>
          <table:table-cell office:value-type="float" office:value="6200" calcext:value-type="float">
            <text:p>6200</text:p>
          </table:table-cell>
          <table:table-cell office:value-type="float" office:value="27.84" calcext:value-type="float">
            <text:p>27.84</text:p>
          </table:table-cell>
          <table:table-cell office:value-type="float" office:value="5100" calcext:value-type="float">
            <text:p>5100</text:p>
          </table:table-cell>
          <table:table-cell office:value-type="float" office:value="22.4" calcext:value-type="float">
            <text:p>22.4</text:p>
          </table:table-cell>
          <table:table-cell office:value-type="float" office:value="9100" calcext:value-type="float">
            <text:p>9100</text:p>
          </table:table-cell>
          <table:table-cell office:value-type="float" office:value="41.01" calcext:value-type="float">
            <text:p>41.01</text:p>
          </table:table-cell>
          <table:table-cell table:style-name="ce22" office:value-type="date" office:date-value="2016-12-25" calcext:value-type="date">
            <text:p>12/25/16</text:p>
          </table:table-cell>
          <table:table-cell/>
        </table:table-row>
        <table:table-row table:style-name="ro2">
          <table:table-cell office:value-type="float" office:value="4800" calcext:value-type="float">
            <text:p>4800</text:p>
          </table:table-cell>
          <table:table-cell office:value-type="float" office:value="22.06" calcext:value-type="float">
            <text:p>22.06</text:p>
          </table:table-cell>
          <table:table-cell office:value-type="float" office:value="4000" calcext:value-type="float">
            <text:p>4000</text:p>
          </table:table-cell>
          <table:table-cell office:value-type="float" office:value="15.24" calcext:value-type="float">
            <text:p>15.24</text:p>
          </table:table-cell>
          <table:table-cell office:value-type="float" office:value="5400" calcext:value-type="float">
            <text:p>5400</text:p>
          </table:table-cell>
          <table:table-cell office:value-type="float" office:value="24.52" calcext:value-type="float">
            <text:p>24.52</text:p>
          </table:table-cell>
          <table:table-cell office:value-type="float" office:value="4100" calcext:value-type="float">
            <text:p>4100</text:p>
          </table:table-cell>
          <table:table-cell office:value-type="float" office:value="17.51" calcext:value-type="float">
            <text:p>17.51</text:p>
          </table:table-cell>
          <table:table-cell office:value-type="float" office:value="7300" calcext:value-type="float">
            <text:p>7300</text:p>
          </table:table-cell>
          <table:table-cell office:value-type="float" office:value="32.69" calcext:value-type="float">
            <text:p>32.69</text:p>
          </table:table-cell>
          <table:table-cell office:value-type="float" office:value="6100" calcext:value-type="float">
            <text:p>6100</text:p>
          </table:table-cell>
          <table:table-cell office:value-type="float" office:value="26.04" calcext:value-type="float">
            <text:p>26.04</text:p>
          </table:table-cell>
          <table:table-cell office:value-type="float" office:value="6600" calcext:value-type="float">
            <text:p>6600</text:p>
          </table:table-cell>
          <table:table-cell office:value-type="float" office:value="26.36" calcext:value-type="float">
            <text:p>26.36</text:p>
          </table:table-cell>
          <table:table-cell office:value-type="float" office:value="5200" calcext:value-type="float">
            <text:p>5200</text:p>
          </table:table-cell>
          <table:table-cell office:value-type="float" office:value="23.09" calcext:value-type="float">
            <text:p>23.09</text:p>
          </table:table-cell>
          <table:table-cell office:value-type="float" office:value="11200" calcext:value-type="float">
            <text:p>11200</text:p>
          </table:table-cell>
          <table:table-cell office:value-type="float" office:value="49.24" calcext:value-type="float">
            <text:p>49.24</text:p>
          </table:table-cell>
          <table:table-cell table:style-name="ce22" office:value-type="date" office:date-value="2016-12-26" calcext:value-type="date">
            <text:p>12/26/16</text:p>
          </table:table-cell>
          <table:table-cell/>
        </table:table-row>
        <table:table-row table:style-name="ro2">
          <table:table-cell office:value-type="float" office:value="6700" calcext:value-type="float">
            <text:p>6700</text:p>
          </table:table-cell>
          <table:table-cell office:value-type="float" office:value="26.39" calcext:value-type="float">
            <text:p>26.39</text:p>
          </table:table-cell>
          <table:table-cell office:value-type="float" office:value="4100" calcext:value-type="float">
            <text:p>4100</text:p>
          </table:table-cell>
          <table:table-cell office:value-type="float" office:value="21.91" calcext:value-type="float">
            <text:p>21.91</text:p>
          </table:table-cell>
          <table:table-cell office:value-type="float" office:value="11400" calcext:value-type="float">
            <text:p>11400</text:p>
          </table:table-cell>
          <table:table-cell office:value-type="float" office:value="52.58" calcext:value-type="float">
            <text:p>52.58</text:p>
          </table:table-cell>
          <table:table-cell office:value-type="float" office:value="5500" calcext:value-type="float">
            <text:p>5500</text:p>
          </table:table-cell>
          <table:table-cell office:value-type="float" office:value="27.48" calcext:value-type="float">
            <text:p>27.48</text:p>
          </table:table-cell>
          <table:table-cell office:value-type="float" office:value="7800" calcext:value-type="float">
            <text:p>7800</text:p>
          </table:table-cell>
          <table:table-cell office:value-type="float" office:value="35.45" calcext:value-type="float">
            <text:p>35.45</text:p>
          </table:table-cell>
          <table:table-cell office:value-type="float" office:value="3500" calcext:value-type="float">
            <text:p>3500</text:p>
          </table:table-cell>
          <table:table-cell office:value-type="float" office:value="14.33" calcext:value-type="float">
            <text:p>14.33</text:p>
          </table:table-cell>
          <table:table-cell office:value-type="float" office:value="6200" calcext:value-type="float">
            <text:p>6200</text:p>
          </table:table-cell>
          <table:table-cell office:value-type="float" office:value="22.32" calcext:value-type="float">
            <text:p>22.32</text:p>
          </table:table-cell>
          <table:table-cell office:value-type="float" office:value="6100" calcext:value-type="float">
            <text:p>6100</text:p>
          </table:table-cell>
          <table:table-cell office:value-type="float" office:value="28.17" calcext:value-type="float">
            <text:p>28.17</text:p>
          </table:table-cell>
          <table:table-cell office:value-type="float" office:value="7900" calcext:value-type="float">
            <text:p>7900</text:p>
          </table:table-cell>
          <table:table-cell office:value-type="float" office:value="32.92" calcext:value-type="float">
            <text:p>32.92</text:p>
          </table:table-cell>
          <table:table-cell table:style-name="ce22" office:value-type="date" office:date-value="2016-12-27" calcext:value-type="date">
            <text:p>12/27/16</text:p>
          </table:table-cell>
          <table:table-cell/>
        </table:table-row>
        <table:table-row table:style-name="ro2">
          <table:table-cell office:value-type="float" office:value="8700" calcext:value-type="float">
            <text:p>8700</text:p>
          </table:table-cell>
          <table:table-cell office:value-type="float" office:value="38.91" calcext:value-type="float">
            <text:p>38.91</text:p>
          </table:table-cell>
          <table:table-cell office:value-type="float" office:value="8400" calcext:value-type="float">
            <text:p>8400</text:p>
          </table:table-cell>
          <table:table-cell office:value-type="float" office:value="39" calcext:value-type="float">
            <text:p>39</text:p>
          </table:table-cell>
          <table:table-cell office:value-type="float" office:value="8600" calcext:value-type="float">
            <text:p>8600</text:p>
          </table:table-cell>
          <table:table-cell office:value-type="float" office:value="40.15" calcext:value-type="float">
            <text:p>40.15</text:p>
          </table:table-cell>
          <table:table-cell office:value-type="float" office:value="6300" calcext:value-type="float">
            <text:p>6300</text:p>
          </table:table-cell>
          <table:table-cell office:value-type="float" office:value="29.08" calcext:value-type="float">
            <text:p>29.08</text:p>
          </table:table-cell>
          <table:table-cell office:value-type="float" office:value="10000" calcext:value-type="float">
            <text:p>10000</text:p>
          </table:table-cell>
          <table:table-cell office:value-type="float" office:value="46.61" calcext:value-type="float">
            <text:p>46.61</text:p>
          </table:table-cell>
          <table:table-cell office:value-type="float" office:value="3500" calcext:value-type="float">
            <text:p>3500</text:p>
          </table:table-cell>
          <table:table-cell office:value-type="float" office:value="15.97" calcext:value-type="float">
            <text:p>15.97</text:p>
          </table:table-cell>
          <table:table-cell office:value-type="float" office:value="4100" calcext:value-type="float">
            <text:p>4100</text:p>
          </table:table-cell>
          <table:table-cell office:value-type="float" office:value="18.08" calcext:value-type="float">
            <text:p>18.08</text:p>
          </table:table-cell>
          <table:table-cell office:value-type="float" office:value="3500" calcext:value-type="float">
            <text:p>3500</text:p>
          </table:table-cell>
          <table:table-cell office:value-type="float" office:value="10.65" calcext:value-type="float">
            <text:p>10.65</text:p>
          </table:table-cell>
          <table:table-cell office:value-type="float" office:value="6600" calcext:value-type="float">
            <text:p>6600</text:p>
          </table:table-cell>
          <table:table-cell office:value-type="float" office:value="28.44" calcext:value-type="float">
            <text:p>28.44</text:p>
          </table:table-cell>
          <table:table-cell table:style-name="ce22" office:value-type="date" office:date-value="2016-12-28" calcext:value-type="date">
            <text:p>12/28/16</text:p>
          </table:table-cell>
          <table:table-cell/>
        </table:table-row>
        <table:table-row table:style-name="ro2">
          <table:table-cell office:value-type="float" office:value="8400" calcext:value-type="float">
            <text:p>8400</text:p>
          </table:table-cell>
          <table:table-cell office:value-type="float" office:value="38.84" calcext:value-type="float">
            <text:p>38.84</text:p>
          </table:table-cell>
          <table:table-cell office:value-type="float" office:value="8300" calcext:value-type="float">
            <text:p>8300</text:p>
          </table:table-cell>
          <table:table-cell office:value-type="float" office:value="36.4" calcext:value-type="float">
            <text:p>36.4</text:p>
          </table:table-cell>
          <table:table-cell office:value-type="float" office:value="3700" calcext:value-type="float">
            <text:p>3700</text:p>
          </table:table-cell>
          <table:table-cell office:value-type="float" office:value="9.71" calcext:value-type="float">
            <text:p>9.71</text:p>
          </table:table-cell>
          <table:table-cell office:value-type="float" office:value="3500" calcext:value-type="float">
            <text:p>3500</text:p>
          </table:table-cell>
          <table:table-cell office:value-type="float" office:value="13.24" calcext:value-type="float">
            <text:p>13.24</text:p>
          </table:table-cell>
          <table:table-cell office:value-type="float" office:value="10300" calcext:value-type="float">
            <text:p>10300</text:p>
          </table:table-cell>
          <table:table-cell office:value-type="float" office:value="47.9" calcext:value-type="float">
            <text:p>47.9</text:p>
          </table:table-cell>
          <table:table-cell office:value-type="float" office:value="3500" calcext:value-type="float">
            <text:p>3500</text:p>
          </table:table-cell>
          <table:table-cell office:value-type="float" office:value="16.39" calcext:value-type="float">
            <text:p>16.39</text:p>
          </table:table-cell>
          <table:table-cell office:value-type="float" office:value="8300" calcext:value-type="float">
            <text:p>8300</text:p>
          </table:table-cell>
          <table:table-cell office:value-type="float" office:value="38.16" calcext:value-type="float">
            <text:p>38.16</text:p>
          </table:table-cell>
          <table:table-cell office:value-type="float" office:value="5600" calcext:value-type="float">
            <text:p>5600</text:p>
          </table:table-cell>
          <table:table-cell office:value-type="float" office:value="25.18" calcext:value-type="float">
            <text:p>25.18</text:p>
          </table:table-cell>
          <table:table-cell office:value-type="float" office:value="8300" calcext:value-type="float">
            <text:p>8300</text:p>
          </table:table-cell>
          <table:table-cell office:value-type="float" office:value="36.54" calcext:value-type="float">
            <text:p>36.54</text:p>
          </table:table-cell>
          <table:table-cell table:style-name="ce22" office:value-type="date" office:date-value="2016-12-29" calcext:value-type="date">
            <text:p>12/29/16</text:p>
          </table:table-cell>
          <table:table-cell/>
        </table:table-row>
        <table:table-row table:style-name="ro2">
          <table:table-cell office:value-type="float" office:value="4800" calcext:value-type="float">
            <text:p>4800</text:p>
          </table:table-cell>
          <table:table-cell office:value-type="float" office:value="22.47" calcext:value-type="float">
            <text:p>22.47</text:p>
          </table:table-cell>
          <table:table-cell office:value-type="float" office:value="3800" calcext:value-type="float">
            <text:p>3800</text:p>
          </table:table-cell>
          <table:table-cell office:value-type="float" office:value="15.32" calcext:value-type="float">
            <text:p>15.32</text:p>
          </table:table-cell>
          <table:table-cell office:value-type="float" office:value="6400" calcext:value-type="float">
            <text:p>6400</text:p>
          </table:table-cell>
          <table:table-cell office:value-type="float" office:value="29.26" calcext:value-type="float">
            <text:p>29.26</text:p>
          </table:table-cell>
          <table:table-cell office:value-type="float" office:value="4600" calcext:value-type="float">
            <text:p>4600</text:p>
          </table:table-cell>
          <table:table-cell office:value-type="float" office:value="21.31" calcext:value-type="float">
            <text:p>21.31</text:p>
          </table:table-cell>
          <table:table-cell office:value-type="float" office:value="10000" calcext:value-type="float">
            <text:p>10000</text:p>
          </table:table-cell>
          <table:table-cell office:value-type="float" office:value="46.92" calcext:value-type="float">
            <text:p>46.92</text:p>
          </table:table-cell>
          <table:table-cell office:value-type="float" office:value="6500" calcext:value-type="float">
            <text:p>6500</text:p>
          </table:table-cell>
          <table:table-cell office:value-type="float" office:value="29.7" calcext:value-type="float">
            <text:p>29.7</text:p>
          </table:table-cell>
          <table:table-cell office:value-type="float" office:value="7200" calcext:value-type="float">
            <text:p>7200</text:p>
          </table:table-cell>
          <table:table-cell office:value-type="float" office:value="27.58" calcext:value-type="float">
            <text:p>27.58</text:p>
          </table:table-cell>
          <table:table-cell office:value-type="float" office:value="5500" calcext:value-type="float">
            <text:p>5500</text:p>
          </table:table-cell>
          <table:table-cell office:value-type="float" office:value="23.56" calcext:value-type="float">
            <text:p>23.56</text:p>
          </table:table-cell>
          <table:table-cell office:value-type="float" office:value="6800" calcext:value-type="float">
            <text:p>6800</text:p>
          </table:table-cell>
          <table:table-cell office:value-type="float" office:value="32.62" calcext:value-type="float">
            <text:p>32.62</text:p>
          </table:table-cell>
          <table:table-cell table:style-name="ce22" office:value-type="date" office:date-value="2016-12-30" calcext:value-type="date">
            <text:p>12/30/16</text:p>
          </table:table-cell>
          <table:table-cell/>
        </table:table-row>
        <table:table-row table:style-name="ro2" table:number-rows-repeated="18">
          <table:table-cell table:number-columns-repeated="20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19"/>
        </table:table-row>
        <table:table-row table:style-name="ro2">
          <table:table-cell table:formula="of:=AVERAGE([.A3:.A40])" office:value-type="float" office:value="8725" calcext:value-type="float">
            <text:p>8725</text:p>
          </table:table-cell>
          <table:table-cell table:formula="of:=AVERAGE([.B3:.B40])" office:value-type="float" office:value="39.091" calcext:value-type="float">
            <text:p>39.091</text:p>
          </table:table-cell>
          <table:table-cell table:formula="of:=AVERAGE([.C3:.C40])" office:value-type="float" office:value="5875" calcext:value-type="float">
            <text:p>5875</text:p>
          </table:table-cell>
          <table:table-cell table:formula="of:=AVERAGE([.D3:.D40])" office:value-type="float" office:value="25.1815" calcext:value-type="float">
            <text:p>25.1815</text:p>
          </table:table-cell>
          <table:table-cell table:formula="of:=AVERAGE([.E3:.E40])" office:value-type="float" office:value="6255" calcext:value-type="float">
            <text:p>6255</text:p>
          </table:table-cell>
          <table:table-cell table:formula="of:=AVERAGE([.F3:.F40])" office:value-type="float" office:value="27.9565" calcext:value-type="float">
            <text:p>27.9565</text:p>
          </table:table-cell>
          <table:table-cell table:formula="of:=AVERAGE([.G3:.G40])" office:value-type="float" office:value="4435" calcext:value-type="float">
            <text:p>4435</text:p>
          </table:table-cell>
          <table:table-cell table:formula="of:=AVERAGE([.H3:.H40])" office:value-type="float" office:value="19.3765" calcext:value-type="float">
            <text:p>19.3765</text:p>
          </table:table-cell>
          <table:table-cell table:formula="of:=AVERAGE([.I3:.I40])" office:value-type="float" office:value="8530" calcext:value-type="float">
            <text:p>8530</text:p>
          </table:table-cell>
          <table:table-cell table:formula="of:=AVERAGE([.J3:.J40])" office:value-type="float" office:value="39.786" calcext:value-type="float">
            <text:p>39.786</text:p>
          </table:table-cell>
          <table:table-cell table:formula="of:=AVERAGE([.K3:.K40])" office:value-type="float" office:value="5675" calcext:value-type="float">
            <text:p>5675</text:p>
          </table:table-cell>
          <table:table-cell table:formula="of:=AVERAGE([.L3:.L40])" office:value-type="float" office:value="24.708" calcext:value-type="float">
            <text:p>24.708</text:p>
          </table:table-cell>
          <table:table-cell table:formula="of:=AVERAGE([.M3:.M40])" office:value-type="float" office:value="6560" calcext:value-type="float">
            <text:p>6560</text:p>
          </table:table-cell>
          <table:table-cell table:formula="of:=AVERAGE([.N3:.N40])" office:value-type="float" office:value="28.95" calcext:value-type="float">
            <text:p>28.95</text:p>
          </table:table-cell>
          <table:table-cell table:formula="of:=AVERAGE([.O3:.O40])" office:value-type="float" office:value="4550" calcext:value-type="float">
            <text:p>4550</text:p>
          </table:table-cell>
          <table:table-cell table:formula="of:=AVERAGE([.P3:.P40])" office:value-type="float" office:value="18.5795" calcext:value-type="float">
            <text:p>18.5795</text:p>
          </table:table-cell>
          <table:table-cell table:formula="of:=AVERAGE([.Q3:.Q40])" office:value-type="float" office:value="7235" calcext:value-type="float">
            <text:p>7235</text:p>
          </table:table-cell>
          <table:table-cell table:formula="of:=AVERAGE([.R3:.R40])" office:value-type="float" office:value="31.61" calcext:value-type="float">
            <text:p>31.61</text:p>
          </table:table-cell>
          <table:table-cell table:style-name="ce22"/>
          <table:table-cell/>
        </table:table-row>
        <table:table-row table:style-name="ro2">
          <table:table-cell table:formula="of:=STDEV([.A3:.A40])" office:value-type="float" office:value="1894.83369635493" calcext:value-type="float">
            <text:p>1894.8336963549</text:p>
          </table:table-cell>
          <table:table-cell table:formula="of:=STDEV([.B3:.B40])" office:value-type="float" office:value="9.12833062503764" calcext:value-type="float">
            <text:p>9.128330625</text:p>
          </table:table-cell>
          <table:table-cell table:formula="of:=STDEV([.C3:.C40])" office:value-type="float" office:value="1830.4083524837" calcext:value-type="float">
            <text:p>1830.4083524837</text:p>
          </table:table-cell>
          <table:table-cell table:formula="of:=STDEV([.D3:.D40])" office:value-type="float" office:value="8.64761133736394" calcext:value-type="float">
            <text:p>8.6476113374</text:p>
          </table:table-cell>
          <table:table-cell table:formula="of:=STDEV([.E3:.E40])" office:value-type="float" office:value="1724.88748679595" calcext:value-type="float">
            <text:p>1724.887486796</text:p>
          </table:table-cell>
          <table:table-cell table:formula="of:=STDEV([.F3:.F40])" office:value-type="float" office:value="8.85601922869115" calcext:value-type="float">
            <text:p>8.8560192287</text:p>
          </table:table-cell>
          <table:table-cell table:formula="of:=STDEV([.G3:.G40])" office:value-type="float" office:value="893.411557193165" calcext:value-type="float">
            <text:p>893.4115571932</text:p>
          </table:table-cell>
          <table:table-cell table:formula="of:=STDEV([.H3:.H40])" office:value-type="float" office:value="5.42043043056837" calcext:value-type="float">
            <text:p>5.4204304306</text:p>
          </table:table-cell>
          <table:table-cell table:formula="of:=STDEV([.I3:.I40])" office:value-type="float" office:value="1250.72610489814" calcext:value-type="float">
            <text:p>1250.7261048982</text:p>
          </table:table-cell>
          <table:table-cell table:formula="of:=STDEV([.J3:.J40])" office:value-type="float" office:value="6.15224169670998" calcext:value-type="float">
            <text:p>6.1522416967</text:p>
          </table:table-cell>
          <table:table-cell table:formula="of:=STDEV([.K3:.K40])" office:value-type="float" office:value="1703.5180316658" calcext:value-type="float">
            <text:p>1703.5180316658</text:p>
          </table:table-cell>
          <table:table-cell table:formula="of:=STDEV([.L3:.L40])" office:value-type="float" office:value="8.68619933845456" calcext:value-type="float">
            <text:p>8.6861993385</text:p>
          </table:table-cell>
          <table:table-cell table:formula="of:=STDEV([.M3:.M40])" office:value-type="float" office:value="1543.88436981803" calcext:value-type="float">
            <text:p>1543.884369818</text:p>
          </table:table-cell>
          <table:table-cell table:formula="of:=STDEV([.N3:.N40])" office:value-type="float" office:value="7.4236903860121" calcext:value-type="float">
            <text:p>7.423690386</text:p>
          </table:table-cell>
          <table:table-cell table:formula="of:=STDEV([.O3:.O40])" office:value-type="float" office:value="1028.28421219653" calcext:value-type="float">
            <text:p>1028.2842121965</text:p>
          </table:table-cell>
          <table:table-cell table:formula="of:=STDEV([.P3:.P40])" office:value-type="float" office:value="6.88160360365916" calcext:value-type="float">
            <text:p>6.8816036037</text:p>
          </table:table-cell>
          <table:table-cell table:formula="of:=STDEV([.Q3:.Q40])" office:value-type="float" office:value="2134.99044740868" calcext:value-type="float">
            <text:p>2134.9904474087</text:p>
          </table:table-cell>
          <table:table-cell table:formula="of:=STDEV([.R3:.R40])" office:value-type="float" office:value="9.97459457031238" calcext:value-type="float">
            <text:p>9.97459457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-bottom="none" fo:border-left="none" fo:border-right="0.06pt solid #000000" fo:border-top="none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side" style:family="table-cell" style:parent-style-name="Default">
      <style:table-cell-properties fo:background-color="#ff3333"/>
    </style:style>
    <style:style style:name="inside" style:family="table-cell" style:parent-style-name="Default">
      <style:table-cell-properties fo:background-color="#00cc00"/>
    </style:style>
    <style:style style:name="yellow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22:58:22.180138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1:24:47.920526059</meta:creation-date>
    <meta:editing-duration>P1DT13H10M</meta:editing-duration>
    <meta:editing-cycles>41</meta:editing-cycles>
    <meta:generator>LibreOffice/5.1.4.2$Linux_X86_64 LibreOffice_project/10m0$Build-2</meta:generator>
    <dc:date>2017-01-02T22:38:43.206194393</dc:date>
    <meta:document-statistic meta:table-count="5" meta:cell-count="127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84cm" xlink:href=".." xlink:type="simple" chart:class="chart:scatter" chart:style-name="ch1">
        <chart:title svg:x="7.596cm" svg:y="0.315cm" chart:style-name="ch2">
          <text:p>PG</text:p>
        </chart:title>
        <chart:legend chart:legend-position="end" svg:x="13.704cm" svg:y="4.193cm" style:legend-expansion="high" chart:style-name="ch3"/>
        <chart:plot-area chart:style-name="ch4" table:cell-range-address="'NBA - New'.F2:'NBA - New'.G45" svg:x="0.319cm" svg:y="1.273cm" svg:width="13.066cm" svg:height="7.532cm">
          <chartooo:coordinate-region svg:x="1.311cm" svg:y="1.473cm" svg:width="11.649cm" svg:height="6.68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G2:'NBA - New'.G45" chart:class="chart:scatter">
            <chart:domain table:cell-range-address="'NBA - New'.F2:'NBA - New'.F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NBA - New'.F2:'NBA - New'.F45</svg:desc>
                </draw:g>
              </table:table-cell>
              <table:table-cell office:value-type="float" office:value="5967">
                <text:p>5967</text:p>
                <draw:g>
                  <svg:desc>'NBA - New'.G2:'NBA - New'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575">
                <text:p>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567">
                <text:p>8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425">
                <text:p>6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8767">
                <text:p>8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7867">
                <text:p>7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8467">
                <text:p>8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6533">
                <text:p>6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84cm" xlink:href=".." xlink:type="simple" chart:class="chart:scatter" chart:style-name="ch1">
        <chart:title svg:x="7.596cm" svg:y="0.315cm" chart:style-name="ch2">
          <text:p>SG</text:p>
        </chart:title>
        <chart:legend chart:legend-position="end" svg:x="13.863cm" svg:y="4.193cm" style:legend-expansion="high" chart:style-name="ch3"/>
        <chart:plot-area chart:style-name="ch4" table:cell-range-address="'NBA - New'.H2:'NBA - New'.I45" svg:x="0.319cm" svg:y="1.273cm" svg:width="13.225cm" svg:height="7.532cm">
          <chartooo:coordinate-region svg:x="1.311cm" svg:y="1.473cm" svg:width="12.139cm" svg:height="6.68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I2:'NBA - New'.I45" chart:class="chart:scatter">
            <chart:domain table:cell-range-address="'NBA - New'.H2:'NBA - New'.H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NBA - New'.H2:'NBA - New'.H45</svg:desc>
                </draw:g>
              </table:table-cell>
              <table:table-cell office:value-type="float" office:value="8550">
                <text:p>8550</text:p>
                <draw:g>
                  <svg:desc>'NBA - New'.I2:'NBA - New'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375">
                <text:p>5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39cm" svg:y="0.316cm" chart:style-name="ch2">
          <text:p>SF</text:p>
        </chart:title>
        <chart:legend chart:legend-position="end" svg:x="13.737cm" svg:y="4.201cm" style:legend-expansion="high" chart:style-name="ch3"/>
        <chart:plot-area chart:style-name="ch4" table:cell-range-address="'NBA - New'.J2:'NBA - New'.K45" svg:x="0.32cm" svg:y="1.275cm" svg:width="13.097cm" svg:height="7.545cm">
          <chartooo:coordinate-region svg:x="1.312cm" svg:y="1.474cm" svg:width="11.82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K2:'NBA - New'.K45" chart:class="chart:scatter">
            <chart:domain table:cell-range-address="'NBA - New'.J2:'NBA - New'.J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NBA - New'.J2:'NBA - New'.J45</svg:desc>
                </draw:g>
              </table:table-cell>
              <table:table-cell office:value-type="float" office:value="5133">
                <text:p>5133</text:p>
                <draw:g>
                  <svg:desc>'NBA - New'.K2:'NBA - New'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467">
                <text:p>4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8850">
                <text:p>8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39cm" svg:y="0.316cm" chart:style-name="ch2">
          <text:p>PF</text:p>
        </chart:title>
        <chart:legend chart:legend-position="end" svg:x="13.684cm" svg:y="4.201cm" style:legend-expansion="high" chart:style-name="ch3"/>
        <chart:plot-area chart:style-name="ch4" table:cell-range-address="'NBA - New'.L2:'NBA - New'.M45" svg:x="0.32cm" svg:y="1.275cm" svg:width="13.044cm" svg:height="7.545cm">
          <chartooo:coordinate-region svg:x="1.312cm" svg:y="1.474cm" svg:width="11.773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M2:'NBA - New'.M45" chart:class="chart:scatter">
            <chart:domain table:cell-range-address="'NBA - New'.L2:'NBA - New'.L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NBA - New'.L2:'NBA - New'.L45</svg:desc>
                </draw:g>
              </table:table-cell>
              <table:table-cell office:value-type="float" office:value="5625">
                <text:p>5625</text:p>
                <draw:g>
                  <svg:desc>'NBA - New'.M2:'NBA - New'.M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667">
                <text:p>8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758cm" svg:y="0.316cm" chart:style-name="ch2">
          <text:p>C</text:p>
        </chart:title>
        <chart:legend chart:legend-position="end" svg:x="13.71cm" svg:y="4.201cm" style:legend-expansion="high" chart:style-name="ch3"/>
        <chart:plot-area chart:style-name="ch4" table:cell-range-address="'NBA - New'.N2:'NBA - New'.O45" svg:x="0.32cm" svg:y="1.275cm" svg:width="13.07cm" svg:height="7.545cm">
          <chartooo:coordinate-region svg:x="1.312cm" svg:y="1.475cm" svg:width="11.653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O2:'NBA - New'.O45" chart:class="chart:scatter">
            <chart:domain table:cell-range-address="'NBA - New'.N2:'NBA - New'.N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NBA - New'.N2:'NBA - New'.N45</svg:desc>
                </draw:g>
              </table:table-cell>
              <table:table-cell office:value-type="float" office:value="9400">
                <text:p>9400</text:p>
                <draw:g>
                  <svg:desc>'NBA - New'.O2:'NBA - New'.O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8.055cm" svg:height="15.859cm" xlink:href=".." xlink:type="simple" chart:class="chart:line" chart:style-name="ch1">
        <chart:legend svg:x="36.448cm" svg:y="3.899cm" style:legend-expansion="custom" chartooo:width="1.107cm" chartooo:height="8.362cm" style:legend-expansion-aspect-ratio="0.132384596986367" chart:style-name="ch2"/>
        <chart:plot-area chart:style-name="ch3" table:cell-range-address="NBA.B3:NBA.B22 NBA.D3:NBA.D22 NBA.F3:NBA.F22 NBA.H3:NBA.H22 NBA.J3:NBA.J22 NBA.L3:NBA.L22 NBA.N3:NBA.N22 NBA.P3:NBA.P22 NBA.R3:NBA.R22" svg:x="0.761cm" svg:y="0.317cm" svg:width="36.533cm" svg:height="15.225cm">
          <chartooo:coordinate-region svg:x="1.382cm" svg:y="0.516cm" svg:width="35.29cm" svg:height="14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NBA.B3:NBA.B3 NBA.D3:NBA.D3 NBA.F3:NBA.F3 NBA.H3:NBA.H3 NBA.J3:NBA.J3 NBA.L3:NBA.L3 NBA.N3:NBA.N3 NBA.P3:NBA.P3 NBA.R3:NBA.R3" chart:class="chart:line">
            <chart:data-point chart:repeated="9"/>
          </chart:series>
          <chart:series chart:attached-axis="primary-y" chart:style-name="ch8" chart:values-cell-range-address="NBA.B13:NBA.B13 NBA.D13:NBA.D13 NBA.F13:NBA.F13 NBA.H13:NBA.H13 NBA.J13:NBA.J13 NBA.L13:NBA.L13 NBA.N13:NBA.N13 NBA.P13:NBA.P13 NBA.R13:NBA.R13" chart:class="chart:line">
            <chart:data-point chart:repeated="9"/>
          </chart:series>
          <chart:series chart:attached-axis="primary-y" chart:style-name="ch9" chart:values-cell-range-address="NBA.B5:NBA.B5 NBA.D5:NBA.D5 NBA.F5:NBA.F5 NBA.H5:NBA.H5 NBA.J5:NBA.J5 NBA.L5:NBA.L5 NBA.N5:NBA.N5 NBA.P5:NBA.P5 NBA.R5:NBA.R5" chart:class="chart:line">
            <chart:data-point chart:repeated="9"/>
          </chart:series>
          <chart:series chart:attached-axis="primary-y" chart:style-name="ch10" chart:values-cell-range-address="NBA.B9:NBA.B9 NBA.D9:NBA.D9 NBA.F9:NBA.F9 NBA.H9:NBA.H9 NBA.J9:NBA.J9 NBA.L9:NBA.L9 NBA.N9:NBA.N9 NBA.P9:NBA.P9 NBA.R9:NBA.R9" chart:class="chart:line">
            <chart:data-point chart:repeated="9"/>
          </chart:series>
          <chart:series chart:attached-axis="secondary-y" chart:style-name="ch11" chart:values-cell-range-address="NBA.B16:NBA.B16 NBA.D16:NBA.D16 NBA.F16:NBA.F16 NBA.H16:NBA.H16 NBA.J16:NBA.J16 NBA.L16:NBA.L16 NBA.N16:NBA.N16 NBA.P16:NBA.P16 NBA.R16:NBA.R16" chart:class="chart:line">
            <chart:data-point chart:repeated="9"/>
          </chart:series>
          <chart:series chart:attached-axis="secondary-y" chart:style-name="ch12" chart:values-cell-range-address="NBA.B17:NBA.B17 NBA.D17:NBA.D17 NBA.F17:NBA.F17 NBA.H17:NBA.H17 NBA.J17:NBA.J17 NBA.L17:NBA.L17 NBA.N17:NBA.N17 NBA.P17:NBA.P17 NBA.R17:NBA.R17" chart:class="chart:line">
            <chart:data-point chart:repeated="9"/>
          </chart:series>
          <chart:series chart:attached-axis="secondary-y" chart:style-name="ch13" chart:values-cell-range-address="NBA.B18:NBA.B18 NBA.D18:NBA.D18 NBA.F18:NBA.F18 NBA.H18:NBA.H18 NBA.J18:NBA.J18 NBA.L18:NBA.L18 NBA.N18:NBA.N18 NBA.P18:NBA.P18 NBA.R18:NBA.R18" chart:class="chart:line">
            <chart:data-point chart:repeated="9"/>
          </chart:series>
          <chart:series chart:attached-axis="secondary-y" chart:style-name="ch14" chart:values-cell-range-address="NBA.B14:NBA.B14 NBA.D14:NBA.D14 NBA.F14:NBA.F14 NBA.H14:NBA.H14 NBA.J14:NBA.J14 NBA.L14:NBA.L14 NBA.N14:NBA.N14 NBA.P14:NBA.P14 NBA.R14:NBA.R14" chart:class="chart:line">
            <chart:data-point chart:repeated="9"/>
          </chart:series>
          <chart:series chart:attached-axis="primary-y" chart:style-name="ch15" chart:values-cell-range-address="NBA.B15:NBA.B15 NBA.D15:NBA.D15 NBA.F15:NBA.F15 NBA.H15:NBA.H15 NBA.J15:NBA.J15 NBA.L15:NBA.L15 NBA.N15:NBA.N15 NBA.P15:NBA.P15 NBA.R15:NBA.R15" chart:class="chart:line">
            <chart:data-point chart:repeated="9"/>
          </chart:series>
          <chart:series chart:attached-axis="primary-y" chart:style-name="ch16" chart:values-cell-range-address="NBA.B4:NBA.B4 NBA.D4:NBA.D4 NBA.F4:NBA.F4 NBA.H4:NBA.H4 NBA.J4:NBA.J4 NBA.L4:NBA.L4 NBA.N4:NBA.N4 NBA.P4:NBA.P4 NBA.R4:NBA.R4" chart:class="chart:line">
            <chart:data-point chart:repeated="9"/>
          </chart:series>
          <chart:series chart:attached-axis="primary-y" chart:style-name="ch17" chart:values-cell-range-address="NBA.B6:NBA.B6 NBA.D6:NBA.D6 NBA.F6:NBA.F6 NBA.H6:NBA.H6 NBA.J6:NBA.J6 NBA.L6:NBA.L6 NBA.N6:NBA.N6 NBA.P6:NBA.P6 NBA.R6:NBA.R6" chart:class="chart:line">
            <chart:data-point chart:repeated="9"/>
          </chart:series>
          <chart:series chart:attached-axis="primary-y" chart:style-name="ch18" chart:values-cell-range-address="NBA.B7:NBA.B7 NBA.D7:NBA.D7 NBA.F7:NBA.F7 NBA.H7:NBA.H7 NBA.J7:NBA.J7 NBA.L7:NBA.L7 NBA.N7:NBA.N7 NBA.P7:NBA.P7 NBA.R7:NBA.R7" chart:class="chart:line">
            <chart:data-point chart:repeated="9"/>
          </chart:series>
          <chart:series chart:attached-axis="primary-y" chart:style-name="ch19" chart:values-cell-range-address="NBA.B8:NBA.B8 NBA.D8:NBA.D8 NBA.F8:NBA.F8 NBA.H8:NBA.H8 NBA.J8:NBA.J8 NBA.L8:NBA.L8 NBA.N8:NBA.N8 NBA.P8:NBA.P8 NBA.R8:NBA.R8" chart:class="chart:line">
            <chart:data-point chart:repeated="9"/>
          </chart:series>
          <chart:series chart:attached-axis="primary-y" chart:style-name="ch20" chart:values-cell-range-address="NBA.B10:NBA.B10 NBA.D10:NBA.D10 NBA.F10:NBA.F10 NBA.H10:NBA.H10 NBA.J10:NBA.J10 NBA.L10:NBA.L10 NBA.N10:NBA.N10 NBA.P10:NBA.P10 NBA.R10:NBA.R10" chart:class="chart:line">
            <chart:data-point chart:repeated="9"/>
          </chart:series>
          <chart:series chart:attached-axis="primary-y" chart:style-name="ch21" chart:values-cell-range-address="NBA.B11:NBA.B11 NBA.D11:NBA.D11 NBA.F11:NBA.F11 NBA.H11:NBA.H11 NBA.J11:NBA.J11 NBA.L11:NBA.L11 NBA.N11:NBA.N11 NBA.P11:NBA.P11 NBA.R11:NBA.R11" chart:class="chart:line">
            <chart:data-point chart:repeated="9"/>
          </chart:series>
          <chart:series chart:attached-axis="primary-y" chart:style-name="ch22" chart:values-cell-range-address="NBA.B12:NBA.B12 NBA.D12:NBA.D12 NBA.F12:NBA.F12 NBA.H12:NBA.H12 NBA.J12:NBA.J12 NBA.L12:NBA.L12 NBA.N12:NBA.N12 NBA.P12:NBA.P12 NBA.R12:NBA.R12" chart:class="chart:line">
            <chart:data-point chart:repeated="9"/>
          </chart:series>
          <chart:series chart:attached-axis="primary-y" chart:style-name="ch23" chart:values-cell-range-address="NBA.B19:NBA.B19 NBA.D19:NBA.D19 NBA.F19:NBA.F19 NBA.H19:NBA.H19 NBA.J19:NBA.J19 NBA.L19:NBA.L19 NBA.N19:NBA.N19 NBA.P19:NBA.P19 NBA.R19:NBA.R19" chart:class="chart:line">
            <chart:data-point chart:repeated="9"/>
          </chart:series>
          <chart:series chart:attached-axis="primary-y" chart:style-name="ch24" chart:values-cell-range-address="NBA.B20:NBA.B20 NBA.D20:NBA.D20 NBA.F20:NBA.F20 NBA.H20:NBA.H20 NBA.J20:NBA.J20 NBA.L20:NBA.L20 NBA.N20:NBA.N20 NBA.P20:NBA.P20 NBA.R20:NBA.R20" chart:class="chart:line">
            <chart:data-point chart:repeated="9"/>
          </chart:series>
          <chart:series chart:attached-axis="primary-y" chart:style-name="ch25" chart:values-cell-range-address="NBA.B21:NBA.B21 NBA.D21:NBA.D21 NBA.F21:NBA.F21 NBA.H21:NBA.H21 NBA.J21:NBA.J21 NBA.L21:NBA.L21 NBA.N21:NBA.N21 NBA.P21:NBA.P21 NBA.R21:NBA.R21" chart:class="chart:line">
            <chart:data-point chart:repeated="9"/>
          </chart:series>
          <chart:series chart:attached-axis="primary-y" chart:style-name="ch26" chart:values-cell-range-address="NBA.B22:NBA.B22 NBA.D22:NBA.D22 NBA.F22:NBA.F22 NBA.H22:NBA.H22 NBA.J22:NBA.J22 NBA.L22:NBA.L22 NBA.N22:NBA.N22 NBA.P22:NBA.P22 NBA.R22:NBA.R22" chart:class="chart:line">
            <chart:data-point chart:repeated="9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.3">
                <text:p>40.3</text:p>
                <draw:g>
                  <svg:desc>NBA.B3:NBA.B3 NBA.D3:NBA.D3 NBA.F3:NBA.F3 NBA.H3:NBA.H3 NBA.J3:NBA.J3 NBA.L3:NBA.L3 NBA.N3:NBA.N3 NBA.P3:NBA.P3 NBA.R3:NBA.R3</svg:desc>
                </draw:g>
              </table:table-cell>
              <table:table-cell office:value-type="float" office:value="13.6">
                <text:p>13.6</text:p>
              </table:table-cell>
              <table:table-cell office:value-type="float" office:value="28.19">
                <text:p>28.19</text:p>
              </table:table-cell>
              <table:table-cell office:value-type="float" office:value="25.9">
                <text:p>25.9</text:p>
              </table:table-cell>
              <table:table-cell office:value-type="float" office:value="35.62">
                <text:p>35.62</text:p>
              </table:table-cell>
              <table:table-cell office:value-type="float" office:value="36.59">
                <text:p>36.59</text:p>
              </table:table-cell>
              <table:table-cell office:value-type="float" office:value="37.57">
                <text:p>37.57</text:p>
              </table:table-cell>
              <table:table-cell office:value-type="float" office:value="8.22">
                <text:p>8.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.2">
                <text:p>45.2</text:p>
                <draw:g>
                  <svg:desc>NBA.B13:NBA.B13 NBA.D13:NBA.D13 NBA.F13:NBA.F13 NBA.H13:NBA.H13 NBA.J13:NBA.J13 NBA.L13:NBA.L13 NBA.N13:NBA.N13 NBA.P13:NBA.P13 NBA.R13:NBA.R13</svg:desc>
                </draw:g>
              </table:table-cell>
              <table:table-cell office:value-type="float" office:value="24.67">
                <text:p>24.67</text:p>
              </table:table-cell>
              <table:table-cell office:value-type="float" office:value="31.56">
                <text:p>31.56</text:p>
              </table:table-cell>
              <table:table-cell office:value-type="float" office:value="18.03">
                <text:p>18.03</text:p>
              </table:table-cell>
              <table:table-cell office:value-type="float" office:value="29.48">
                <text:p>29.48</text:p>
              </table:table-cell>
              <table:table-cell office:value-type="float" office:value="11.14">
                <text:p>11.14</text:p>
              </table:table-cell>
              <table:table-cell office:value-type="float" office:value="39.34">
                <text:p>39.34</text:p>
              </table:table-cell>
              <table:table-cell office:value-type="float" office:value="23.99">
                <text:p>23.99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.58">
                <text:p>40.58</text:p>
                <draw:g>
                  <svg:desc>NBA.B5:NBA.B5 NBA.D5:NBA.D5 NBA.F5:NBA.F5 NBA.H5:NBA.H5 NBA.J5:NBA.J5 NBA.L5:NBA.L5 NBA.N5:NBA.N5 NBA.P5:NBA.P5 NBA.R5:NBA.R5</svg:desc>
                </draw:g>
              </table:table-cell>
              <table:table-cell office:value-type="float" office:value="32.2">
                <text:p>32.2</text:p>
              </table:table-cell>
              <table:table-cell office:value-type="float" office:value="26.15">
                <text:p>26.15</text:p>
              </table:table-cell>
              <table:table-cell office:value-type="float" office:value="17.22">
                <text:p>17.22</text:p>
              </table:table-cell>
              <table:table-cell office:value-type="float" office:value="48.37">
                <text:p>48.37</text:p>
              </table:table-cell>
              <table:table-cell office:value-type="float" office:value="35.76">
                <text:p>35.76</text:p>
              </table:table-cell>
              <table:table-cell office:value-type="float" office:value="37.3">
                <text:p>37.3</text:p>
              </table:table-cell>
              <table:table-cell office:value-type="float" office:value="16.03">
                <text:p>16.03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.72">
                <text:p>41.72</text:p>
                <draw:g>
                  <svg:desc>NBA.B9:NBA.B9 NBA.D9:NBA.D9 NBA.F9:NBA.F9 NBA.H9:NBA.H9 NBA.J9:NBA.J9 NBA.L9:NBA.L9 NBA.N9:NBA.N9 NBA.P9:NBA.P9 NBA.R9:NBA.R9</svg:desc>
                </draw:g>
              </table:table-cell>
              <table:table-cell office:value-type="float" office:value="35.41">
                <text:p>35.41</text:p>
              </table:table-cell>
              <table:table-cell office:value-type="float" office:value="33.44">
                <text:p>33.44</text:p>
              </table:table-cell>
              <table:table-cell office:value-type="float" office:value="17.65">
                <text:p>17.65</text:p>
              </table:table-cell>
              <table:table-cell office:value-type="float" office:value="34.84">
                <text:p>34.84</text:p>
              </table:table-cell>
              <table:table-cell office:value-type="float" office:value="22.28">
                <text:p>22.28</text:p>
              </table:table-cell>
              <table:table-cell office:value-type="float" office:value="34.77">
                <text:p>34.77</text:p>
              </table:table-cell>
              <table:table-cell office:value-type="float" office:value="11.38">
                <text:p>11.38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.29">
                <text:p>41.29</text:p>
                <draw:g>
                  <svg:desc>NBA.B16:NBA.B16 NBA.D16:NBA.D16 NBA.F16:NBA.F16 NBA.H16:NBA.H16 NBA.J16:NBA.J16 NBA.L16:NBA.L16 NBA.N16:NBA.N16 NBA.P16:NBA.P16 NBA.R16:NBA.R16</svg:desc>
                </draw:g>
              </table:table-cell>
              <table:table-cell office:value-type="float" office:value="18.88">
                <text:p>18.88</text:p>
              </table:table-cell>
              <table:table-cell office:value-type="float" office:value="24.08">
                <text:p>24.08</text:p>
              </table:table-cell>
              <table:table-cell office:value-type="float" office:value="16.78">
                <text:p>16.78</text:p>
              </table:table-cell>
              <table:table-cell office:value-type="float" office:value="38.99">
                <text:p>38.99</text:p>
              </table:table-cell>
              <table:table-cell office:value-type="float" office:value="29.78">
                <text:p>29.78</text:p>
              </table:table-cell>
              <table:table-cell office:value-type="float" office:value="29.1">
                <text:p>29.1</text:p>
              </table:table-cell>
              <table:table-cell office:value-type="float" office:value="23.38">
                <text:p>23.38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8.29">
                <text:p>58.29</text:p>
                <draw:g>
                  <svg:desc>NBA.B17:NBA.B17 NBA.D17:NBA.D17 NBA.F17:NBA.F17 NBA.H17:NBA.H17 NBA.J17:NBA.J17 NBA.L17:NBA.L17 NBA.N17:NBA.N17 NBA.P17:NBA.P17 NBA.R17:NBA.R17</svg:desc>
                </draw:g>
              </table:table-cell>
              <table:table-cell office:value-type="float" office:value="11.28">
                <text:p>11.28</text:p>
              </table:table-cell>
              <table:table-cell office:value-type="float" office:value="19.95">
                <text:p>19.95</text:p>
              </table:table-cell>
              <table:table-cell office:value-type="float" office:value="19.05">
                <text:p>19.05</text:p>
              </table:table-cell>
              <table:table-cell office:value-type="float" office:value="29.89">
                <text:p>29.89</text:p>
              </table:table-cell>
              <table:table-cell office:value-type="float" office:value="19.03">
                <text:p>19.03</text:p>
              </table:table-cell>
              <table:table-cell office:value-type="float" office:value="27.84">
                <text:p>27.84</text:p>
              </table:table-cell>
              <table:table-cell office:value-type="float" office:value="22.4">
                <text:p>22.4</text:p>
              </table:table-cell>
              <table:table-cell office:value-type="float" office:value="41.01">
                <text:p>41.0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.06">
                <text:p>22.06</text:p>
                <draw:g>
                  <svg:desc>NBA.B18:NBA.B18 NBA.D18:NBA.D18 NBA.F18:NBA.F18 NBA.H18:NBA.H18 NBA.J18:NBA.J18 NBA.L18:NBA.L18 NBA.N18:NBA.N18 NBA.P18:NBA.P18 NBA.R18:NBA.R18</svg:desc>
                </draw:g>
              </table:table-cell>
              <table:table-cell office:value-type="float" office:value="15.24">
                <text:p>15.24</text:p>
              </table:table-cell>
              <table:table-cell office:value-type="float" office:value="24.52">
                <text:p>24.52</text:p>
              </table:table-cell>
              <table:table-cell office:value-type="float" office:value="17.51">
                <text:p>17.51</text:p>
              </table:table-cell>
              <table:table-cell office:value-type="float" office:value="32.69">
                <text:p>32.69</text:p>
              </table:table-cell>
              <table:table-cell office:value-type="float" office:value="26.04">
                <text:p>26.04</text:p>
              </table:table-cell>
              <table:table-cell office:value-type="float" office:value="26.36">
                <text:p>26.36</text:p>
              </table:table-cell>
              <table:table-cell office:value-type="float" office:value="23.09">
                <text:p>23.09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.92">
                <text:p>40.92</text:p>
                <draw:g>
                  <svg:desc>NBA.B14:NBA.B14 NBA.D14:NBA.D14 NBA.F14:NBA.F14 NBA.H14:NBA.H14 NBA.J14:NBA.J14 NBA.L14:NBA.L14 NBA.N14:NBA.N14 NBA.P14:NBA.P14 NBA.R14:NBA.R14</svg:desc>
                </draw:g>
              </table:table-cell>
              <table:table-cell office:value-type="float" office:value="33.14">
                <text:p>33.14</text:p>
              </table:table-cell>
              <table:table-cell office:value-type="float" office:value="27.85">
                <text:p>27.85</text:p>
              </table:table-cell>
              <table:table-cell office:value-type="float" office:value="19.86">
                <text:p>19.86</text:p>
              </table:table-cell>
              <table:table-cell office:value-type="float" office:value="38.7">
                <text:p>38.7</text:p>
              </table:table-cell>
              <table:table-cell office:value-type="float" office:value="23.11">
                <text:p>23.11</text:p>
              </table:table-cell>
              <table:table-cell office:value-type="float" office:value="16.91">
                <text:p>16.91</text:p>
              </table:table-cell>
              <table:table-cell office:value-type="float" office:value="8.54">
                <text:p>8.54</text:p>
              </table:table-cell>
              <table:table-cell office:value-type="float" office:value="41.26">
                <text:p>41.2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.53">
                <text:p>39.53</text:p>
                <draw:g>
                  <svg:desc>NBA.B15:NBA.B15 NBA.D15:NBA.D15 NBA.F15:NBA.F15 NBA.H15:NBA.H15 NBA.J15:NBA.J15 NBA.L15:NBA.L15 NBA.N15:NBA.N15 NBA.P15:NBA.P15 NBA.R15:NBA.R15</svg:desc>
                </draw:g>
              </table:table-cell>
              <table:table-cell office:value-type="float" office:value="28.04">
                <text:p>28.04</text:p>
              </table:table-cell>
              <table:table-cell office:value-type="float" office:value="28.96">
                <text:p>28.96</text:p>
              </table:table-cell>
              <table:table-cell office:value-type="float" office:value="26.45">
                <text:p>26.45</text:p>
              </table:table-cell>
              <table:table-cell office:value-type="float" office:value="45.92">
                <text:p>45.92</text:p>
              </table:table-cell>
              <table:table-cell office:value-type="float" office:value="35.07">
                <text:p>35.07</text:p>
              </table:table-cell>
              <table:table-cell office:value-type="float" office:value="27.85">
                <text:p>27.85</text:p>
              </table:table-cell>
              <table:table-cell office:value-type="float" office:value="10.92">
                <text:p>10.92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1.52">
                <text:p>31.52</text:p>
                <draw:g>
                  <svg:desc>NBA.B4:NBA.B4 NBA.D4:NBA.D4 NBA.F4:NBA.F4 NBA.H4:NBA.H4 NBA.J4:NBA.J4 NBA.L4:NBA.L4 NBA.N4:NBA.N4 NBA.P4:NBA.P4 NBA.R4:NBA.R4</svg:desc>
                </draw:g>
              </table:table-cell>
              <table:table-cell office:value-type="float" office:value="22.2">
                <text:p>22.2</text:p>
              </table:table-cell>
              <table:table-cell office:value-type="float" office:value="32.08">
                <text:p>32.08</text:p>
              </table:table-cell>
              <table:table-cell office:value-type="float" office:value="21.42">
                <text:p>21.42</text:p>
              </table:table-cell>
              <table:table-cell office:value-type="float" office:value="41.79">
                <text:p>41.79</text:p>
              </table:table-cell>
              <table:table-cell office:value-type="float" office:value="34.66">
                <text:p>34.66</text:p>
              </table:table-cell>
              <table:table-cell office:value-type="float" office:value="26.42">
                <text:p>26.42</text:p>
              </table:table-cell>
              <table:table-cell office:value-type="float" office:value="11.83">
                <text:p>11.83</text:p>
              </table:table-cell>
              <table:table-cell office:value-type="float" office:value="41.35">
                <text:p>41.3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.85">
                <text:p>40.85</text:p>
                <draw:g>
                  <svg:desc>NBA.B6:NBA.B6 NBA.D6:NBA.D6 NBA.F6:NBA.F6 NBA.H6:NBA.H6 NBA.J6:NBA.J6 NBA.L6:NBA.L6 NBA.N6:NBA.N6 NBA.P6:NBA.P6 NBA.R6:NBA.R6</svg:desc>
                </draw:g>
              </table:table-cell>
              <table:table-cell office:value-type="float" office:value="27.22">
                <text:p>27.22</text:p>
              </table:table-cell>
              <table:table-cell office:value-type="float" office:value="32.13">
                <text:p>32.13</text:p>
              </table:table-cell>
              <table:table-cell office:value-type="float" office:value="15.85">
                <text:p>15.85</text:p>
              </table:table-cell>
              <table:table-cell office:value-type="float" office:value="39.11">
                <text:p>39.11</text:p>
              </table:table-cell>
              <table:table-cell office:value-type="float" office:value="10.8">
                <text:p>10.8</text:p>
              </table:table-cell>
              <table:table-cell office:value-type="float" office:value="37.38">
                <text:p>37.38</text:p>
              </table:table-cell>
              <table:table-cell office:value-type="float" office:value="29.53">
                <text:p>29.53</text:p>
              </table:table-cell>
              <table:table-cell office:value-type="float" office:value="31.17">
                <text:p>31.1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.86">
                <text:p>33.86</text:p>
                <draw:g>
                  <svg:desc>NBA.B7:NBA.B7 NBA.D7:NBA.D7 NBA.F7:NBA.F7 NBA.H7:NBA.H7 NBA.J7:NBA.J7 NBA.L7:NBA.L7 NBA.N7:NBA.N7 NBA.P7:NBA.P7 NBA.R7:NBA.R7</svg:desc>
                </draw:g>
              </table:table-cell>
              <table:table-cell office:value-type="float" office:value="23.55">
                <text:p>23.55</text:p>
              </table:table-cell>
              <table:table-cell office:value-type="float" office:value="27.15">
                <text:p>27.15</text:p>
              </table:table-cell>
              <table:table-cell office:value-type="float" office:value="9.51">
                <text:p>9.51</text:p>
              </table:table-cell>
              <table:table-cell office:value-type="float" office:value="34.12">
                <text:p>34.12</text:p>
              </table:table-cell>
              <table:table-cell office:value-type="float" office:value="16.14">
                <text:p>16.14</text:p>
              </table:table-cell>
              <table:table-cell office:value-type="float" office:value="33.91">
                <text:p>33.91</text:p>
              </table:table-cell>
              <table:table-cell office:value-type="float" office:value="21.53">
                <text:p>21.53</text:p>
              </table:table-cell>
              <table:table-cell office:value-type="float" office:value="49.18">
                <text:p>49.1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.43">
                <text:p>40.43</text:p>
                <draw:g>
                  <svg:desc>NBA.B8:NBA.B8 NBA.D8:NBA.D8 NBA.F8:NBA.F8 NBA.H8:NBA.H8 NBA.J8:NBA.J8 NBA.L8:NBA.L8 NBA.N8:NBA.N8 NBA.P8:NBA.P8 NBA.R8:NBA.R8</svg:desc>
                </draw:g>
              </table:table-cell>
              <table:table-cell office:value-type="float" office:value="25.13">
                <text:p>25.13</text:p>
              </table:table-cell>
              <table:table-cell office:value-type="float" office:value="17.83">
                <text:p>17.83</text:p>
              </table:table-cell>
              <table:table-cell office:value-type="float" office:value="11.77">
                <text:p>11.77</text:p>
              </table:table-cell>
              <table:table-cell office:value-type="float" office:value="37.27">
                <text:p>37.27</text:p>
              </table:table-cell>
              <table:table-cell office:value-type="float" office:value="33.16">
                <text:p>33.16</text:p>
              </table:table-cell>
              <table:table-cell office:value-type="float" office:value="16.41">
                <text:p>16.41</text:p>
              </table:table-cell>
              <table:table-cell office:value-type="float" office:value="12.03">
                <text:p>12.03</text:p>
              </table:table-cell>
              <table:table-cell office:value-type="float" office:value="31.62">
                <text:p>31.6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7.4">
                <text:p>57.4</text:p>
                <draw:g>
                  <svg:desc>NBA.B10:NBA.B10 NBA.D10:NBA.D10 NBA.F10:NBA.F10 NBA.H10:NBA.H10 NBA.J10:NBA.J10 NBA.L10:NBA.L10 NBA.N10:NBA.N10 NBA.P10:NBA.P10 NBA.R10:NBA.R10</svg:desc>
                </draw:g>
              </table:table-cell>
              <table:table-cell office:value-type="float" office:value="17.82">
                <text:p>17.82</text:p>
              </table:table-cell>
              <table:table-cell office:value-type="float" office:value="31.59">
                <text:p>31.59</text:p>
              </table:table-cell>
              <table:table-cell office:value-type="float" office:value="24.78">
                <text:p>24.78</text:p>
              </table:table-cell>
              <table:table-cell office:value-type="float" office:value="39.47">
                <text:p>39.47</text:p>
              </table:table-cell>
              <table:table-cell office:value-type="float" office:value="24.49">
                <text:p>24.49</text:p>
              </table:table-cell>
              <table:table-cell office:value-type="float" office:value="21.72">
                <text:p>21.72</text:p>
              </table:table-cell>
              <table:table-cell office:value-type="float" office:value="15.4">
                <text:p>15.4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.36">
                <text:p>41.36</text:p>
                <draw:g>
                  <svg:desc>NBA.B11:NBA.B11 NBA.D11:NBA.D11 NBA.F11:NBA.F11 NBA.H11:NBA.H11 NBA.J11:NBA.J11 NBA.L11:NBA.L11 NBA.N11:NBA.N11 NBA.P11:NBA.P11 NBA.R11:NBA.R11</svg:desc>
                </draw:g>
              </table:table-cell>
              <table:table-cell office:value-type="float" office:value="40.24">
                <text:p>40.24</text:p>
              </table:table-cell>
              <table:table-cell office:value-type="float" office:value="18.34">
                <text:p>18.34</text:p>
              </table:table-cell>
              <table:table-cell office:value-type="float" office:value="13.14">
                <text:p>13.14</text:p>
              </table:table-cell>
              <table:table-cell office:value-type="float" office:value="46.32">
                <text:p>46.32</text:p>
              </table:table-cell>
              <table:table-cell office:value-type="float" office:value="25.28">
                <text:p>25.28</text:p>
              </table:table-cell>
              <table:table-cell office:value-type="float" office:value="25.27">
                <text:p>25.27</text:p>
              </table:table-cell>
              <table:table-cell office:value-type="float" office:value="22.82">
                <text:p>22.82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.9">
                <text:p>39.9</text:p>
                <draw:g>
                  <svg:desc>NBA.B12:NBA.B12 NBA.D12:NBA.D12 NBA.F12:NBA.F12 NBA.H12:NBA.H12 NBA.J12:NBA.J12 NBA.L12:NBA.L12 NBA.N12:NBA.N12 NBA.P12:NBA.P12 NBA.R12:NBA.R12</svg:desc>
                </draw:g>
              </table:table-cell>
              <table:table-cell office:value-type="float" office:value="22.38">
                <text:p>22.38</text:p>
              </table:table-cell>
              <table:table-cell office:value-type="float" office:value="23.61">
                <text:p>23.61</text:p>
              </table:table-cell>
              <table:table-cell office:value-type="float" office:value="21.5">
                <text:p>21.5</text:p>
              </table:table-cell>
              <table:table-cell office:value-type="float" office:value="46.26">
                <text:p>46.26</text:p>
              </table:table-cell>
              <table:table-cell office:value-type="float" office:value="34.44">
                <text:p>34.44</text:p>
              </table:table-cell>
              <table:table-cell office:value-type="float" office:value="34.71">
                <text:p>34.71</text:p>
              </table:table-cell>
              <table:table-cell office:value-type="float" office:value="22.94">
                <text:p>22.94</text:p>
              </table:table-cell>
              <table:table-cell office:value-type="float" office:value="13.42">
                <text:p>13.4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.39">
                <text:p>26.39</text:p>
                <draw:g>
                  <svg:desc>NBA.B19:NBA.B19 NBA.D19:NBA.D19 NBA.F19:NBA.F19 NBA.H19:NBA.H19 NBA.J19:NBA.J19 NBA.L19:NBA.L19 NBA.N19:NBA.N19 NBA.P19:NBA.P19 NBA.R19:NBA.R19</svg:desc>
                </draw:g>
              </table:table-cell>
              <table:table-cell office:value-type="float" office:value="21.91">
                <text:p>21.91</text:p>
              </table:table-cell>
              <table:table-cell office:value-type="float" office:value="52.58">
                <text:p>52.58</text:p>
              </table:table-cell>
              <table:table-cell office:value-type="float" office:value="27.48">
                <text:p>27.48</text:p>
              </table:table-cell>
              <table:table-cell office:value-type="float" office:value="35.45">
                <text:p>35.45</text:p>
              </table:table-cell>
              <table:table-cell office:value-type="float" office:value="14.33">
                <text:p>14.33</text:p>
              </table:table-cell>
              <table:table-cell office:value-type="float" office:value="22.32">
                <text:p>22.32</text:p>
              </table:table-cell>
              <table:table-cell office:value-type="float" office:value="28.17">
                <text:p>28.17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8.91">
                <text:p>38.91</text:p>
                <draw:g>
                  <svg:desc>NBA.B20:NBA.B20 NBA.D20:NBA.D20 NBA.F20:NBA.F20 NBA.H20:NBA.H20 NBA.J20:NBA.J20 NBA.L20:NBA.L20 NBA.N20:NBA.N20 NBA.P20:NBA.P20 NBA.R20:NBA.R20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40.15">
                <text:p>40.15</text:p>
              </table:table-cell>
              <table:table-cell office:value-type="float" office:value="29.08">
                <text:p>29.08</text:p>
              </table:table-cell>
              <table:table-cell office:value-type="float" office:value="46.61">
                <text:p>46.61</text:p>
              </table:table-cell>
              <table:table-cell office:value-type="float" office:value="15.97">
                <text:p>15.97</text:p>
              </table:table-cell>
              <table:table-cell office:value-type="float" office:value="18.08">
                <text:p>18.08</text:p>
              </table:table-cell>
              <table:table-cell office:value-type="float" office:value="10.65">
                <text:p>10.65</text:p>
              </table:table-cell>
              <table:table-cell office:value-type="float" office:value="28.44">
                <text:p>28.4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8.84">
                <text:p>38.84</text:p>
                <draw:g>
                  <svg:desc>NBA.B21:NBA.B21 NBA.D21:NBA.D21 NBA.F21:NBA.F21 NBA.H21:NBA.H21 NBA.J21:NBA.J21 NBA.L21:NBA.L21 NBA.N21:NBA.N21 NBA.P21:NBA.P21 NBA.R21:NBA.R21</svg:desc>
                </draw:g>
              </table:table-cell>
              <table:table-cell office:value-type="float" office:value="36.4">
                <text:p>36.4</text:p>
              </table:table-cell>
              <table:table-cell office:value-type="float" office:value="9.71">
                <text:p>9.71</text:p>
              </table:table-cell>
              <table:table-cell office:value-type="float" office:value="13.24">
                <text:p>13.24</text:p>
              </table:table-cell>
              <table:table-cell office:value-type="float" office:value="47.9">
                <text:p>47.9</text:p>
              </table:table-cell>
              <table:table-cell office:value-type="float" office:value="16.39">
                <text:p>16.39</text:p>
              </table:table-cell>
              <table:table-cell office:value-type="float" office:value="38.16">
                <text:p>38.16</text:p>
              </table:table-cell>
              <table:table-cell office:value-type="float" office:value="25.18">
                <text:p>25.18</text:p>
              </table:table-cell>
              <table:table-cell office:value-type="float" office:value="36.54">
                <text:p>36.5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.47">
                <text:p>22.47</text:p>
                <draw:g>
                  <svg:desc>NBA.B22:NBA.B22 NBA.D22:NBA.D22 NBA.F22:NBA.F22 NBA.H22:NBA.H22 NBA.J22:NBA.J22 NBA.L22:NBA.L22 NBA.N22:NBA.N22 NBA.P22:NBA.P22 NBA.R22:NBA.R22</svg:desc>
                </draw:g>
              </table:table-cell>
              <table:table-cell office:value-type="float" office:value="15.32">
                <text:p>15.32</text:p>
              </table:table-cell>
              <table:table-cell office:value-type="float" office:value="29.26">
                <text:p>29.26</text:p>
              </table:table-cell>
              <table:table-cell office:value-type="float" office:value="21.31">
                <text:p>21.31</text:p>
              </table:table-cell>
              <table:table-cell office:value-type="float" office:value="46.92">
                <text:p>46.92</text:p>
              </table:table-cell>
              <table:table-cell office:value-type="float" office:value="29.7">
                <text:p>29.7</text:p>
              </table:table-cell>
              <table:table-cell office:value-type="float" office:value="27.58">
                <text:p>27.58</text:p>
              </table:table-cell>
              <table:table-cell office:value-type="float" office:value="23.56">
                <text:p>23.56</text:p>
              </table:table-cell>
              <table:table-cell office:value-type="float" office:value="32.62">
                <text:p>32.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hourglass" chart:symbol-width="0.25cm" chart:symbol-height="0.25cm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chart-properties chart:solid-type="cuboid" chart:symbol-type="named-symbol" chart:symbol-name="x" chart:symbol-width="0.25cm" chart:symbol-height="0.25cm"/>
    </style:style>
    <style:style style:name="ch2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7" style:family="chart">
      <style:chart-properties chart:solid-type="cuboid" chart:symbol-type="named-symbol" chart:symbol-name="arrow-up" chart:symbol-width="0.25cm" chart:symbol-height="0.25cm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38.002cm" svg:height="12.884cm" xlink:href=".." xlink:type="simple" chart:class="chart:line" chart:style-name="ch1">
        <chart:legend svg:x="37.229cm" svg:y="5.73cm" style:legend-expansion="custom" chartooo:width="0.274cm" chartooo:height="1.423cm" style:legend-expansion-aspect-ratio="0.19255094869993" chart:style-name="ch2"/>
        <chart:plot-area chart:style-name="ch3" table:cell-range-address="NBA.A3:NBA.A22 NBA.C3:NBA.C22 NBA.E3:NBA.E22 NBA.G3:NBA.G22 NBA.I3:NBA.I22 NBA.K3:NBA.K22 NBA.M3:NBA.M22 NBA.O3:NBA.O22 NBA.Q3:NBA.Q22" svg:x="0.485cm" svg:y="0.056cm" svg:width="36.479cm" svg:height="12.367cm">
          <chartooo:coordinate-region svg:x="1.662cm" svg:y="0.256cm" svg:width="35.302cm" svg:height="11.9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BA.A3:NBA.A3 NBA.C3:NBA.C3 NBA.E3:NBA.E3 NBA.G3:NBA.G3 NBA.I3:NBA.I3 NBA.K3:NBA.K3 NBA.M3:NBA.M3 NBA.O3:NBA.O3 NBA.Q3:NBA.Q3" chart:class="chart:line">
            <chart:data-point chart:repeated="9"/>
          </chart:series>
          <chart:series chart:style-name="ch7" chart:values-cell-range-address="NBA.A16:NBA.A16 NBA.C16:NBA.C16 NBA.E16:NBA.E16 NBA.G16:NBA.G16 NBA.I16:NBA.I16 NBA.K16:NBA.K16 NBA.M16:NBA.M16 NBA.O16:NBA.O16 NBA.Q16:NBA.Q16" chart:class="chart:line">
            <chart:data-point chart:repeated="9"/>
          </chart:series>
          <chart:series chart:style-name="ch8" chart:values-cell-range-address="NBA.A17:NBA.A17 NBA.C17:NBA.C17 NBA.E17:NBA.E17 NBA.G17:NBA.G17 NBA.I17:NBA.I17 NBA.K17:NBA.K17 NBA.M17:NBA.M17 NBA.O17:NBA.O17 NBA.Q17:NBA.Q17" chart:class="chart:line">
            <chart:data-point chart:repeated="9"/>
          </chart:series>
          <chart:series chart:style-name="ch9" chart:values-cell-range-address="NBA.A18:NBA.A18 NBA.C18:NBA.C18 NBA.E18:NBA.E18 NBA.G18:NBA.G18 NBA.I18:NBA.I18 NBA.K18:NBA.K18 NBA.M18:NBA.M18 NBA.O18:NBA.O18 NBA.Q18:NBA.Q18" chart:class="chart:line">
            <chart:data-point chart:repeated="9"/>
          </chart:series>
          <chart:series chart:style-name="ch10" chart:values-cell-range-address="NBA.A19:NBA.A19 NBA.C19:NBA.C19 NBA.E19:NBA.E19 NBA.G19:NBA.G19 NBA.I19:NBA.I19 NBA.K19:NBA.K19 NBA.M19:NBA.M19 NBA.O19:NBA.O19 NBA.Q19:NBA.Q19" chart:class="chart:line">
            <chart:data-point chart:repeated="9"/>
          </chart:series>
          <chart:series chart:style-name="ch11" chart:values-cell-range-address="NBA.A20:NBA.A20 NBA.C20:NBA.C20 NBA.E20:NBA.E20 NBA.G20:NBA.G20 NBA.I20:NBA.I20 NBA.K20:NBA.K20 NBA.M20:NBA.M20 NBA.O20:NBA.O20 NBA.Q20:NBA.Q20" chart:class="chart:line">
            <chart:data-point chart:repeated="9"/>
          </chart:series>
          <chart:series chart:style-name="ch12" chart:values-cell-range-address="NBA.A21:NBA.A21 NBA.C21:NBA.C21 NBA.E21:NBA.E21 NBA.G21:NBA.G21 NBA.I21:NBA.I21 NBA.K21:NBA.K21 NBA.M21:NBA.M21 NBA.O21:NBA.O21 NBA.Q21:NBA.Q21" chart:class="chart:line">
            <chart:data-point chart:repeated="9"/>
          </chart:series>
          <chart:series chart:style-name="ch13" chart:values-cell-range-address="NBA.A22:NBA.A22 NBA.C22:NBA.C22 NBA.E22:NBA.E22 NBA.G22:NBA.G22 NBA.I22:NBA.I22 NBA.K22:NBA.K22 NBA.M22:NBA.M22 NBA.O22:NBA.O22 NBA.Q22:NBA.Q22" chart:class="chart:line">
            <chart:data-point chart:repeated="9"/>
          </chart:series>
          <chart:series chart:style-name="ch14" chart:values-cell-range-address="NBA.A8:NBA.A8 NBA.C8:NBA.C8 NBA.E8:NBA.E8 NBA.G8:NBA.G8 NBA.I8:NBA.I8 NBA.K8:NBA.K8 NBA.M8:NBA.M8 NBA.O8:NBA.O8 NBA.Q8:NBA.Q8" chart:class="chart:line">
            <chart:data-point chart:repeated="9"/>
          </chart:series>
          <chart:series chart:style-name="ch15" chart:values-cell-range-address="NBA.A9:NBA.A9 NBA.C9:NBA.C9 NBA.E9:NBA.E9 NBA.G9:NBA.G9 NBA.I9:NBA.I9 NBA.K9:NBA.K9 NBA.M9:NBA.M9 NBA.O9:NBA.O9 NBA.Q9:NBA.Q9" chart:class="chart:line">
            <chart:data-point chart:repeated="9"/>
          </chart:series>
          <chart:series chart:style-name="ch16" chart:values-cell-range-address="NBA.A10:NBA.A10 NBA.C10:NBA.C10 NBA.E10:NBA.E10 NBA.G10:NBA.G10 NBA.I10:NBA.I10 NBA.K10:NBA.K10 NBA.M10:NBA.M10 NBA.O10:NBA.O10 NBA.Q10:NBA.Q10" chart:class="chart:line">
            <chart:data-point/>
            <chart:data-point chart:style-name="ch17"/>
            <chart:data-point chart:repeated="7"/>
          </chart:series>
          <chart:series chart:style-name="ch18" chart:values-cell-range-address="NBA.A11:NBA.A11 NBA.C11:NBA.C11 NBA.E11:NBA.E11 NBA.G11:NBA.G11 NBA.I11:NBA.I11 NBA.K11:NBA.K11 NBA.M11:NBA.M11 NBA.O11:NBA.O11 NBA.Q11:NBA.Q11" chart:class="chart:line">
            <chart:data-point chart:repeated="9"/>
          </chart:series>
          <chart:series chart:style-name="ch19" chart:values-cell-range-address="NBA.A12:NBA.A12 NBA.C12:NBA.C12 NBA.E12:NBA.E12 NBA.G12:NBA.G12 NBA.I12:NBA.I12 NBA.K12:NBA.K12 NBA.M12:NBA.M12 NBA.O12:NBA.O12 NBA.Q12:NBA.Q12" chart:class="chart:line">
            <chart:data-point chart:repeated="9"/>
          </chart:series>
          <chart:series chart:style-name="ch20" chart:values-cell-range-address="NBA.A13:NBA.A13 NBA.C13:NBA.C13 NBA.E13:NBA.E13 NBA.G13:NBA.G13 NBA.I13:NBA.I13 NBA.K13:NBA.K13 NBA.M13:NBA.M13 NBA.O13:NBA.O13 NBA.Q13:NBA.Q13" chart:class="chart:line">
            <chart:data-point chart:repeated="7"/>
            <chart:data-point chart:style-name="ch21"/>
            <chart:data-point/>
          </chart:series>
          <chart:series chart:style-name="ch22" chart:values-cell-range-address="NBA.A14:NBA.A14 NBA.C14:NBA.C14 NBA.E14:NBA.E14 NBA.G14:NBA.G14 NBA.I14:NBA.I14 NBA.K14:NBA.K14 NBA.M14:NBA.M14 NBA.O14:NBA.O14 NBA.Q14:NBA.Q14" chart:class="chart:line">
            <chart:data-point chart:repeated="9"/>
          </chart:series>
          <chart:series chart:style-name="ch23" chart:values-cell-range-address="NBA.A15:NBA.A15 NBA.C15:NBA.C15 NBA.E15:NBA.E15 NBA.G15:NBA.G15 NBA.I15:NBA.I15 NBA.K15:NBA.K15 NBA.M15:NBA.M15 NBA.O15:NBA.O15 NBA.Q15:NBA.Q15" chart:class="chart:line">
            <chart:data-point chart:repeated="9"/>
          </chart:series>
          <chart:series chart:style-name="ch24" chart:values-cell-range-address="NBA.A4:NBA.A4 NBA.C4:NBA.C4 NBA.E4:NBA.E4 NBA.G4:NBA.G4 NBA.I4:NBA.I4 NBA.K4:NBA.K4 NBA.M4:NBA.M4 NBA.O4:NBA.O4 NBA.Q4:NBA.Q4" chart:class="chart:line">
            <chart:data-point chart:repeated="9"/>
          </chart:series>
          <chart:series chart:style-name="ch25" chart:values-cell-range-address="NBA.A5:NBA.A5 NBA.C5:NBA.C5 NBA.E5:NBA.E5 NBA.G5:NBA.G5 NBA.I5:NBA.I5 NBA.K5:NBA.K5 NBA.M5:NBA.M5 NBA.O5:NBA.O5 NBA.Q5:NBA.Q5" chart:class="chart:line">
            <chart:data-point chart:repeated="9"/>
          </chart:series>
          <chart:series chart:style-name="ch26" chart:values-cell-range-address="NBA.A6:NBA.A6 NBA.C6:NBA.C6 NBA.E6:NBA.E6 NBA.G6:NBA.G6 NBA.I6:NBA.I6 NBA.K6:NBA.K6 NBA.M6:NBA.M6 NBA.O6:NBA.O6 NBA.Q6:NBA.Q6" chart:class="chart:line">
            <chart:data-point chart:repeated="2"/>
            <chart:data-point chart:style-name="ch27"/>
            <chart:data-point chart:repeated="6"/>
          </chart:series>
          <chart:series chart:style-name="ch28" chart:values-cell-range-address="NBA.A7:NBA.A7 NBA.C7:NBA.C7 NBA.E7:NBA.E7 NBA.G7:NBA.G7 NBA.I7:NBA.I7 NBA.K7:NBA.K7 NBA.M7:NBA.M7 NBA.O7:NBA.O7 NBA.Q7:NBA.Q7" chart:class="chart:line">
            <chart:data-point chart:repeated="9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100">
                <text:p>9100</text:p>
                <draw:g>
                  <svg:desc>NBA.A3:NBA.A3 NBA.C3:NBA.C3 NBA.E3:NBA.E3 NBA.G3:NBA.G3 NBA.I3:NBA.I3 NBA.K3:NBA.K3 NBA.M3:NBA.M3 NBA.O3:NBA.O3 NBA.Q3:NBA.Q3</svg:desc>
                </draw:g>
              </table:table-cell>
              <table:table-cell office:value-type="float" office:value="3600">
                <text:p>3600</text:p>
              </table:table-cell>
              <table:table-cell office:value-type="float" office:value="6200">
                <text:p>6200</text:p>
              </table:table-cell>
              <table:table-cell office:value-type="float" office:value="5500">
                <text:p>5500</text:p>
              </table:table-cell>
              <table:table-cell office:value-type="float" office:value="8300">
                <text:p>8300</text:p>
              </table:table-cell>
              <table:table-cell office:value-type="float" office:value="7900">
                <text:p>7900</text:p>
              </table:table-cell>
              <table:table-cell office:value-type="float" office:value="8000">
                <text:p>8000</text:p>
              </table:table-cell>
              <table:table-cell office:value-type="float" office:value="3500">
                <text:p>3500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000">
                <text:p>9000</text:p>
                <draw:g>
                  <svg:desc>NBA.A16:NBA.A16 NBA.C16:NBA.C16 NBA.E16:NBA.E16 NBA.G16:NBA.G16 NBA.I16:NBA.I16 NBA.K16:NBA.K16 NBA.M16:NBA.M16 NBA.O16:NBA.O16 NBA.Q16:NBA.Q16</svg:desc>
                </draw:g>
              </table:table-cell>
              <table:table-cell office:value-type="float" office:value="4200">
                <text:p>4200</text:p>
              </table:table-cell>
              <table:table-cell office:value-type="float" office:value="5400">
                <text:p>5400</text:p>
              </table:table-cell>
              <table:table-cell office:value-type="float" office:value="3500">
                <text:p>3500</text:p>
              </table:table-cell>
              <table:table-cell office:value-type="float" office:value="8000">
                <text:p>8000</text:p>
              </table:table-cell>
              <table:table-cell office:value-type="float" office:value="6400">
                <text:p>6400</text:p>
              </table:table-cell>
              <table:table-cell office:value-type="float" office:value="6500">
                <text:p>6500</text:p>
              </table:table-cell>
              <table:table-cell office:value-type="float" office:value="6000">
                <text:p>600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600">
                <text:p>12600</text:p>
                <draw:g>
                  <svg:desc>NBA.A17:NBA.A17 NBA.C17:NBA.C17 NBA.E17:NBA.E17 NBA.G17:NBA.G17 NBA.I17:NBA.I17 NBA.K17:NBA.K17 NBA.M17:NBA.M17 NBA.O17:NBA.O17 NBA.Q17:NBA.Q17</svg:desc>
                </draw:g>
              </table:table-cell>
              <table:table-cell office:value-type="float" office:value="3600">
                <text:p>3600</text:p>
              </table:table-cell>
              <table:table-cell office:value-type="float" office:value="4700">
                <text:p>4700</text:p>
              </table:table-cell>
              <table:table-cell office:value-type="float" office:value="4500">
                <text:p>4500</text:p>
              </table:table-cell>
              <table:table-cell office:value-type="float" office:value="6400">
                <text:p>6400</text:p>
              </table:table-cell>
              <table:table-cell office:value-type="float" office:value="4700">
                <text:p>4700</text:p>
              </table:table-cell>
              <table:table-cell office:value-type="float" office:value="6200">
                <text:p>6200</text:p>
              </table:table-cell>
              <table:table-cell office:value-type="float" office:value="5100">
                <text:p>510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00">
                <text:p>4800</text:p>
                <draw:g>
                  <svg:desc>NBA.A18:NBA.A18 NBA.C18:NBA.C18 NBA.E18:NBA.E18 NBA.G18:NBA.G18 NBA.I18:NBA.I18 NBA.K18:NBA.K18 NBA.M18:NBA.M18 NBA.O18:NBA.O18 NBA.Q18:NBA.Q18</svg:desc>
                </draw:g>
              </table:table-cell>
              <table:table-cell office:value-type="float" office:value="4000">
                <text:p>4000</text:p>
              </table:table-cell>
              <table:table-cell office:value-type="float" office:value="5400">
                <text:p>5400</text:p>
              </table:table-cell>
              <table:table-cell office:value-type="float" office:value="4100">
                <text:p>4100</text:p>
              </table:table-cell>
              <table:table-cell office:value-type="float" office:value="7300">
                <text:p>7300</text:p>
              </table:table-cell>
              <table:table-cell office:value-type="float" office:value="6100">
                <text:p>6100</text:p>
              </table:table-cell>
              <table:table-cell office:value-type="float" office:value="6600">
                <text:p>6600</text:p>
              </table:table-cell>
              <table:table-cell office:value-type="float" office:value="5200">
                <text:p>5200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700">
                <text:p>6700</text:p>
                <draw:g>
                  <svg:desc>NBA.A19:NBA.A19 NBA.C19:NBA.C19 NBA.E19:NBA.E19 NBA.G19:NBA.G19 NBA.I19:NBA.I19 NBA.K19:NBA.K19 NBA.M19:NBA.M19 NBA.O19:NBA.O19 NBA.Q19:NBA.Q19</svg:desc>
                </draw:g>
              </table:table-cell>
              <table:table-cell office:value-type="float" office:value="4100">
                <text:p>4100</text:p>
              </table:table-cell>
              <table:table-cell office:value-type="float" office:value="11400">
                <text:p>11400</text:p>
              </table:table-cell>
              <table:table-cell office:value-type="float" office:value="5500">
                <text:p>5500</text:p>
              </table:table-cell>
              <table:table-cell office:value-type="float" office:value="7800">
                <text:p>7800</text:p>
              </table:table-cell>
              <table:table-cell office:value-type="float" office:value="3500">
                <text:p>3500</text:p>
              </table:table-cell>
              <table:table-cell office:value-type="float" office:value="6200">
                <text:p>6200</text:p>
              </table:table-cell>
              <table:table-cell office:value-type="float" office:value="6100">
                <text:p>610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700">
                <text:p>8700</text:p>
                <draw:g>
                  <svg:desc>NBA.A20:NBA.A20 NBA.C20:NBA.C20 NBA.E20:NBA.E20 NBA.G20:NBA.G20 NBA.I20:NBA.I20 NBA.K20:NBA.K20 NBA.M20:NBA.M20 NBA.O20:NBA.O20 NBA.Q20:NBA.Q20</svg:desc>
                </draw:g>
              </table:table-cell>
              <table:table-cell office:value-type="float" office:value="8400">
                <text:p>8400</text:p>
              </table:table-cell>
              <table:table-cell office:value-type="float" office:value="8600">
                <text:p>8600</text:p>
              </table:table-cell>
              <table:table-cell office:value-type="float" office:value="6300">
                <text:p>6300</text:p>
              </table:table-cell>
              <table:table-cell office:value-type="float" office:value="10000">
                <text:p>10000</text:p>
              </table:table-cell>
              <table:table-cell office:value-type="float" office:value="3500">
                <text:p>3500</text:p>
              </table:table-cell>
              <table:table-cell office:value-type="float" office:value="4100">
                <text:p>4100</text:p>
              </table:table-cell>
              <table:table-cell office:value-type="float" office:value="3500">
                <text:p>350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400">
                <text:p>8400</text:p>
                <draw:g>
                  <svg:desc>NBA.A21:NBA.A21 NBA.C21:NBA.C21 NBA.E21:NBA.E21 NBA.G21:NBA.G21 NBA.I21:NBA.I21 NBA.K21:NBA.K21 NBA.M21:NBA.M21 NBA.O21:NBA.O21 NBA.Q21:NBA.Q21</svg:desc>
                </draw:g>
              </table:table-cell>
              <table:table-cell office:value-type="float" office:value="8300">
                <text:p>8300</text:p>
              </table:table-cell>
              <table:table-cell office:value-type="float" office:value="3700">
                <text:p>3700</text:p>
              </table:table-cell>
              <table:table-cell office:value-type="float" office:value="3500">
                <text:p>3500</text:p>
              </table:table-cell>
              <table:table-cell office:value-type="float" office:value="10300">
                <text:p>10300</text:p>
              </table:table-cell>
              <table:table-cell office:value-type="float" office:value="3500">
                <text:p>3500</text:p>
              </table:table-cell>
              <table:table-cell office:value-type="float" office:value="8300">
                <text:p>8300</text:p>
              </table:table-cell>
              <table:table-cell office:value-type="float" office:value="5600">
                <text:p>5600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00">
                <text:p>4800</text:p>
                <draw:g>
                  <svg:desc>NBA.A22:NBA.A22 NBA.C22:NBA.C22 NBA.E22:NBA.E22 NBA.G22:NBA.G22 NBA.I22:NBA.I22 NBA.K22:NBA.K22 NBA.M22:NBA.M22 NBA.O22:NBA.O22 NBA.Q22:NBA.Q22</svg:desc>
                </draw:g>
              </table:table-cell>
              <table:table-cell office:value-type="float" office:value="3800">
                <text:p>3800</text:p>
              </table:table-cell>
              <table:table-cell office:value-type="float" office:value="6400">
                <text:p>6400</text:p>
              </table:table-cell>
              <table:table-cell office:value-type="float" office:value="4600">
                <text:p>4600</text:p>
              </table:table-cell>
              <table:table-cell office:value-type="float" office:value="10000">
                <text:p>10000</text:p>
              </table:table-cell>
              <table:table-cell office:value-type="float" office:value="6500">
                <text:p>6500</text:p>
              </table:table-cell>
              <table:table-cell office:value-type="float" office:value="7200">
                <text:p>7200</text:p>
              </table:table-cell>
              <table:table-cell office:value-type="float" office:value="5500">
                <text:p>550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000">
                <text:p>9000</text:p>
                <draw:g>
                  <svg:desc>NBA.A8:NBA.A8 NBA.C8:NBA.C8 NBA.E8:NBA.E8 NBA.G8:NBA.G8 NBA.I8:NBA.I8 NBA.K8:NBA.K8 NBA.M8:NBA.M8 NBA.O8:NBA.O8 NBA.Q8:NBA.Q8</svg:desc>
                </draw:g>
              </table:table-cell>
              <table:table-cell office:value-type="float" office:value="4900">
                <text:p>4900</text:p>
              </table:table-cell>
              <table:table-cell office:value-type="float" office:value="4000">
                <text:p>4000</text:p>
              </table:table-cell>
              <table:table-cell office:value-type="float" office:value="3500">
                <text:p>3500</text:p>
              </table:table-cell>
              <table:table-cell office:value-type="float" office:value="8100">
                <text:p>8100</text:p>
              </table:table-cell>
              <table:table-cell office:value-type="float" office:value="7200">
                <text:p>7200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700">
                <text:p>9700</text:p>
                <draw:g>
                  <svg:desc>NBA.A9:NBA.A9 NBA.C9:NBA.C9 NBA.E9:NBA.E9 NBA.G9:NBA.G9 NBA.I9:NBA.I9 NBA.K9:NBA.K9 NBA.M9:NBA.M9 NBA.O9:NBA.O9 NBA.Q9:NBA.Q9</svg:desc>
                </draw:g>
              </table:table-cell>
              <table:table-cell office:value-type="float" office:value="8500">
                <text:p>8500</text:p>
              </table:table-cell>
              <table:table-cell office:value-type="float" office:value="7600">
                <text:p>7600</text:p>
              </table:table-cell>
              <table:table-cell office:value-type="float" office:value="4000">
                <text:p>4000</text:p>
              </table:table-cell>
              <table:table-cell office:value-type="float" office:value="7800">
                <text:p>7800</text:p>
              </table:table-cell>
              <table:table-cell office:value-type="float" office:value="4900">
                <text:p>4900</text:p>
              </table:table-cell>
              <table:table-cell office:value-type="float" office:value="8000">
                <text:p>8000</text:p>
              </table:table-cell>
              <table:table-cell office:value-type="float" office:value="3500">
                <text:p>3500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000">
                <text:p>12000</text:p>
                <draw:g>
                  <svg:desc>NBA.A10:NBA.A10 NBA.C10:NBA.C10 NBA.E10:NBA.E10 NBA.G10:NBA.G10 NBA.I10:NBA.I10 NBA.K10:NBA.K10 NBA.M10:NBA.M10 NBA.O10:NBA.O10 NBA.Q10:NBA.Q10</svg:desc>
                </draw:g>
              </table:table-cell>
              <table:table-cell office:value-type="float" office:value="4200">
                <text:p>4200</text:p>
              </table:table-cell>
              <table:table-cell office:value-type="float" office:value="6900">
                <text:p>6900</text:p>
              </table:table-cell>
              <table:table-cell office:value-type="float" office:value="5400">
                <text:p>5400</text:p>
              </table:table-cell>
              <table:table-cell office:value-type="float" office:value="8300">
                <text:p>8300</text:p>
              </table:table-cell>
              <table:table-cell office:value-type="float" office:value="5600">
                <text:p>5600</text:p>
              </table:table-cell>
              <table:table-cell office:value-type="float" office:value="5100">
                <text:p>5100</text:p>
              </table:table-cell>
              <table:table-cell office:value-type="float" office:value="3600">
                <text:p>36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500">
                <text:p>9500</text:p>
                <draw:g>
                  <svg:desc>NBA.A11:NBA.A11 NBA.C11:NBA.C11 NBA.E11:NBA.E11 NBA.G11:NBA.G11 NBA.I11:NBA.I11 NBA.K11:NBA.K11 NBA.M11:NBA.M11 NBA.O11:NBA.O11 NBA.Q11:NBA.Q11</svg:desc>
                </draw:g>
              </table:table-cell>
              <table:table-cell office:value-type="float" office:value="9100">
                <text:p>9100</text:p>
              </table:table-cell>
              <table:table-cell office:value-type="float" office:value="4500">
                <text:p>4500</text:p>
              </table:table-cell>
              <table:table-cell office:value-type="float" office:value="3600">
                <text:p>3600</text:p>
              </table:table-cell>
              <table:table-cell office:value-type="float" office:value="9700">
                <text:p>9700</text:p>
              </table:table-cell>
              <table:table-cell office:value-type="float" office:value="5700">
                <text:p>5700</text:p>
              </table:table-cell>
              <table:table-cell office:value-type="float" office:value="6000">
                <text:p>6000</text:p>
              </table:table-cell>
              <table:table-cell office:value-type="float" office:value="4700">
                <text:p>470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200">
                <text:p>9200</text:p>
                <draw:g>
                  <svg:desc>NBA.A12:NBA.A12 NBA.C12:NBA.C12 NBA.E12:NBA.E12 NBA.G12:NBA.G12 NBA.I12:NBA.I12 NBA.K12:NBA.K12 NBA.M12:NBA.M12 NBA.O12:NBA.O12 NBA.Q12:NBA.Q12</svg:desc>
                </draw:g>
              </table:table-cell>
              <table:table-cell office:value-type="float" office:value="4700">
                <text:p>4700</text:p>
              </table:table-cell>
              <table:table-cell office:value-type="float" office:value="5100">
                <text:p>5100</text:p>
              </table:table-cell>
              <table:table-cell office:value-type="float" office:value="4800">
                <text:p>4800</text:p>
              </table:table-cell>
              <table:table-cell office:value-type="float" office:value="9900">
                <text:p>9900</text:p>
              </table:table-cell>
              <table:table-cell office:value-type="float" office:value="7800">
                <text:p>7800</text:p>
              </table:table-cell>
              <table:table-cell office:value-type="float" office:value="8000">
                <text:p>8000</text:p>
              </table:table-cell>
              <table:table-cell office:value-type="float" office:value="4800">
                <text:p>480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900">
                <text:p>9900</text:p>
                <draw:g>
                  <svg:desc>NBA.A13:NBA.A13 NBA.C13:NBA.C13 NBA.E13:NBA.E13 NBA.G13:NBA.G13 NBA.I13:NBA.I13 NBA.K13:NBA.K13 NBA.M13:NBA.M13 NBA.O13:NBA.O13 NBA.Q13:NBA.Q13</svg:desc>
                </draw:g>
              </table:table-cell>
              <table:table-cell office:value-type="float" office:value="6300">
                <text:p>6300</text:p>
              </table:table-cell>
              <table:table-cell office:value-type="float" office:value="7000">
                <text:p>7000</text:p>
              </table:table-cell>
              <table:table-cell office:value-type="float" office:value="4200">
                <text:p>4200</text:p>
              </table:table-cell>
              <table:table-cell office:value-type="float" office:value="6300">
                <text:p>6300</text:p>
              </table:table-cell>
              <table:table-cell office:value-type="float" office:value="4000">
                <text:p>4000</text:p>
              </table:table-cell>
              <table:table-cell office:value-type="float" office:value="8700">
                <text:p>8700</text:p>
              </table:table-cell>
              <table:table-cell office:value-type="float" office:value="5000">
                <text:p>500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200">
                <text:p>9200</text:p>
                <draw:g>
                  <svg:desc>NBA.A14:NBA.A14 NBA.C14:NBA.C14 NBA.E14:NBA.E14 NBA.G14:NBA.G14 NBA.I14:NBA.I14 NBA.K14:NBA.K14 NBA.M14:NBA.M14 NBA.O14:NBA.O14 NBA.Q14:NBA.Q14</svg:desc>
                </draw:g>
              </table:table-cell>
              <table:table-cell office:value-type="float" office:value="7400">
                <text:p>7400</text:p>
              </table:table-cell>
              <table:table-cell office:value-type="float" office:value="5800">
                <text:p>5800</text:p>
              </table:table-cell>
              <table:table-cell office:value-type="float" office:value="4600">
                <text:p>4600</text:p>
              </table:table-cell>
              <table:table-cell office:value-type="float" office:value="8000">
                <text:p>8000</text:p>
              </table:table-cell>
              <table:table-cell office:value-type="float" office:value="4700">
                <text:p>4700</text:p>
              </table:table-cell>
              <table:table-cell office:value-type="float" office:value="3700">
                <text:p>3700</text:p>
              </table:table-cell>
              <table:table-cell office:value-type="float" office:value="3600">
                <text:p>3600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700">
                <text:p>8700</text:p>
                <draw:g>
                  <svg:desc>NBA.A15:NBA.A15 NBA.C15:NBA.C15 NBA.E15:NBA.E15 NBA.G15:NBA.G15 NBA.I15:NBA.I15 NBA.K15:NBA.K15 NBA.M15:NBA.M15 NBA.O15:NBA.O15 NBA.Q15:NBA.Q15</svg:desc>
                </draw:g>
              </table:table-cell>
              <table:table-cell office:value-type="float" office:value="6400">
                <text:p>6400</text:p>
              </table:table-cell>
              <table:table-cell office:value-type="float" office:value="6300">
                <text:p>6300</text:p>
              </table:table-cell>
              <table:table-cell office:value-type="float" office:value="6000">
                <text:p>6000</text:p>
              </table:table-cell>
              <table:table-cell office:value-type="float" office:value="9600">
                <text:p>9600</text:p>
              </table:table-cell>
              <table:table-cell office:value-type="float" office:value="7900">
                <text:p>7900</text:p>
              </table:table-cell>
              <table:table-cell office:value-type="float" office:value="6200">
                <text:p>6200</text:p>
              </table:table-cell>
              <table:table-cell office:value-type="float" office:value="3500">
                <text:p>350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00">
                <text:p>7000</text:p>
                <draw:g>
                  <svg:desc>NBA.A4:NBA.A4 NBA.C4:NBA.C4 NBA.E4:NBA.E4 NBA.G4:NBA.G4 NBA.I4:NBA.I4 NBA.K4:NBA.K4 NBA.M4:NBA.M4 NBA.O4:NBA.O4 NBA.Q4:NBA.Q4</svg:desc>
                </draw:g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4300">
                <text:p>4300</text:p>
              </table:table-cell>
              <table:table-cell office:value-type="float" office:value="9200">
                <text:p>9200</text:p>
              </table:table-cell>
              <table:table-cell office:value-type="float" office:value="7600">
                <text:p>7600</text:p>
              </table:table-cell>
              <table:table-cell office:value-type="float" office:value="5600">
                <text:p>5600</text:p>
              </table:table-cell>
              <table:table-cell office:value-type="float" office:value="3600">
                <text:p>360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100">
                <text:p>9100</text:p>
                <draw:g>
                  <svg:desc>NBA.A5:NBA.A5 NBA.C5:NBA.C5 NBA.E5:NBA.E5 NBA.G5:NBA.G5 NBA.I5:NBA.I5 NBA.K5:NBA.K5 NBA.M5:NBA.M5 NBA.O5:NBA.O5 NBA.Q5:NBA.Q5</svg:desc>
                </draw:g>
              </table:table-cell>
              <table:table-cell office:value-type="float" office:value="7000">
                <text:p>7000</text:p>
              </table:table-cell>
              <table:table-cell office:value-type="float" office:value="5900">
                <text:p>5900</text:p>
              </table:table-cell>
              <table:table-cell office:value-type="float" office:value="3800">
                <text:p>3800</text:p>
              </table:table-cell>
              <table:table-cell office:value-type="float" office:value="10200">
                <text:p>10200</text:p>
              </table:table-cell>
              <table:table-cell office:value-type="float" office:value="8300">
                <text:p>8300</text:p>
              </table:table-cell>
              <table:table-cell office:value-type="float" office:value="7900">
                <text:p>7900</text:p>
              </table:table-cell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100">
                <text:p>9100</text:p>
                <draw:g>
                  <svg:desc>NBA.A6:NBA.A6 NBA.C6:NBA.C6 NBA.E6:NBA.E6 NBA.G6:NBA.G6 NBA.I6:NBA.I6 NBA.K6:NBA.K6 NBA.M6:NBA.M6 NBA.O6:NBA.O6 NBA.Q6:NBA.Q6</svg:desc>
                </draw:g>
              </table:table-cell>
              <table:table-cell office:value-type="float" office:value="6000">
                <text:p>6000</text:p>
              </table:table-cell>
              <table:table-cell office:value-type="float" office:value="7200">
                <text:p>7200</text:p>
              </table:table-cell>
              <table:table-cell office:value-type="float" office:value="3500">
                <text:p>3500</text:p>
              </table:table-cell>
              <table:table-cell office:value-type="float" office:value="8100">
                <text:p>8100</text:p>
              </table:table-cell>
              <table:table-cell office:value-type="float" office:value="3500">
                <text:p>3500</text:p>
              </table:table-cell>
              <table:table-cell office:value-type="float" office:value="7900">
                <text:p>7900</text:p>
              </table:table-cell>
              <table:table-cell office:value-type="float" office:value="6400">
                <text:p>6400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000">
                <text:p>8000</text:p>
                <draw:g>
                  <svg:desc>NBA.A7:NBA.A7 NBA.C7:NBA.C7 NBA.E7:NBA.E7 NBA.G7:NBA.G7 NBA.I7:NBA.I7 NBA.K7:NBA.K7 NBA.M7:NBA.M7 NBA.O7:NBA.O7 NBA.Q7:NBA.Q7</svg:desc>
                </draw:g>
              </table:table-cell>
              <table:table-cell office:value-type="float" office:value="6500">
                <text:p>6500</text:p>
              </table:table-cell>
              <table:table-cell office:value-type="float" office:value="6000">
                <text:p>6000</text:p>
              </table:table-cell>
              <table:table-cell office:value-type="float" office:value="3500">
                <text:p>3500</text:p>
              </table:table-cell>
              <table:table-cell office:value-type="float" office:value="7300">
                <text:p>7300</text:p>
              </table:table-cell>
              <table:table-cell office:value-type="float" office:value="4200">
                <text:p>4200</text:p>
              </table:table-cell>
              <table:table-cell office:value-type="float" office:value="7400">
                <text:p>7400</text:p>
              </table:table-cell>
              <table:table-cell office:value-type="float" office:value="4700">
                <text:p>4700</text:p>
              </table:table-cell>
              <table:table-cell office:value-type="float" office:value="11200">
                <text:p>112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